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4.787cm" style:rel-column-width="18454*"/>
    </style:style>
    <style:style style:name="Table11.B" style:family="table-column">
      <style:table-column-properties style:column-width="12.213cm" style:rel-column-width="47081*"/>
    </style:style>
    <style:style style:name="Table1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bottom="0.002cm 0.035cm 0.002cm" fo:padding="0.097cm" fo:border-left="0.002cm solid #000000" fo:border-right="none"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fo:padding="0.097cm" fo:border-left="0.002cm solid #000000" fo:border-right="none"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B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2.E1" style:family="table-cell">
      <style:table-cell-properties fo:background-color="#e6e6e6" style:border-line-width-left="0.002cm 0.035cm 0.002cm" style:border-line-width-bottom="0.002cm 0.035cm 0.002cm" fo:padding="0.097cm" fo:border-left="0.039cm double #000000" fo:border-right="0.002cm solid #000000" fo:border-top="0.002cm solid #000000" fo:border-bottom="0.039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11cm" fo:margin-left="0cm" fo:margin-right="-0.011cm" table:align="margins"/>
    </style:style>
    <style:style style:name="Table8.A" style:family="table-column">
      <style:table-column-properties style:column-width="4.736cm" style:rel-column-width="18245*"/>
    </style:style>
    <style:style style:name="Table8.B" style:family="table-column">
      <style:table-column-properties style:column-width="1.732cm" style:rel-column-width="6673*"/>
    </style:style>
    <style:style style:name="Table8.D" style:family="table-column">
      <style:table-column-properties style:column-width="2.667cm" style:rel-column-width="10274*"/>
    </style:style>
    <style:style style:name="Table8.E" style:family="table-column">
      <style:table-column-properties style:column-width="1.67cm" style:rel-column-width="6435*"/>
    </style:style>
    <style:style style:name="Table8.G" style:family="table-column">
      <style:table-column-properties style:column-width="2.803cm" style:rel-column-width="10800*"/>
    </style:style>
    <style:style style:name="Table8.A1" style:family="table-cell">
      <style:table-cell-properties fo:background-color="#e6e6e6" style:border-line-width-right="0.002cm 0.088cm 0.002cm" fo:padding="0.097cm" fo:border-left="0.002cm solid #000000" fo:border-right="0.092cm double #000000" fo:border-top="0.002cm solid #000000" fo:border-bottom="0.002cm solid #000000">
        <style:background-image/>
      </style:table-cell-properties>
    </style:style>
    <style:style style:name="Table8.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e6e6e6" fo:padding="0.097cm" fo:border="0.002cm solid #000000">
        <style:background-image/>
      </style:table-cell-properties>
    </style:style>
    <style:style style:name="Table8.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hadow="none"/>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hadow="none"/>
    </style:style>
    <style:style style:name="Table7.A" style:family="table-column">
      <style:table-column-properties style:column-width="2cm" style:rel-column-width="1134*"/>
    </style:style>
    <style:style style:name="Table7.B" style:family="table-column">
      <style:table-column-properties style:column-width="3.75cm" style:rel-column-width="2126*"/>
    </style:style>
    <style:style style:name="Table7.D" style:family="table-column">
      <style:table-column-properties style:column-width="1.877cm" style:rel-column-width="1064*"/>
    </style:style>
    <style:style style:name="Table7.E" style:family="table-column">
      <style:table-column-properties style:column-width="1.873cm" style:rel-column-width="1062*"/>
    </style:style>
    <style:style style:name="Table7.A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4.I1" style:family="table-cell" style:data-style-name="N0">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4.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5.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6.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0" style:family="table">
      <style:table-properties style:width="16.955cm" fo:margin-left="0cm" fo:margin-right="0.046cm" table:align="margins"/>
    </style:style>
    <style:style style:name="Table10.A" style:family="table-column">
      <style:table-column-properties style:column-width="1.826cm" style:rel-column-width="7056*"/>
    </style:style>
    <style:style style:name="Table10.B" style:family="table-column">
      <style:table-column-properties style:column-width="1.111cm" style:rel-column-width="4295*"/>
    </style:style>
    <style:style style:name="Table10.C" style:family="table-column">
      <style:table-column-properties style:column-width="1.217cm" style:rel-column-width="4704*"/>
    </style:style>
    <style:style style:name="Table10.D" style:family="table-column">
      <style:table-column-properties style:column-width="1.376cm" style:rel-column-width="5318*"/>
    </style:style>
    <style:style style:name="Table10.E" style:family="table-column">
      <style:table-column-properties style:column-width="1.138cm" style:rel-column-width="4397*"/>
    </style:style>
    <style:style style:name="Table10.F" style:family="table-column">
      <style:table-column-properties style:column-width="1.693cm" style:rel-column-width="6545*"/>
    </style:style>
    <style:style style:name="Table10.G" style:family="table-column">
      <style:table-column-properties style:column-width="8.594cm" style:rel-column-width="33220*"/>
    </style:style>
    <style:style style:name="Table10.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G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0.B2" style:family="table-cell">
      <style:table-cell-properties fo:background-color="#e6e6e6" style:border-line-width-bottom="0.002cm 0.088cm 0.002cm" fo:padding="0.097cm" fo:border-left="0.002cm solid #000000" fo:border-right="none" fo:border-top="none" fo:border-bottom="0.092cm double #000000">
        <style:background-image/>
      </style:table-cell-properties>
    </style:style>
    <style:style style:name="Table10.A3" style:family="table-cell">
      <style:table-cell-properties style:border-line-width-right="0.002cm 0.088cm 0.002cm" fo:padding="0.097cm" fo:border-left="0.002cm solid #000000" fo:border-right="0.092cm double #000000" fo:border-top="none" fo:border-bottom="0.002cm solid #000000"/>
    </style:style>
    <style:style style:name="Table10.B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E3" style:family="table-cell" style:data-style-name="N0">
      <style:table-cell-properties style:border-line-width-right="0.002cm 0.088cm 0.002cm" fo:padding="0.097cm" fo:border-left="0.002cm solid #000000" fo:border-right="0.092cm double #000000" fo:border-top="none" fo:border-bottom="0.002cm solid #000000"/>
    </style:style>
    <style:style style:name="Table10.F3" style:family="table-cell">
      <style:table-cell-properties fo:padding="0.097cm" fo:border-left="0.002cm solid #000000" fo:border-right="none" fo:border-top="none" fo:border-bottom="0.002cm solid #000000"/>
    </style:style>
    <style:style style:name="Table10.G3" style:family="table-cell">
      <style:table-cell-properties fo:padding="0.097cm" fo:border-left="0.002cm solid #000000" fo:border-right="0.002cm solid #000000" fo:border-top="none" fo:border-bottom="0.002cm solid #000000"/>
    </style:style>
    <style:style style:name="Table10.B5" style:family="table-cell" style:data-style-name="N0">
      <style:table-cell-properties fo:padding="0.097cm" fo:border-left="0.002cm solid #000000" fo:border-right="none" fo:border-top="none" fo:border-bottom="0.002cm solid #000000"/>
    </style:style>
    <style:style style:name="Table10.C5" style:family="table-cell" style:data-style-name="N0">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10.B10" style:family="table-cell">
      <style:table-cell-properties fo:background-color="#e6e6e6" fo:padding="0.097cm" fo:border-left="0.002cm solid #000000" fo:border-right="none" fo:border-top="none" fo:border-bottom="0.002cm solid #000000">
        <style:background-image/>
      </style:table-cell-properties>
    </style:style>
    <style:style style:name="Table10.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0.E10" style:family="table-cell">
      <style:table-cell-properties fo:background-color="transparent" style:border-line-width-right="0.002cm 0.088cm 0.002cm" fo:padding="0.097cm" fo:border-left="0.002cm solid #000000" fo:border-right="0.092cm double #000000" fo:border-top="none" fo:border-bottom="0.002cm solid #000000">
        <style:background-image/>
      </style:table-cell-properties>
    </style:style>
    <style:style style:name="Table10.E11" style:family="table-cell" style:data-style-name="N0">
      <style:table-cell-properties fo:background-color="transparent" style:border-line-width-right="0.002cm 0.088cm 0.002cm" fo:padding="0.097cm" fo:border-left="0.002cm solid #000000" fo:border-right="0.092cm double #000000" fo:border-top="none" fo:border-bottom="0.002cm solid #000000">
        <style:background-image/>
      </style:table-cell-properties>
    </style:style>
    <style:style style:name="Table9" style:family="table">
      <style:table-properties style:width="16.953cm" fo:margin-left="0cm" fo:margin-right="0.048cm" table:align="margins"/>
    </style:style>
    <style:style style:name="Table9.A" style:family="table-column">
      <style:table-column-properties style:column-width="1.796cm" style:rel-column-width="6941*"/>
    </style:style>
    <style:style style:name="Table9.B" style:family="table-column">
      <style:table-column-properties style:column-width="1.263cm" style:rel-column-width="4882*"/>
    </style:style>
    <style:style style:name="Table9.M" style:family="table-column">
      <style:table-column-properties style:column-width="1.265cm" style:rel-column-width="4892*"/>
    </style:style>
    <style:style style:name="Table9.A1" style:family="table-cell">
      <style:table-cell-properties fo:background-color="#e6e6e6" style:border-line-width-right="0.002cm 0.088cm 0.002cm" fo:padding="0.097cm" fo:border-left="0.002cm solid #000000" fo:border-right="0.092cm double #000000" fo:border-top="0.002cm solid #000000" fo:border-bottom="0.002cm solid #000000">
        <style:background-image/>
      </style:table-cell-properties>
    </style:style>
    <style:style style:name="Table9.I1" style:family="table-cell">
      <style:table-cell-properties fo:background-color="#e6e6e6" fo:padding="0.097cm" fo:border="0.002cm solid #000000">
        <style:background-image/>
      </style:table-cell-properties>
    </style:style>
    <style:style style:name="Table9.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9.B2" style:family="table-cell">
      <style:table-cell-properties fo:background-color="#e6e6e6" fo:padding="0.097cm" fo:border-left="0.002cm solid #000000" fo:border-right="none" fo:border-top="none" fo:border-bottom="0.002cm solid #000000">
        <style:background-image/>
      </style:table-cell-properties>
    </style:style>
    <style:style style:name="Table9.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A4" style:family="table-cell">
      <style:table-cell-properties style:border-line-width-right="0.002cm 0.088cm 0.002cm" fo:padding="0.097cm" fo:border-left="0.002cm solid #000000" fo:border-right="0.092cm double #000000" fo:border-top="none" fo:border-bottom="0.002cm solid #000000"/>
    </style:style>
    <style:style style:name="Table9.B4" style:family="table-cell" style:data-style-name="N0">
      <style:table-cell-properties fo:padding="0.097cm" fo:border-left="0.002cm solid #000000" fo:border-right="none" fo:border-top="none" fo:border-bottom="0.002cm solid #000000"/>
    </style:style>
    <style:style style:name="Table9.H4" style:family="table-cell" style:data-style-name="N0">
      <style:table-cell-properties style:border-line-width-right="0.002cm 0.088cm 0.002cm" fo:padding="0.097cm" fo:border-left="0.002cm solid #000000" fo:border-right="0.092cm double #000000" fo:border-top="none" fo:border-bottom="0.002cm solid #000000"/>
    </style:style>
    <style:style style:name="Table9.M4" style:family="table-cell" style:data-style-name="N0">
      <style:table-cell-properties fo:padding="0.097cm" fo:border-left="0.002cm solid #000000" fo:border-right="0.002cm solid #000000" fo:border-top="none" fo:border-bottom="0.002cm solid #000000"/>
    </style:style>
    <style:style style:name="Table12" style:family="table">
      <style:table-properties style:width="17cm" table:align="margins" style:shadow="none"/>
    </style:style>
    <style:style style:name="Table12.A" style:family="table-column">
      <style:table-column-properties style:column-width="2cm" style:rel-column-width="1134*"/>
    </style:style>
    <style:style style:name="Table12.B" style:family="table-column">
      <style:table-column-properties style:column-width="7.5cm" style:rel-column-width="4252*"/>
    </style:style>
    <style:style style:name="Table12.C" style:family="table-column">
      <style:table-column-properties style:column-width="3.75cm" style:rel-column-width="2126*"/>
    </style:style>
    <style:style style:name="Table12.A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fo:padding="0.097cm" fo:border-left="0.002cm solid #000000" fo:border-right="none"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0ef393"/>
    </style:style>
    <style:style style:name="P4" style:family="paragraph" style:parent-style-name="Table_20_Contents">
      <style:paragraph-properties fo:text-align="justify" style:justify-single-word="false"/>
      <style:text-properties officeooo:paragraph-rsid="00169342"/>
    </style:style>
    <style:style style:name="P5" style:family="paragraph" style:parent-style-name="Table_20_Contents">
      <style:paragraph-properties fo:text-align="justify" style:justify-single-word="false"/>
      <style:text-properties officeooo:paragraph-rsid="001fd4d7"/>
    </style:style>
    <style:style style:name="P6" style:family="paragraph" style:parent-style-name="Table_20_Contents">
      <style:paragraph-properties fo:text-align="justify" style:justify-single-word="false"/>
      <style:text-properties officeooo:paragraph-rsid="0021d2eb"/>
    </style:style>
    <style:style style:name="P7" style:family="paragraph" style:parent-style-name="Table_20_Contents">
      <style:paragraph-properties fo:text-align="justify" style:justify-single-word="false"/>
      <style:text-properties officeooo:paragraph-rsid="0027516a"/>
    </style:style>
    <style:style style:name="P8" style:family="paragraph" style:parent-style-name="Table_20_Contents">
      <style:paragraph-properties fo:text-align="justify" style:justify-single-word="false"/>
      <style:text-properties officeooo:paragraph-rsid="002a8be2"/>
    </style:style>
    <style:style style:name="P9" style:family="paragraph" style:parent-style-name="Table_20_Contents">
      <style:paragraph-properties fo:text-align="justify" style:justify-single-word="false"/>
      <style:text-properties officeooo:paragraph-rsid="002c0bca"/>
    </style:style>
    <style:style style:name="P10" style:family="paragraph" style:parent-style-name="Table_20_Contents">
      <style:paragraph-properties fo:text-align="justify" style:justify-single-word="false"/>
      <style:text-properties officeooo:paragraph-rsid="002ba61c"/>
    </style:style>
    <style:style style:name="P11" style:family="paragraph" style:parent-style-name="Table_20_Contents">
      <style:paragraph-properties fo:text-align="justify" style:justify-single-word="false"/>
      <style:text-properties officeooo:paragraph-rsid="0037cd82"/>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justify" style:justify-single-word="false"/>
      <style:text-properties style:font-name="Times New Roman2"/>
    </style:style>
    <style:style style:name="P15"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16" style:family="paragraph" style:parent-style-name="Table_20_Contents">
      <style:paragraph-properties fo:text-align="end" style:justify-single-word="false"/>
      <style:text-properties style:font-name="Times New Roman2" officeooo:paragraph-rsid="00169342" style:font-name-asian="Times New Roman2" style:font-name-complex="Times New Roman2"/>
    </style:style>
    <style:style style:name="P17" style:family="paragraph" style:parent-style-name="Table_20_Contents">
      <style:paragraph-properties fo:text-align="justify" style:justify-single-word="false"/>
      <style:text-properties style:font-name="Times New Roman2" officeooo:rsid="00072937" officeooo:paragraph-rsid="00072937"/>
    </style:style>
    <style:style style:name="P18" style:family="paragraph" style:parent-style-name="Table_20_Contents">
      <style:paragraph-properties fo:text-align="justify" style:justify-single-word="false"/>
      <style:text-properties style:font-name="Times New Roman2" officeooo:rsid="000ad027" officeooo:paragraph-rsid="000ad027"/>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justify" style:justify-single-word="false"/>
      <style:text-properties officeooo:rsid="0004816b" officeooo:paragraph-rsid="0004816b"/>
    </style:style>
    <style:style style:name="P21" style:family="paragraph" style:parent-style-name="Table_20_Contents">
      <style:paragraph-properties fo:text-align="justify" style:justify-single-word="false"/>
      <style:text-properties officeooo:rsid="0013ffe2" officeooo:paragraph-rsid="0013ffe2"/>
    </style:style>
    <style:style style:name="P22" style:family="paragraph" style:parent-style-name="Table_20_Contents">
      <style:paragraph-properties fo:text-align="justify" style:justify-single-word="false"/>
      <style:text-properties officeooo:rsid="000f9cba" officeooo:paragraph-rsid="000f9cba"/>
    </style:style>
    <style:style style:name="P23" style:family="paragraph" style:parent-style-name="Table_20_Contents">
      <style:paragraph-properties fo:text-align="justify" style:justify-single-word="false"/>
      <style:text-properties officeooo:rsid="0014b1dc" officeooo:paragraph-rsid="0014b1dc"/>
    </style:style>
    <style:style style:name="P24" style:family="paragraph" style:parent-style-name="Table_20_Contents">
      <style:paragraph-properties fo:text-align="justify" style:justify-single-word="false"/>
      <style:text-properties officeooo:rsid="000ef393" officeooo:paragraph-rsid="000ef393"/>
    </style:style>
    <style:style style:name="P25" style:family="paragraph" style:parent-style-name="Table_20_Contents">
      <style:paragraph-properties fo:text-align="justify" style:justify-single-word="false"/>
      <style:text-properties officeooo:rsid="000ef393" officeooo:paragraph-rsid="002a8be2"/>
    </style:style>
    <style:style style:name="P26" style:family="paragraph" style:parent-style-name="Table_20_Contents">
      <style:paragraph-properties fo:text-align="end" style:justify-single-word="false"/>
      <style:text-properties officeooo:rsid="0010f58a"/>
    </style:style>
    <style:style style:name="P27" style:family="paragraph" style:parent-style-name="Table_20_Contents">
      <style:paragraph-properties fo:text-align="justify" style:justify-single-word="false"/>
      <style:text-properties officeooo:rsid="000ced1c" officeooo:paragraph-rsid="000ced1c"/>
    </style:style>
    <style:style style:name="P28" style:family="paragraph" style:parent-style-name="Table_20_Contents">
      <style:paragraph-properties fo:text-align="justify" style:justify-single-word="false"/>
      <style:text-properties officeooo:rsid="000ced1c" officeooo:paragraph-rsid="00169342"/>
    </style:style>
    <style:style style:name="P29" style:family="paragraph" style:parent-style-name="Table_20_Contents">
      <style:text-properties officeooo:rsid="000ced1c" officeooo:paragraph-rsid="000ced1c"/>
    </style:style>
    <style:style style:name="P30" style:family="paragraph" style:parent-style-name="Table_20_Contents">
      <style:paragraph-properties fo:text-align="justify" style:justify-single-word="false"/>
      <style:text-properties officeooo:rsid="0006527a" officeooo:paragraph-rsid="0006527a"/>
    </style:style>
    <style:style style:name="P31" style:family="paragraph" style:parent-style-name="Table_20_Contents">
      <style:paragraph-properties fo:text-align="justify" style:justify-single-word="false"/>
      <style:text-properties officeooo:rsid="000ad027" officeooo:paragraph-rsid="000ad027"/>
    </style:style>
    <style:style style:name="P32" style:family="paragraph" style:parent-style-name="Table_20_Contents">
      <style:text-properties officeooo:rsid="000ad027" officeooo:paragraph-rsid="002a8be2"/>
    </style:style>
    <style:style style:name="P33" style:family="paragraph" style:parent-style-name="Table_20_Contents">
      <style:paragraph-properties fo:text-align="justify" style:justify-single-word="false"/>
      <style:text-properties officeooo:rsid="00072937" officeooo:paragraph-rsid="00072937"/>
    </style:style>
    <style:style style:name="P34" style:family="paragraph" style:parent-style-name="Table_20_Contents">
      <style:paragraph-properties fo:text-align="justify" style:justify-single-word="false"/>
      <style:text-properties officeooo:rsid="00079e60" officeooo:paragraph-rsid="00079e60"/>
    </style:style>
    <style:style style:name="P35" style:family="paragraph" style:parent-style-name="Table_20_Contents">
      <style:paragraph-properties fo:text-align="justify" style:justify-single-word="false"/>
      <style:text-properties officeooo:rsid="000c1dbe" officeooo:paragraph-rsid="000c1dbe"/>
    </style:style>
    <style:style style:name="P36" style:family="paragraph" style:parent-style-name="Table_20_Contents">
      <style:paragraph-properties fo:text-align="justify" style:justify-single-word="false"/>
      <style:text-properties officeooo:rsid="000681be" officeooo:paragraph-rsid="000681be"/>
    </style:style>
    <style:style style:name="P37" style:family="paragraph" style:parent-style-name="Table_20_Contents">
      <style:paragraph-properties fo:text-align="justify" style:justify-single-word="false"/>
      <style:text-properties officeooo:rsid="0005fc00" officeooo:paragraph-rsid="0005fc00"/>
    </style:style>
    <style:style style:name="P38" style:family="paragraph" style:parent-style-name="Table_20_Contents">
      <style:paragraph-properties fo:text-align="justify" style:justify-single-word="false"/>
      <style:text-properties officeooo:rsid="000df523" officeooo:paragraph-rsid="000df523"/>
    </style:style>
    <style:style style:name="P39" style:family="paragraph" style:parent-style-name="Table_20_Contents">
      <style:text-properties officeooo:paragraph-rsid="001b284d"/>
    </style:style>
    <style:style style:name="P40" style:family="paragraph" style:parent-style-name="Table_20_Contents">
      <style:text-properties officeooo:rsid="001b284d" officeooo:paragraph-rsid="001b284d"/>
    </style:style>
    <style:style style:name="P41" style:family="paragraph" style:parent-style-name="Table_20_Contents">
      <style:paragraph-properties fo:text-align="end" style:justify-single-word="false"/>
      <style:text-properties officeooo:rsid="00169342" officeooo:paragraph-rsid="00169342"/>
    </style:style>
    <style:style style:name="P42" style:family="paragraph" style:parent-style-name="Table_20_Contents">
      <style:text-properties officeooo:paragraph-rsid="0023049e"/>
    </style:style>
    <style:style style:name="P43" style:family="paragraph" style:parent-style-name="Table_20_Contents">
      <style:text-properties officeooo:paragraph-rsid="0027516a"/>
    </style:style>
    <style:style style:name="P44" style:family="paragraph" style:parent-style-name="Table_20_Contents">
      <style:text-properties officeooo:paragraph-rsid="002a8be2"/>
    </style:style>
    <style:style style:name="P45" style:family="paragraph" style:parent-style-name="Table_20_Contents">
      <style:paragraph-properties fo:text-align="justify" style:justify-single-word="false"/>
      <style:text-properties officeooo:rsid="002ba61c" officeooo:paragraph-rsid="002ba61c"/>
    </style:style>
    <style:style style:name="P46" style:family="paragraph" style:parent-style-name="Table_20_Contents">
      <style:paragraph-properties fo:text-align="justify" style:justify-single-word="false"/>
      <style:text-properties officeooo:rsid="002c0bca" officeooo:paragraph-rsid="002c0bca"/>
    </style:style>
    <style:style style:name="P47" style:family="paragraph" style:parent-style-name="Table_20_Contents">
      <style:paragraph-properties fo:text-align="justify" style:justify-single-word="false"/>
      <style:text-properties officeooo:rsid="001fd4d7" officeooo:paragraph-rsid="001fd4d7"/>
    </style:style>
    <style:style style:name="P48" style:family="paragraph" style:parent-style-name="Table_20_Contents">
      <style:paragraph-properties fo:text-align="justify" style:justify-single-word="false"/>
      <style:text-properties officeooo:rsid="001fd4d7" officeooo:paragraph-rsid="0021d2eb"/>
    </style:style>
    <style:style style:name="P49" style:family="paragraph" style:parent-style-name="Table_20_Contents">
      <style:paragraph-properties fo:text-align="justify" style:justify-single-word="false"/>
      <style:text-properties officeooo:rsid="0021d2eb" officeooo:paragraph-rsid="0021d2eb"/>
    </style:style>
    <style:style style:name="P50" style:family="paragraph" style:parent-style-name="Table_20_Contents">
      <style:paragraph-properties fo:text-align="justify" style:justify-single-word="false"/>
      <style:text-properties officeooo:rsid="0023c164" officeooo:paragraph-rsid="0023c164"/>
    </style:style>
    <style:style style:name="P51" style:family="paragraph" style:parent-style-name="Table_20_Contents">
      <style:paragraph-properties fo:text-align="justify" style:justify-single-word="false"/>
      <style:text-properties officeooo:rsid="0023049e" officeooo:paragraph-rsid="0023049e"/>
    </style:style>
    <style:style style:name="P52" style:family="paragraph" style:parent-style-name="Table_20_Contents">
      <style:paragraph-properties fo:text-align="end" style:justify-single-word="false"/>
      <style:text-properties officeooo:rsid="002a8be2" officeooo:paragraph-rsid="002a8be2"/>
    </style:style>
    <style:style style:name="P53" style:family="paragraph" style:parent-style-name="Table_20_Contents">
      <style:text-properties officeooo:rsid="002a8be2" officeooo:paragraph-rsid="002a8be2"/>
    </style:style>
    <style:style style:name="P54" style:family="paragraph" style:parent-style-name="Table_20_Contents">
      <style:text-properties officeooo:rsid="00181e69" officeooo:paragraph-rsid="00181e69"/>
    </style:style>
    <style:style style:name="P55" style:family="paragraph" style:parent-style-name="Table_20_Contents">
      <style:text-properties officeooo:rsid="00181e69" officeooo:paragraph-rsid="00326ad2"/>
    </style:style>
    <style:style style:name="P56" style:family="paragraph" style:parent-style-name="Table_20_Contents">
      <style:text-properties officeooo:paragraph-rsid="00344f00"/>
    </style:style>
    <style:style style:name="P57" style:family="paragraph" style:parent-style-name="Table_20_Contents">
      <style:text-properties officeooo:rsid="00326ad2" officeooo:paragraph-rsid="00326ad2"/>
    </style:style>
    <style:style style:name="P5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9" style:family="paragraph" style:parent-style-name="Standard">
      <style:paragraph-properties fo:text-align="center" style:justify-single-word="false"/>
      <style:text-properties fo:font-size="16pt" fo:font-weight="bold" officeooo:paragraph-rsid="002ba61c"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2ba61c" officeooo:paragraph-rsid="002ba61c" style:font-size-asian="16pt" style:font-weight-asian="bold" style:font-size-complex="16pt" style:font-weight-complex="bold"/>
    </style:style>
    <style:style style:name="P61" style:family="paragraph" style:parent-style-name="Table">
      <style:paragraph-properties fo:keep-with-next="always"/>
    </style:style>
    <style:style style:name="P62" style:family="paragraph" style:parent-style-name="Table">
      <style:paragraph-properties fo:keep-with-next="always"/>
      <style:text-properties officeooo:paragraph-rsid="0027516a"/>
    </style:style>
    <style:style style:name="P63" style:family="paragraph" style:parent-style-name="Text_20_body">
      <style:text-properties officeooo:paragraph-rsid="0013ffe2"/>
    </style:style>
    <style:style style:name="P64" style:family="paragraph" style:parent-style-name="Text_20_body">
      <style:text-properties officeooo:rsid="0013ffe2" officeooo:paragraph-rsid="0013ffe2"/>
    </style:style>
    <style:style style:name="P65" style:family="paragraph" style:parent-style-name="Text_20_body">
      <style:text-properties officeooo:paragraph-rsid="00169342"/>
    </style:style>
    <style:style style:name="P66" style:family="paragraph" style:parent-style-name="Text_20_body">
      <style:text-properties officeooo:paragraph-rsid="001b284d"/>
    </style:style>
    <style:style style:name="P67" style:family="paragraph" style:parent-style-name="Text_20_body">
      <style:text-properties officeooo:paragraph-rsid="001cd5e0"/>
    </style:style>
    <style:style style:name="P68" style:family="paragraph" style:parent-style-name="Text_20_body">
      <style:text-properties officeooo:rsid="001e9031" officeooo:paragraph-rsid="002aef7c"/>
    </style:style>
    <style:style style:name="P69" style:family="paragraph" style:parent-style-name="Text_20_body">
      <style:text-properties officeooo:rsid="001b284d" officeooo:paragraph-rsid="001b284d"/>
    </style:style>
    <style:style style:name="P70" style:family="paragraph" style:parent-style-name="Text_20_body">
      <style:text-properties officeooo:paragraph-rsid="001fd4d7"/>
    </style:style>
    <style:style style:name="P71" style:family="paragraph" style:parent-style-name="Text_20_body">
      <style:text-properties officeooo:paragraph-rsid="0025aa62"/>
    </style:style>
    <style:style style:name="P72" style:family="paragraph" style:parent-style-name="Text_20_body">
      <style:text-properties officeooo:paragraph-rsid="002ba61c"/>
    </style:style>
    <style:style style:name="P73" style:family="paragraph" style:parent-style-name="Text_20_body">
      <style:text-properties officeooo:rsid="001fd4d7" officeooo:paragraph-rsid="001fd4d7"/>
    </style:style>
    <style:style style:name="P74" style:family="paragraph" style:parent-style-name="Text_20_body">
      <style:text-properties officeooo:rsid="002a8be2" officeooo:paragraph-rsid="002a8be2"/>
    </style:style>
    <style:style style:name="P75" style:family="paragraph" style:parent-style-name="Text_20_body">
      <style:text-properties officeooo:paragraph-rsid="0027516a"/>
    </style:style>
    <style:style style:name="P76" style:family="paragraph" style:parent-style-name="Text_20_body" style:list-style-name="L1"/>
    <style:style style:name="P77" style:family="paragraph" style:parent-style-name="Text_20_body">
      <style:text-properties officeooo:rsid="0037cd82" officeooo:paragraph-rsid="0037cd82"/>
    </style:style>
    <style:style style:name="P78" style:family="paragraph" style:parent-style-name="Text_20_body" style:list-style-name="L2"/>
    <style:style style:name="P79" style:family="paragraph" style:parent-style-name="Text_20_body" style:list-style-name="L2">
      <style:text-properties officeooo:paragraph-rsid="003c7102"/>
    </style:style>
    <style:style style:name="P80" style:family="paragraph" style:parent-style-name="Text_20_body" style:list-style-name="L2">
      <style:text-properties officeooo:paragraph-rsid="0041db03"/>
    </style:style>
    <style:style style:name="P81" style:family="paragraph" style:parent-style-name="Text_20_body" style:list-style-name="L3"/>
    <style:style style:name="P82" style:family="paragraph" style:parent-style-name="Text_20_body">
      <style:text-properties officeooo:rsid="0034e6df" officeooo:paragraph-rsid="0034e6df"/>
    </style:style>
    <style:style style:name="P83" style:family="paragraph" style:parent-style-name="Text_20_body">
      <style:text-properties style:font-name="Times New Roman1"/>
    </style:style>
    <style:style style:name="P84" style:family="paragraph" style:parent-style-name="Text_20_body">
      <style:text-properties officeooo:paragraph-rsid="003fc06d"/>
    </style:style>
    <style:style style:name="P85" style:family="paragraph" style:parent-style-name="Text_20_body">
      <style:text-properties officeooo:paragraph-rsid="0023c164"/>
    </style:style>
    <style:style style:name="P86" style:family="paragraph" style:parent-style-name="Text_20_body">
      <style:text-properties officeooo:paragraph-rsid="00419860"/>
    </style:style>
    <style:style style:name="P87" style:family="paragraph" style:parent-style-name="Text_20_body">
      <style:text-properties officeooo:paragraph-rsid="0041db03"/>
    </style:style>
    <style:style style:name="P88" style:family="paragraph" style:parent-style-name="Text_20_body">
      <style:text-properties officeooo:paragraph-rsid="0044c239"/>
    </style:style>
    <style:style style:name="P89" style:family="paragraph" style:parent-style-name="Text_20_body">
      <style:text-properties officeooo:rsid="002fa19d" officeooo:paragraph-rsid="0044c239"/>
    </style:style>
    <style:style style:name="P90" style:family="paragraph" style:parent-style-name="Text_20_body">
      <style:text-properties officeooo:paragraph-rsid="004945d1"/>
    </style:style>
    <style:style style:name="P91" style:family="paragraph" style:parent-style-name="Text_20_body">
      <style:text-properties officeooo:paragraph-rsid="004ea5bf"/>
    </style:style>
    <style:style style:name="P92" style:family="paragraph" style:parent-style-name="Text_20_body">
      <style:text-properties officeooo:paragraph-rsid="004f0fbc"/>
    </style:style>
    <style:style style:name="P93" style:family="paragraph" style:parent-style-name="Heading_20_1">
      <style:text-properties officeooo:rsid="002a8be2" officeooo:paragraph-rsid="002a8be2"/>
    </style:style>
    <style:style style:name="P94" style:family="paragraph" style:parent-style-name="Heading_20_1">
      <style:paragraph-properties fo:break-before="page"/>
    </style:style>
    <style:style style:name="P95" style:family="paragraph" style:parent-style-name="Table_20_Contents">
      <style:paragraph-properties fo:text-align="center" style:justify-single-word="false"/>
      <style:text-properties officeooo:paragraph-rsid="003c7102"/>
    </style:style>
    <style:style style:name="P96" style:family="paragraph" style:parent-style-name="Table_20_Contents">
      <style:paragraph-properties fo:text-align="center" style:justify-single-word="false"/>
      <style:text-properties officeooo:paragraph-rsid="003fc06d"/>
    </style:style>
    <style:style style:name="P97" style:family="paragraph" style:parent-style-name="Table_20_Contents">
      <style:paragraph-properties fo:text-align="justify" style:justify-single-word="false"/>
      <style:text-properties officeooo:rsid="002c0bca" officeooo:paragraph-rsid="004c6d1e"/>
    </style:style>
    <style:style style:name="P98" style:family="paragraph" style:parent-style-name="Heading_20_2">
      <style:text-properties officeooo:rsid="001e9031"/>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Heading_20_3">
      <style:text-properties officeooo:paragraph-rsid="001b284d"/>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Preformatted_20_Text">
      <style:text-properties officeooo:rsid="0034e6df"/>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P105" style:family="paragraph" style:parent-style-name="Table">
      <style:paragraph-properties fo:keep-with-next="always"/>
      <style:text-properties officeooo:paragraph-rsid="003fc06d"/>
    </style:style>
    <style:style style:name="P106" style:family="paragraph">
      <style:paragraph-properties fo:margin-left="0cm" fo:margin-right="0cm" fo:margin-top="0cm" fo:margin-bottom="0cm" fo:line-height="100%" fo:text-indent="0cm"/>
    </style:style>
    <style:style style:name="P10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0"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1"/>
    </style:style>
    <style:style style:name="T7" style:family="text">
      <style:text-properties style:font-name="Times New Roman1" officeooo:rsid="00169342"/>
    </style:style>
    <style:style style:name="T8" style:family="text">
      <style:text-properties style:text-position="-20% 75%" style:font-size-asian="10.5pt"/>
    </style:style>
    <style:style style:name="T9" style:family="text">
      <style:text-properties style:text-position="-20% 75%" officeooo:rsid="002a8be2" style:font-size-asian="10.5pt"/>
    </style:style>
    <style:style style:name="T10" style:family="text">
      <style:text-properties officeooo:rsid="0004816b"/>
    </style:style>
    <style:style style:name="T11" style:family="text">
      <style:text-properties officeooo:rsid="000ef393"/>
    </style:style>
    <style:style style:name="T12" style:family="text">
      <style:text-properties officeooo:rsid="000f9cba"/>
    </style:style>
    <style:style style:name="T13" style:family="text">
      <style:text-properties officeooo:rsid="00124398"/>
    </style:style>
    <style:style style:name="T14" style:family="text">
      <style:text-properties officeooo:rsid="0013ffe2"/>
    </style:style>
    <style:style style:name="T15" style:family="text">
      <style:text-properties officeooo:rsid="00169342"/>
    </style:style>
    <style:style style:name="T16" style:family="text">
      <style:text-properties officeooo:rsid="00181e69"/>
    </style:style>
    <style:style style:name="T17" style:family="text">
      <style:text-properties officeooo:rsid="001b284d"/>
    </style:style>
    <style:style style:name="T18" style:family="text">
      <style:text-properties officeooo:rsid="001cd5e0"/>
    </style:style>
    <style:style style:name="T19" style:family="text">
      <style:text-properties officeooo:rsid="001e9031"/>
    </style:style>
    <style:style style:name="T20" style:family="text">
      <style:text-properties officeooo:rsid="001eb8b3"/>
    </style:style>
    <style:style style:name="T21" style:family="text">
      <style:text-properties officeooo:rsid="001fd4d7"/>
    </style:style>
    <style:style style:name="T22" style:family="text">
      <style:text-properties officeooo:rsid="0021d2eb"/>
    </style:style>
    <style:style style:name="T23" style:family="text">
      <style:text-properties style:font-name="Times New Roman" fo:font-size="12pt" officeooo:rsid="0023049e" style:font-size-asian="12pt" style:font-size-complex="12pt"/>
    </style:style>
    <style:style style:name="T24" style:family="text">
      <style:text-properties officeooo:rsid="0023c164"/>
    </style:style>
    <style:style style:name="T25" style:family="text">
      <style:text-properties officeooo:rsid="0025aa62"/>
    </style:style>
    <style:style style:name="T26" style:family="text">
      <style:text-properties officeooo:rsid="00296b95"/>
    </style:style>
    <style:style style:name="T27" style:family="text">
      <style:text-properties officeooo:rsid="002a8be2"/>
    </style:style>
    <style:style style:name="T28" style:family="text">
      <style:text-properties officeooo:rsid="002aef7c"/>
    </style:style>
    <style:style style:name="T29" style:family="text">
      <style:text-properties officeooo:rsid="002ba61c"/>
    </style:style>
    <style:style style:name="T30" style:family="text">
      <style:text-properties officeooo:rsid="002c0bca"/>
    </style:style>
    <style:style style:name="T31" style:family="text">
      <style:text-properties officeooo:rsid="002dc5e1"/>
    </style:style>
    <style:style style:name="T32" style:family="text">
      <style:text-properties officeooo:rsid="002fa19d"/>
    </style:style>
    <style:style style:name="T33" style:family="text">
      <style:text-properties officeooo:rsid="00306769"/>
    </style:style>
    <style:style style:name="T34" style:family="text">
      <style:text-properties officeooo:rsid="00317083"/>
    </style:style>
    <style:style style:name="T35" style:family="text">
      <style:text-properties officeooo:rsid="00326ad2"/>
    </style:style>
    <style:style style:name="T36" style:family="text">
      <style:text-properties officeooo:rsid="00344f00"/>
    </style:style>
    <style:style style:name="T37" style:family="text">
      <style:text-properties officeooo:rsid="00348dd2"/>
    </style:style>
    <style:style style:name="T38" style:family="text">
      <style:text-properties officeooo:rsid="0036c9a6"/>
    </style:style>
    <style:style style:name="T39" style:family="text">
      <style:text-properties officeooo:rsid="0037cd82"/>
    </style:style>
    <style:style style:name="T40" style:family="text">
      <style:text-properties officeooo:rsid="003c7102"/>
    </style:style>
    <style:style style:name="T41" style:family="text">
      <style:text-properties officeooo:rsid="003fc06d"/>
    </style:style>
    <style:style style:name="T42" style:family="text">
      <style:text-properties officeooo:rsid="00419860"/>
    </style:style>
    <style:style style:name="T43" style:family="text">
      <style:text-properties officeooo:rsid="0041c41c"/>
    </style:style>
    <style:style style:name="T44" style:family="text">
      <style:text-properties officeooo:rsid="0041db03"/>
    </style:style>
    <style:style style:name="T45" style:family="text">
      <style:text-properties officeooo:rsid="004208ba"/>
    </style:style>
    <style:style style:name="T46" style:family="text">
      <style:text-properties officeooo:rsid="0042c3d1"/>
    </style:style>
    <style:style style:name="T47" style:family="text">
      <style:text-properties officeooo:rsid="0043fbfa"/>
    </style:style>
    <style:style style:name="T48" style:family="text">
      <style:text-properties officeooo:rsid="0044c239"/>
    </style:style>
    <style:style style:name="T49" style:family="text">
      <style:text-properties officeooo:rsid="0045ecbb"/>
    </style:style>
    <style:style style:name="T50" style:family="text">
      <style:text-properties officeooo:rsid="00475cd8"/>
    </style:style>
    <style:style style:name="T51" style:family="text">
      <style:text-properties officeooo:rsid="004945d1"/>
    </style:style>
    <style:style style:name="T52" style:family="text">
      <style:text-properties officeooo:rsid="004a1deb"/>
    </style:style>
    <style:style style:name="T53" style:family="text">
      <style:text-properties officeooo:rsid="004b2b1c"/>
    </style:style>
    <style:style style:name="T54" style:family="text">
      <style:text-properties officeooo:rsid="004bb788"/>
    </style:style>
    <style:style style:name="T55" style:family="text">
      <style:text-properties officeooo:rsid="004c6d1e"/>
    </style:style>
    <style:style style:name="T56" style:family="text">
      <style:text-properties officeooo:rsid="004e698d"/>
    </style:style>
    <style:style style:name="T57" style:family="text">
      <style:text-properties officeooo:rsid="004ea5bf"/>
    </style:style>
    <style:style style:name="T58" style:family="text">
      <style:text-properties officeooo:rsid="004f0fbc"/>
    </style:style>
    <style:style style:name="T59"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1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50"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2"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3"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5"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6"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1-wire (onewire) master</text:p>
      <text:p text:style-name="P59">Verilog <text:span text:style-name="T29">HDL source with C drivers (public domain kit port) and</text:span></text:p>
      <text:p text:style-name="P60"><text:s/>Altera development tools integration (SOPC Build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0">1 <text:s/>Introduction<text:tab/>2</text:p>
          <text:p text:style-name="P99">1.1 <text:s/>1-wire protocol and devices<text:tab/>2</text:p>
          <text:p text:style-name="P99">1.2 <text:s/>Features<text:tab/>2</text:p>
          <text:p text:style-name="P99">1.3 <text:s/>List of source files<text:tab/>2</text:p>
          <text:p text:style-name="P100">2 <text:s/>Verilog module parameters and ports<text:tab/>3</text:p>
          <text:p text:style-name="P99">2.1 <text:s/>Parameters<text:tab/>3</text:p>
          <text:p text:style-name="P102">2.1.1 <text:s/>Data bus width, number of wires and overdrive enable<text:tab/>3</text:p>
          <text:p text:style-name="P102">2.1.2 <text:s/>Clock divider ratio and base time periods<text:tab/>3</text:p>
          <text:p text:style-name="P99">2.2 <text:s/>Ports<text:tab/>4</text:p>
          <text:p text:style-name="P102">2.2.1 <text:s/>CPU bus interface<text:tab/>4</text:p>
          <text:p text:style-name="P102">2.2.2 <text:s/>1-wire interface<text:tab/>5</text:p>
          <text:p text:style-name="P100">3 <text:s/>Processor interface<text:tab/>7</text:p>
          <text:p text:style-name="P99">3.1 <text:s/>Address space<text:tab/>7</text:p>
          <text:p text:style-name="P99">3.2 <text:s/>Clock dividers<text:tab/>7</text:p>
          <text:p text:style-name="P99">3.3 <text:s/>1-wire line multiplexing and power enable<text:tab/>8</text:p>
          <text:p text:style-name="P99">3.4 <text:s/>Status/control register<text:tab/>8</text:p>
          <text:p text:style-name="P99">3.5 <text:s/>Driver access sequences<text:tab/>10</text:p>
          <text:p text:style-name="P102">3.5.1 <text:s/>Polling<text:tab/>10</text:p>
          <text:p text:style-name="P104">Reset<text:tab/>10</text:p>
          <text:p text:style-name="P104">Write bit<text:tab/>10</text:p>
          <text:p text:style-name="P104">Read bit<text:tab/>10</text:p>
          <text:p text:style-name="P102">3.5.2 <text:s/>Interrupts<text:tab/>11</text:p>
          <text:p text:style-name="P100">4 <text:s/>Supported 1-wire functionality<text:tab/>12</text:p>
          <text:p text:style-name="P99">4.1 <text:s/>RTL description<text:tab/>12</text:p>
          <text:p text:style-name="P99">4.2 <text:s/>Transfer cycle timings<text:tab/>12</text:p>
          <text:p text:style-name="P100">5 <text:s/>SOPC builder integration<text:tab/>15</text:p>
          <text:p text:style-name="P100">6 <text:s/>Software driver<text:tab/>15</text:p>
          <text:p text:style-name="P100">7 <text:s/>References<text:tab/>15</text:p>
        </text:index-body>
      </text:table-of-content>
      <text:p text:style-name="Text_20_body"/>
      <text:p text:style-name="Text_20_body"/>
      <text:p text:style-name="Text_20_body"/>
      <text:h text:style-name="P94" text:outline-level="1">Introduction</text:h>
      <text:p text:style-name="P72">This document describes a 1-wire master written in Verilog HDL, ready for integration into a FPGA<text:span text:style-name="T33"> or ASIC</text:span> based SoC.<text:span text:style-name="T29"> A port of the 1-wire Public Domain Kit (version 3.10r2) from Maxim is also provided, with all the code required for integration into the SOPC Builder environment from Altera.</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33">main</text:span> manufacturer of 1-wire and iButton devices<text:span text:style-name="T33">.</text:span> <text:span text:style-name="T33">D</text:span>evices and standards can be found on their web-page<text:span text:style-name="T30"> </text:span><text:a xlink:type="simple" xlink:href="http://www.maxim-ic.com/products/1-wire/">http://www.maxim-ic.com/products/1-wire/</text:a><text:span text:style-name="T30">.</text:span></text:p>
      <text:h text:style-name="Heading_20_2" text:outline-level="2">Features</text:h>
      <text:p text:style-name="Text_20_body"><text:s/>Only the physical layer of the protocol is implemented in hardware, so only bit level data transfers are possible, a software driver<text:span text:style-name="T33"> or hardware state machine</text:span> is required to perform byte level transfers and to support<text:span text:style-name="T33"> higher</text:span> protocol layers. Features:</text:p>
      <text:list xml:id="list1274602697" text:style-name="L1">
        <text:list-item>
          <text:p text:style-name="P76">reset pulse generation and presence detection, bit level write and read, timed idle <text:span text:style-name="T50">cycle</text:span></text:p>
        </text:list-item>
        <text:list-item>
          <text:p text:style-name="P76">overdrive mode</text:p>
        </text:list-item>
        <text:list-item>
          <text:p text:style-name="P76">from 1 to 16 wires<text:span text:style-name="T33"> (4 wires for an 8bit interface)</text:span></text:p>
        </text:list-item>
        <text:list-item>
          <text:p text:style-name="P76">power (strong pull-up)</text:p>
        </text:list-item>
        <text:list-item>
          <text:p text:style-name="P76">pulling or interrupt driven CPU interface</text:p>
        </text:list-item>
      </text:list>
      <text:p text:style-name="Text_20_body">There are no<text:span text:style-name="T33"> special</text:span> features for handling a long and unstable bus, like active pull-up or adaptive timing.</text:p>
      <text:h text:style-name="P98" text:outline-level="2">List of source files</text:h>
      <text:p text:style-name="P68"><text:span text:style-name="T28">T</text:span><text:span text:style-name="T29">he sources can be divided into Verilog RTL and testbench </text:span><text:span text:style-name="T31">c</text:span><text:span text:style-name="T29">ode, C code for drivers, code required for integration into Altera development tools and documentation.</text:span></text:p>
      <text:p text:style-name="P61">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45">file name</text:p>
          </table:table-cell>
          <table:table-cell table:style-name="Table11.B1" office:value-type="string">
            <text:p text:style-name="P45">description</text:p>
          </table:table-cell>
        </table:table-row>
        <table:table-row>
          <table:table-cell table:style-name="Table11.A2" office:value-type="string">
            <text:p text:style-name="P45">onewire.odt</text:p>
          </table:table-cell>
          <table:table-cell table:style-name="Table11.B2" office:value-type="string">
            <text:p text:style-name="P97">this document<text:span text:style-name="T55"> (</text:span><text:span text:style-name="T29">onewire.odg</text:span><text:span text:style-name="T55"> contains source drawings)</text:span></text:p>
          </table:table-cell>
        </table:table-row>
        <table:table-row>
          <table:table-cell table:style-name="Table11.A3" office:value-type="string">
            <text:p text:style-name="P45">onewire_tb.v</text:p>
          </table:table-cell>
          <table:table-cell table:style-name="Table11.B3" office:value-type="string">
            <text:p text:style-name="P46">Verilog testbench</text:p>
          </table:table-cell>
        </table:table-row>
        <table:table-row>
          <table:table-cell table:style-name="Table11.A2" office:value-type="string">
            <text:p text:style-name="P45">onewire_slave_model.v</text:p>
          </table:table-cell>
          <table:table-cell table:style-name="Table11.B2" office:value-type="string">
            <text:p text:style-name="P46">Verilog model of 1-wire slave device (very simplified)</text:p>
          </table:table-cell>
        </table:table-row>
        <table:table-row>
          <table:table-cell table:style-name="Table11.A3" office:value-type="string">
            <text:p text:style-name="P45">sockit_owm.v</text:p>
          </table:table-cell>
          <table:table-cell table:style-name="Table11.B3" office:value-type="string">
            <text:p text:style-name="P46">Verilog RTL source</text:p>
          </table:table-cell>
        </table:table-row>
        <table:table-row>
          <table:table-cell table:style-name="Table11.A3" office:value-type="string">
            <text:p text:style-name="P10"><text:span text:style-name="T29">sockit_owm</text:span><text:span text:style-name="T30">_hw.tcl</text:span></text:p>
          </table:table-cell>
          <table:table-cell table:style-name="Table11.B3" office:value-type="string">
            <text:p text:style-name="P9"><text:span text:style-name="T30">Script for </text:span><text:span text:style-name="T31">integrating</text:span><text:span text:style-name="T30"> the hardware into Altera dev. tools</text:span></text:p>
          </table:table-cell>
        </table:table-row>
        <table:table-row>
          <table:table-cell table:style-name="Table11.A2" office:value-type="string">
            <text:p text:style-name="P9"><text:span text:style-name="T29">sockit_owm</text:span><text:span text:style-name="T30">_sw.tcl</text:span></text:p>
          </table:table-cell>
          <table:table-cell table:style-name="Table11.B2" office:value-type="string">
            <text:p text:style-name="P9"><text:span text:style-name="T30">Script for </text:span><text:span text:style-name="T31">integrating</text:span><text:span text:style-name="T30"> the software into Altera dev. tools</text:span></text:p>
          </table:table-cell>
        </table:table-row>
        <table:table-row>
          <table:table-cell table:style-name="Table11.A3" office:value-type="string">
            <text:p text:style-name="P46">inc/sockit_owm_regs.h</text:p>
          </table:table-cell>
          <table:table-cell table:style-name="Table11.B3" office:value-type="string">
            <text:p text:style-name="P46">C header file describing CPU bus accessible registers</text:p>
          </table:table-cell>
        </table:table-row>
        <table:table-row>
          <table:table-cell table:style-name="Table11.A3" office:value-type="string">
            <text:p text:style-name="P46">hal/inc/sockit_owm.h</text:p>
          </table:table-cell>
          <table:table-cell table:style-name="Table11.B3" office:value-type="string">
            <text:p text:style-name="P46">C header file for Nios II HAL integration</text:p>
          </table:table-cell>
        </table:table-row>
        <table:table-row>
          <table:table-cell table:style-name="Table11.A3" office:value-type="string">
            <text:p text:style-name="P46">hal/inc/sockit_owm.h</text:p>
          </table:table-cell>
          <table:table-cell table:style-name="Table11.B3" office:value-type="string">
            <text:p text:style-name="P46">C source file for Nios II HAL integration</text:p>
          </table:table-cell>
        </table:table-row>
        <table:table-row>
          <table:table-cell table:style-name="Table11.A3" office:value-type="string">
            <text:p text:style-name="P46">hal/src/owlnk.c, ...</text:p>
          </table:table-cell>
          <table:table-cell table:style-name="Table11.B3" office:value-type="string">
            <text:p text:style-name="P9"><text:span text:style-name="T30">C source code ported from the </text:span><text:span text:style-name="T29">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34"> SoC</text:span>.</text:p>
      <text:h text:style-name="Heading_20_2" text:outline-level="2">Parameters</text:h>
      <text:p text:style-name="P69">The next list of parameters is almost complete, but there are some timing parameters that should be modified only by developers able to read the HDL source code.</text:p>
      <text:p text:style-name="P61">Table <text:sequence text:ref-name="refTable1" text:name="Table" text:formula="ooow:Table+1" style:num-format="1">2</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36">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16">VD_E</text:span></text:span></text:p>
          </table:table-cell>
          <table:table-cell table:style-name="Table2.A2" office:value-type="string">
            <text:p text:style-name="Table_20_Contents">integer</text:p>
          </table:table-cell>
          <table:table-cell table:style-name="Table2.C2" office:value-type="float" office:value="1">
            <text:p text:style-name="P40">1</text:p>
          </table:table-cell>
          <table:table-cell table:style-name="Table2.A2" office:value-type="string">
            <text:p text:style-name="Table_20_Contents"><text:span text:style-name="T35">0, </text:span>1</text:p>
          </table:table-cell>
          <table:table-cell table:style-name="Table2.E2" office:value-type="string">
            <text:p text:style-name="P54">overdrive functionality enable</text:p>
          </table:table-cell>
        </table:table-row>
        <table:table-row>
          <table:table-cell table:style-name="Table2.A3" office:value-type="string">
            <text:p text:style-name="Table_20_Contents"><text:span text:style-name="Source_20_Text"><text:span text:style-name="T35">CDR</text:span></text:span><text:span text:style-name="Source_20_Text"><text:span text:style-name="T16">_E</text:span></text:span></text:p>
          </table:table-cell>
          <table:table-cell table:style-name="Table2.A3" office:value-type="string">
            <text:p text:style-name="Table_20_Contents">integer</text:p>
          </table:table-cell>
          <table:table-cell table:style-name="Table2.C3" office:value-type="float" office:value="1">
            <text:p text:style-name="P40">1</text:p>
          </table:table-cell>
          <table:table-cell table:style-name="Table2.A3" office:value-type="string">
            <text:p text:style-name="P57">0, 1</text:p>
          </table:table-cell>
          <table:table-cell table:style-name="Table2.E3" office:value-type="string">
            <text:p text:style-name="P55"><text:span text:style-name="T35">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A2" office:value-type="string">
            <text:p text:style-name="Table_20_Contents">32<text:span text:style-name="T36">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A3" office:value-type="string">
            <text:p text:style-name="Table_20_Contents">integer</text:p>
          </table:table-cell>
          <table:table-cell table:style-name="Table2.C3" office:value-type="float" office:value="1">
            <text:p text:style-name="P40">1</text:p>
          </table:table-cell>
          <table:table-cell table:style-name="Table2.A3" office:value-type="string">
            <text:p text:style-name="Table_20_Contents">1, 2, ..., 16<text:span text:style-name="T36"> (4)</text:span></text:p>
          </table:table-cell>
          <table:table-cell table:style-name="Table2.E3" office:value-type="string">
            <text:p text:style-name="Table_20_Contents">number of wires</text:p>
          </table:table-cell>
        </table:table-row>
        <table:table-row>
          <table:table-cell table:style-name="Table2.A2" office:value-type="string">
            <text:p text:style-name="P39"><text:span text:style-name="Source_20_Text"><text:span text:style-name="T21">B</text:span></text:span><text:span text:style-name="Source_20_Text"><text:span text:style-name="T17">TP_N</text:span></text:span></text:p>
          </table:table-cell>
          <table:table-cell table:style-name="Table2.A2" office:value-type="string">
            <text:p text:style-name="P40">string</text:p>
          </table:table-cell>
          <table:table-cell table:style-name="Table2.A2" office:value-type="string">
            <text:p text:style-name="P40">"<text:span text:style-name="T35">5</text:span>.<text:span text:style-name="T35">0</text:span>"</text:p>
          </table:table-cell>
          <table:table-cell table:style-name="Table2.A2" office:value-type="string">
            <text:p text:style-name="P40">"7.5", "5.0", "6.0"</text:p>
          </table:table-cell>
          <table:table-cell table:style-name="Table2.E2" office:value-type="string">
            <text:p text:style-name="P40"><text:span text:style-name="T21">base</text:span> time period for normal mode</text:p>
          </table:table-cell>
        </table:table-row>
        <table:table-row>
          <table:table-cell table:style-name="Table2.A3" office:value-type="string">
            <text:p text:style-name="P39"><text:span text:style-name="Source_20_Text"><text:span text:style-name="T21">B</text:span></text:span><text:span text:style-name="Source_20_Text"><text:span text:style-name="T17">TP_O</text:span></text:span></text:p>
          </table:table-cell>
          <table:table-cell table:style-name="Table2.A3" office:value-type="string">
            <text:p text:style-name="P40">string</text:p>
          </table:table-cell>
          <table:table-cell table:style-name="Table2.A3" office:value-type="string">
            <text:p text:style-name="P40">"1.0"</text:p>
          </table:table-cell>
          <table:table-cell table:style-name="Table2.A3" office:value-type="string">
            <text:p text:style-name="P40">"1.0", "0.5"</text:p>
          </table:table-cell>
          <table:table-cell table:style-name="Table2.E3" office:value-type="string">
            <text:p text:style-name="P40"><text:span text:style-name="T21">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16">_N</text:span></text:span></text:p>
          </table:table-cell>
          <table:table-cell table:style-name="Table2.A2" office:value-type="string">
            <text:p text:style-name="Table_20_Contents">integer</text:p>
          </table:table-cell>
          <table:table-cell table:style-name="Table2.C2" office:value-type="float" office:value="15">
            <text:p text:style-name="P40">15</text:p>
          </table:table-cell>
          <table:table-cell table:style-name="Table2.A2" office:value-type="string">
            <text:p text:style-name="P56">0, 1, ...<text:span text:style-name="T36">, 65535 (256)</text:span></text:p>
          </table:table-cell>
          <table:table-cell table:style-name="Table2.E2" office:value-type="string">
            <text:p text:style-name="Table_20_Contents">clock divider ratio<text:span text:style-name="T16"> for normal mode</text:span></text:p>
          </table:table-cell>
        </table:table-row>
        <table:table-row>
          <table:table-cell table:style-name="Table2.A2" office:value-type="string">
            <text:p text:style-name="Table_20_Contents"><text:span text:style-name="Source_20_Text">CDR</text:span><text:span text:style-name="Source_20_Text"><text:span text:style-name="T16">_N</text:span></text:span></text:p>
          </table:table-cell>
          <table:table-cell table:style-name="Table2.A2" office:value-type="string">
            <text:p text:style-name="Table_20_Contents">integer</text:p>
          </table:table-cell>
          <table:table-cell table:style-name="Table2.C2" office:value-type="float" office:value="2">
            <text:p text:style-name="P40">2</text:p>
          </table:table-cell>
          <table:table-cell table:style-name="Table2.A2" office:value-type="string">
            <text:p text:style-name="P56">0, 1, ...<text:span text:style-name="T36">, 65535 (256)</text:span></text:p>
          </table:table-cell>
          <table:table-cell table:style-name="Table2.E2" office:value-type="string">
            <text:p text:style-name="Table_20_Contents">clock divider ratio<text:span text:style-name="T16"> for </text:span><text:span text:style-name="T17">overdrive </text:span><text:span text:style-name="T16">mode</text:span></text:p>
          </table:table-cell>
        </table:table-row>
      </table:table>
      <text:p text:style-name="Text_20_body"/>
      <text:h text:style-name="P101" text:outline-level="3">Data bus width<text:span text:style-name="T17">, number of wires and overdrive enable</text:span></text:h>
      <text:p text:style-name="P66">The width of the data bus is 32bit by default, but only 8 bits <text:span text:style-name="T37">can be</text:span> used, so it is possible to connect the controller to a 8bit CPU<text:span text:style-name="T17">, but this adds other restrictions like a</text:span><text:span text:style-name="T37">t most 4</text:span><text:span text:style-name="T17"> wire</text:span><text:span text:style-name="T37">s</text:span><text:span text:style-name="T18"> (</text:span><text:span text:style-name="Source_20_Text"><text:span text:style-name="T18">OWN</text:span></text:span><text:span text:style-name="Source_20_Text"><text:span text:style-name="T37">&lt;</text:span></text:span><text:span text:style-name="Source_20_Text"><text:span text:style-name="T18">=</text:span></text:span><text:span text:style-name="Source_20_Text"><text:span text:style-name="T37">4</text:span></text:span><text:span text:style-name="T18">)</text:span>. The details are explained in the section on module ports.</text:p>
      <text:p text:style-name="P67"><text:span text:style-name="T18">For 32 bit CPU interfaces if is possible to have from 1 to 16 wires. Note that only one wire can be active at the same time. If simultaneous transfers on more than one wire are required, </text:span><text:span text:style-name="T38">one</text:span><text:span text:style-name="T18"> solution </text:span><text:span text:style-name="T38"><text:s/>would be</text:span><text:span text:style-name="T18"> to instance more than one </text:span><text:span text:style-name="Source_20_Text"><text:span text:style-name="T18">sockit_owm</text:span></text:span><text:span text:style-name="T18"> module</text:span><text:span text:style-name="T38">, but this would require a driver modification</text:span><text:span text:style-name="T18">.</text:span></text:p>
      <text:p text:style-name="P67"><text:span text:style-name="T18">If overdrive mode is not required it can be disabled by setting </text:span><text:span text:style-name="Source_20_Text"><text:span text:style-name="T18">O</text:span></text:span><text:span text:style-name="Source_20_Text"><text:span text:style-name="T16">VD_E</text:span></text:span><text:span text:style-name="Source_20_Text"><text:span text:style-name="T18">=0</text:span></text:span><text:span text:style-name="T18">.</text:span></text:p>
      <text:h text:style-name="Heading_20_3" text:outline-level="3">Clock divider ratio<text:span text:style-name="T17"> and </text:span><text:span text:style-name="T21">base</text:span><text:span text:style-name="T19"> time periods</text:span></text:h>
      <text:p text:style-name="P71">The internal state machine<text:span text:style-name="T20"> requires a </text:span><text:span text:style-name="T21">base time</text:span><text:span text:style-name="T20"> period. For</text:span> normal mode <text:span text:style-name="T20">the</text:span> <text:span text:style-name="T21">base</text:span> <text:span text:style-name="T20">can be exactly</text:span><text:span text:style-name="T22"> 7.5</text:span><text:span text:style-name="T4">μ</text:span><text:span text:style-name="T22">s</text:span><text:span text:style-name="T39"> or</text:span><text:span text:style-name="T22"> 5.0</text:span><text:span text:style-name="T4">μ</text:span><text:span text:style-name="T22">s</text:span><text:span text:style-name="T16">,</text:span><text:span text:style-name="T20"> or in the range</text:span><text:span text:style-name="T22"> from 6.0</text:span><text:span text:style-name="T4">μ</text:span><text:span text:style-name="T22">s to</text:span><text:span text:style-name="T20"> </text:span><text:span text:style-name="T22">7.5</text:span><text:span text:style-name="T4">μ</text:span><text:span text:style-name="T22">s</text:span><text:span text:style-name="T20">. For overdrive mode</text:span><text:span text:style-name="T21"> the base can be</text:span><text:span text:style-name="T22"> 1.0</text:span><text:span text:style-name="T4">μ</text:span><text:span text:style-name="T22">s</text:span><text:span text:style-name="T20"> or in the range</text:span><text:span text:style-name="T22"> from 0.5</text:span><text:span text:style-name="T4">μ</text:span><text:span text:style-name="T22">s to 0.66</text:span><text:span text:style-name="T4">μ</text:span><text:span text:style-name="T22">s</text:span><text:span text:style-name="T20">.</text:span><text:span text:style-name="T21"> The system clock frequency must be such that it is possible to divide it into the desired period. If overdrive is enabled, both normal and overdrive mode periods must be achievable.</text:span><text:span text:style-name="T25"> </text:span><text:span text:style-name="T21">Exact time periods offer a better optimized implementation, range periods should be used only if a round frequency is not possible.</text:span></text:p>
      <text:p text:style-name="P61">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6"><text:span text:style-name="T22">overdrive support (</text:span><text:span text:style-name="Source_20_Text"><text:span text:style-name="T18">O</text:span></text:span><text:span text:style-name="Source_20_Text"><text:span text:style-name="T16">VD_E</text:span></text:span><text:span text:style-name="T22">)</text:span></text:p>
          </table:table-cell>
          <table:table-cell table:style-name="Table8.B1" table:number-columns-spanned="3" office:value-type="string">
            <text:p text:style-name="P42"><text:span text:style-name="Source_20_Text"><text:span text:style-name="T23">disabled</text:span></text:span></text:p>
          </table:table-cell>
          <table:covered-table-cell/>
          <table:covered-table-cell/>
          <table:table-cell table:style-name="Table8.E1" table:number-columns-spanned="3" office:value-type="string">
            <text:p text:style-name="P42"><text:span text:style-name="Source_20_Text"><text:span text:style-name="T23">enabled</text:span></text:span></text:p>
          </table:table-cell>
          <table:covered-table-cell/>
          <table:covered-table-cell/>
        </table:table-row>
        <table:table-row>
          <table:table-cell table:style-name="Table8.A2" office:value-type="string">
            <text:p text:style-name="P5"><text:span text:style-name="T21">base period</text:span><text:span text:style-name="T22"> [</text:span><text:span text:style-name="T4">μ</text:span><text:span text:style-name="T22">s]</text:span></text:p>
          </table:table-cell>
          <table:table-cell table:style-name="Table8.B2" office:value-type="float" office:value="7.5">
            <text:p text:style-name="P47">7.5</text:p>
          </table:table-cell>
          <table:table-cell table:style-name="Table8.B2" office:value-type="float" office:value="5">
            <text:p text:style-name="P47">5</text:p>
          </table:table-cell>
          <table:table-cell table:style-name="Table8.D2" office:value-type="string">
            <text:p text:style-name="P5"><text:span text:style-name="T21">6.0</text:span><text:span text:style-name="T24"> </text:span><text:span text:style-name="T21">-</text:span><text:span text:style-name="T24"> </text:span><text:span text:style-name="T21">7.5</text:span></text:p>
          </table:table-cell>
          <table:table-cell table:style-name="Table8.D2" office:value-type="string">
            <text:p text:style-name="P48">7.5</text:p>
            <text:p text:style-name="P6"><text:span text:style-name="T21">1</text:span><text:span text:style-name="T22">.0</text:span></text:p>
          </table:table-cell>
          <table:table-cell table:style-name="Table8.D2" office:value-type="string">
            <text:p text:style-name="P49">5.0</text:p>
            <text:p text:style-name="P49">1.0</text:p>
          </table:table-cell>
          <table:table-cell table:style-name="Table8.G2" office:value-type="string">
            <text:p text:style-name="P5"><text:span text:style-name="T21">6.0</text:span><text:span text:style-name="T24"> </text:span><text:span text:style-name="T21">-</text:span><text:span text:style-name="T24"> </text:span><text:span text:style-name="T21">7.5</text:span></text:p>
            <text:p text:style-name="P6"><text:span text:style-name="T22">0.5</text:span><text:span text:style-name="T24"> </text:span><text:span text:style-name="T22">-</text:span><text:span text:style-name="T24"> </text:span><text:span text:style-name="T22">0.66</text:span></text:p>
          </table:table-cell>
        </table:table-row>
        <text:soft-page-break/>
        <table:table-row>
          <table:table-cell table:style-name="Table8.A2" office:value-type="string">
            <text:p text:style-name="P5"><text:span text:style-name="T21">base frequency</text:span><text:span text:style-name="T22"> [Mhz]</text:span></text:p>
          </table:table-cell>
          <table:table-cell table:style-name="Table8.B2" office:value-type="float" office:value="0.133">
            <text:p text:style-name="P50">0.13</text:p>
          </table:table-cell>
          <table:table-cell table:style-name="Table8.B2" office:value-type="float" office:value="0.2">
            <text:p text:style-name="P50">0.2</text:p>
          </table:table-cell>
          <table:table-cell table:style-name="Table8.D2" office:value-type="string">
            <text:p text:style-name="P50">0.166 - 0.133</text:p>
          </table:table-cell>
          <table:table-cell table:style-name="Table8.B2" office:value-type="float" office:value="2">
            <text:p text:style-name="P49">2</text:p>
          </table:table-cell>
          <table:table-cell table:style-name="Table8.B2" office:value-type="float" office:value="1">
            <text:p text:style-name="P51">1</text:p>
          </table:table-cell>
          <table:table-cell table:style-name="Table8.G2" office:value-type="string">
            <text:p text:style-name="P6"><text:span text:style-name="T22">2</text:span><text:span text:style-name="T24"> - 1.5</text:span></text:p>
          </table:table-cell>
        </table:table-row>
      </table:table>
      <text:p text:style-name="P73"/>
      <text:p text:style-name="P70"><text:span text:style-name="T24">The</text:span> clock divider<text:span text:style-name="T39"> ratio</text:span> parameter<text:span text:style-name="T24">s</text:span><text:span text:style-name="T39"> (register values)</text:span> <text:span text:style-name="T24">are</text:span> computed with the next formula<text:span text:style-name="T24">s (replace the base period as </text:span><text:span text:style-name="T39">required</text:span><text:span text:style-name="T24">)</text:span>:</text:p>
      <text:p text:style-name="Text_20_body"><draw:frame draw:style-name="fr4"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85"><draw:frame draw:style-name="fr4" draw:name="Object5" text:anchor-type="as-char" svg:width="4.376cm" svg:height="0.531cm" draw:z-index="7"><draw:object xlink:href="./Object 5" xlink:type="simple" xlink:show="embed" xlink:actuate="onLoad"/><draw:image xlink:href="./ObjectReplacements/Object 5" xlink:type="simple" xlink:show="embed" xlink:actuate="onLoad"/><svg:desc>formula</svg:desc></draw:frame></text:p>
      <text:p text:style-name="P86"><text:span text:style-name="T42">And the exact base time period is computed as:</text:span></text:p>
      <text:p text:style-name="P86"><text:span text:style-name="T42"><draw:frame draw:style-name="fr4" draw:name="Object2" text:anchor-type="as-char" svg:width="3.939cm" svg:height="1.062cm" draw:z-index="14"><draw:object xlink:href="./Object 2" xlink:type="simple" xlink:show="embed" xlink:actuate="onLoad"/><draw:image xlink:href="./ObjectReplacements/Object 2" xlink:type="simple" xlink:show="embed" xlink:actuate="onLoad"/><svg:desc>formula</svg:desc></draw:frame></text:span></text:p>
      <text:p text:style-name="P86"><text:span text:style-name="T42"><draw:frame draw:style-name="fr4" draw:name="Object3" text:anchor-type="as-char" svg:width="3.939cm" svg:height="1.062cm" draw:z-index="15"><draw:object xlink:href="./Object 3" xlink:type="simple" xlink:show="embed" xlink:actuate="onLoad"/><draw:image xlink:href="./ObjectReplacements/Object 3" xlink:type="simple" xlink:show="embed" xlink:actuate="onLoad"/><svg:desc>formula</svg:desc></draw:frame></text:span></text:p>
      <text:p text:style-name="P71">If the dividing factor is not a round integer, than the timing of the controller will be slightly off, and would support only a subset of 1-wire devices with timing closer to the typical 30<text:span text:style-name="T4">μ</text:span>s <text:span text:style-name="T50">base</text:span>.<text:span text:style-name="T25"> If the relative error is large (this is possible if the system clock frequency is low) than </text:span><text:span text:style-name="T21">range periods should be used</text:span><text:span text:style-name="T25">.</text:span><text:span text:style-name="T39"> For range periods longer times offer a better signal quality, although a lower data rate.</text:span></text:p>
      <text:h text:style-name="Heading_20_2" text:outline-level="2">Ports</text:h>
      <text:p text:style-name="P77">Module ports are divided into two groups: CPU bus ports and 1-wire interface ports.</text:p>
      <text:p text:style-name="P61">Table <text:sequence text:ref-name="refTable3" text:name="Table" text:formula="ooow:Table+1" style:num-format="1">4</text:sequence>: List of <text:span text:style-name="T39">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39">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39">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39">adr</text:span></text:span></text:p>
          </table:table-cell>
          <table:table-cell table:style-name="Table1.A2" office:value-type="string">
            <text:p text:style-name="Table_20_Contents"><text:span text:style-name="Source_20_Text">B</text:span><text:span text:style-name="Source_20_Text"><text:span text:style-name="T39">A</text:span></text:span><text:span text:style-name="Source_20_Text">W</text:span><text:span text:style-name="Source_20_Text"><text:span text:style-name="T39">*</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39">address</text:span></text:p>
          </table:table-cell>
        </table:table-row>
        <table:table-row>
          <table:table-cell table:style-name="Table1.A2" office:value-type="string">
            <text:p text:style-name="Table_20_Contents"><text:span text:style-name="Source_20_Text">bus_w</text:span><text:span text:style-name="Source_20_Text"><text:span text:style-name="T39">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39">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39">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wire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77">* for a 32 bit interface BAW=1, for an 8bit interface BAW=2</text:p>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text:span text:style-name="Source_20_Text">OWN=0</text:span>) the module can be also connected to an 8bit bus (a microcontroller for example). All CPU related signals are active high.</text:p>
      <text:p text:style-name="Text_20_body">Both read and write cycles are a single clock period long, the omitted<text:span text:style-name="T39"> Avalon MM signal</text:span> <text:span text:style-name="Source_20_Text">bus_waitrequest</text:span> would be a constant '0'. Read data is valid only the first cycle of <text:span text:style-name="Source_20_Text">bus_</text:span><text:span text:style-name="Source_20_Text"><text:span text:style-name="T40">ren</text:span></text:span> being <text:soft-page-break/>active, in the next cycle it might change due to the interrupt status being cleared.</text:p>
      <text:p text:style-name="Text_20_body">The interrupt signal indicates, that a reset, presence detection, write bit or read bit 1-wire <text:span text:style-name="T50">cycle</text:span> has finished. After performing a bus read the interrupt is cleared.</text:p>
      <text:p text:style-name="P62">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43"><text:span text:style-name="Source_20_Text">bus_we</text:span><text:span text:style-name="Source_20_Text"><text:span text:style-name="T39">n</text:span></text:span></text:p>
          </table:table-cell>
          <table:table-cell table:style-name="Table3.A2" office:value-type="string">
            <text:p text:style-name="P43"><text:span text:style-name="Source_20_Text">avalon_write</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3"><text:span text:style-name="Source_20_Text">bus_re</text:span><text:span text:style-name="Source_20_Text"><text:span text:style-name="T39">n</text:span></text:span></text:p>
          </table:table-cell>
          <table:table-cell table:style-name="Table3.A2" office:value-type="string">
            <text:p text:style-name="P43"><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3"><text:span text:style-name="Source_20_Text">bus_</text:span><text:span text:style-name="Source_20_Text"><text:span text:style-name="T39">adr</text:span></text:span></text:p>
          </table:table-cell>
          <table:table-cell table:style-name="Table3.A2" office:value-type="string">
            <text:p text:style-name="P43"><text:span text:style-name="Source_20_Text">avalon_</text:span><text:span text:style-name="Source_20_Text"><text:span text:style-name="T39">address</text:span></text:span></text:p>
          </table:table-cell>
          <table:table-cell table:style-name="Table3.C2" office:value-type="string">
            <text:p text:style-name="P11"><text:span text:style-name="Source_20_Text"><text:span text:style-name="T39">adr</text:span></text:span></text:p>
          </table:table-cell>
        </table:table-row>
        <table:table-row>
          <table:table-cell table:style-name="Table3.A2" office:value-type="string">
            <text:p text:style-name="P43"><text:span text:style-name="Source_20_Text">bus_w</text:span><text:span text:style-name="Source_20_Text"><text:span text:style-name="T39">dt</text:span></text:span></text:p>
          </table:table-cell>
          <table:table-cell table:style-name="Table3.A2" office:value-type="string">
            <text:p text:style-name="P43"><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43"><text:span text:style-name="Source_20_Text">bus_r</text:span><text:span text:style-name="Source_20_Text"><text:span text:style-name="T39">dt</text:span></text:span></text:p>
          </table:table-cell>
          <table:table-cell table:style-name="Table3.A2" office:value-type="string">
            <text:p text:style-name="P43"><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43"><text:span text:style-name="Source_20_Text">bus_</text:span><text:span text:style-name="Source_20_Text"><text:span text:style-name="T39">irq</text:span></text:span></text:p>
          </table:table-cell>
          <table:table-cell table:style-name="Table3.A2" office:value-type="string">
            <text:p text:style-name="P43"><text:span text:style-name="Source_20_Text">avalon_interrupt</text:span></text:p>
          </table:table-cell>
          <table:table-cell table:style-name="Table3.C2" office:value-type="string">
            <text:p text:style-name="P7"><text:span text:style-name="Source_20_Text">irq</text:span></text:p>
          </table:table-cell>
        </table:table-row>
      </table:table>
      <text:p text:style-name="P75"/>
      <text:p text:style-name="P75"><draw:frame draw:style-name="fr1" draw:name="Frame7" text:anchor-type="paragraph" svg:x="0.002cm" svg:y="0.212cm" svg:width="17.027cm" draw:z-index="8"><draw:text-box fo:min-height="5.801cm"><text:p text:style-name="Drawing"><draw:g text:anchor-type="paragraph" draw:z-index="9" draw:style-name="gr1"><draw:g draw:style-name="gr14"><draw:line draw:style-name="gr15" draw:text-style-name="P109" svg:x1="4.016cm" svg:y1="0.8cm" svg:x2="4.216cm" svg:y2="0.4cm"><text:p/></draw:line><draw:line draw:style-name="gr16" draw:text-style-name="P109" svg:x1="4.216cm" svg:y1="0.4cm" svg:x2="5.016cm" svg:y2="0.4cm"><text:p/></draw:line><draw:line draw:style-name="gr17" draw:text-style-name="P109" svg:x1="5.215cm" svg:y1="0.8cm" svg:x2="5.015cm" svg:y2="0.4cm"><text:p/></draw:line><draw:line draw:style-name="gr18" draw:text-style-name="P109" svg:x1="5.216cm" svg:y1="0.8cm" svg:x2="6.016cm" svg:y2="0.8cm"><text:p/></draw:line></draw:g><draw:g draw:style-name="gr14"><draw:line draw:style-name="gr19" draw:text-style-name="P109" svg:x1="6.016cm" svg:y1="0.8cm" svg:x2="6.216cm" svg:y2="0.4cm"><text:p/></draw:line><draw:line draw:style-name="gr20" draw:text-style-name="P109" svg:x1="6.216cm" svg:y1="0.4cm" svg:x2="7.016cm" svg:y2="0.4cm"><text:p/></draw:line><draw:line draw:style-name="gr21" draw:text-style-name="P109" svg:x1="7.216cm" svg:y1="0.8cm" svg:x2="7.016cm" svg:y2="0.4cm"><text:p/></draw:line><draw:line draw:style-name="gr22" draw:text-style-name="P109" svg:x1="7.216cm" svg:y1="0.8cm" svg:x2="8.016cm" svg:y2="0.8cm"><text:p/></draw:line></draw:g><draw:g draw:style-name="gr14"><draw:line draw:style-name="gr23" draw:text-style-name="P109" svg:x1="8.016cm" svg:y1="0.8cm" svg:x2="8.216cm" svg:y2="0.4cm"><text:p/></draw:line><draw:line draw:style-name="gr24" draw:text-style-name="P109" svg:x1="8.216cm" svg:y1="0.4cm" svg:x2="9.016cm" svg:y2="0.4cm"><text:p/></draw:line><draw:line draw:style-name="gr25" draw:text-style-name="P109" svg:x1="9.216cm" svg:y1="0.8cm" svg:x2="9.016cm" svg:y2="0.4cm"><text:p/></draw:line><draw:line draw:style-name="gr26" draw:text-style-name="P109" svg:x1="9.216cm" svg:y1="0.8cm" svg:x2="10.016cm" svg:y2="0.8cm"><text:p/></draw:line></draw:g><draw:g draw:style-name="gr14"><draw:line draw:style-name="gr27" draw:text-style-name="P109" svg:x1="10.016cm" svg:y1="0.8cm" svg:x2="10.216cm" svg:y2="0.4cm"><text:p/></draw:line><draw:line draw:style-name="gr28" draw:text-style-name="P109" svg:x1="10.216cm" svg:y1="0.4cm" svg:x2="11.016cm" svg:y2="0.4cm"><text:p/></draw:line><draw:line draw:style-name="gr29" draw:text-style-name="P109" svg:x1="11.216cm" svg:y1="0.8cm" svg:x2="11.016cm" svg:y2="0.4cm"><text:p/></draw:line><draw:line draw:style-name="gr30" draw:text-style-name="P109" svg:x1="11.216cm" svg:y1="0.8cm" svg:x2="12.016cm" svg:y2="0.8cm"><text:p/></draw:line></draw:g><draw:g draw:style-name="gr14"><draw:line draw:style-name="gr31" draw:text-style-name="P109" svg:x1="12.016cm" svg:y1="0.8cm" svg:x2="12.216cm" svg:y2="0.4cm"><text:p/></draw:line><draw:line draw:style-name="gr32" draw:text-style-name="P109" svg:x1="12.216cm" svg:y1="0.4cm" svg:x2="13.016cm" svg:y2="0.4cm"><text:p/></draw:line><draw:line draw:style-name="gr33" draw:text-style-name="P109" svg:x1="13.216cm" svg:y1="0.8cm" svg:x2="13.016cm" svg:y2="0.4cm"><text:p/></draw:line><draw:line draw:style-name="gr34" draw:text-style-name="P109" svg:x1="13.216cm" svg:y1="0.8cm" svg:x2="14.016cm" svg:y2="0.8cm"><text:p/></draw:line></draw:g><draw:g draw:style-name="gr14"><draw:line draw:style-name="gr35" draw:text-style-name="P109" svg:x1="14.016cm" svg:y1="0.8cm" svg:x2="14.216cm" svg:y2="0.4cm"><text:p/></draw:line><draw:line draw:style-name="gr36" draw:text-style-name="P109" svg:x1="14.216cm" svg:y1="0.4cm" svg:x2="15.016cm" svg:y2="0.4cm"><text:p/></draw:line><draw:line draw:style-name="gr37" draw:text-style-name="P109" svg:x1="15.216cm" svg:y1="0.8cm" svg:x2="15.016cm" svg:y2="0.4cm"><text:p/></draw:line><draw:line draw:style-name="gr38" draw:text-style-name="P109" svg:x1="15.216cm" svg:y1="0.8cm" svg:x2="16.016cm" svg:y2="0.8cm"><text:p/></draw:line></draw:g><draw:line draw:style-name="gr4" draw:text-style-name="P108" svg:x1="6.216cm" svg:y1="1.6cm" svg:x2="6.416cm" svg:y2="1.2cm"><text:p/></draw:line><draw:line draw:style-name="gr4" draw:text-style-name="P108" svg:x1="3.015cm" svg:y1="1.6cm" svg:x2="6.216cm" svg:y2="1.6cm"><text:p/></draw:line><draw:line draw:style-name="gr4" draw:text-style-name="P108" svg:x1="8.416cm" svg:y1="1.6cm" svg:x2="8.216cm" svg:y2="1.2cm"><text:p/></draw:line><draw:line draw:style-name="gr4" draw:text-style-name="P108" svg:x1="8.414cm" svg:y1="1.6cm" svg:x2="17.014cm" svg:y2="1.6cm"><text:p/></draw:line><draw:frame draw:style-name="gr39" draw:text-style-name="P110" svg:width="1.999cm" svg:height="1.001cm" svg:x="0.016cm" svg:y="0cm"><draw:text-box><text:p text:style-name="P106"><text:span text:style-name="T62">clk</text:span></text:p></draw:text-box></draw:frame><draw:frame draw:style-name="gr40" draw:text-style-name="P110" svg:width="2.999cm" svg:height="0.802cm" svg:x="0.016cm" svg:y="0.998cm"><draw:text-box><text:p text:style-name="P106"><text:span text:style-name="T62">bus_wen</text:span></text:p></draw:text-box></draw:frame><draw:frame draw:style-name="gr40" draw:text-style-name="P110" svg:width="3.008cm" svg:height="0.802cm" svg:x="0.007cm" svg:y="1.834cm"><draw:text-box><text:p text:style-name="P106"><text:span text:style-name="T62">bus_ren</text:span></text:p></draw:text-box></draw:frame><draw:line draw:style-name="gr4" draw:text-style-name="P108" svg:x1="6.416cm" svg:y1="1.2cm" svg:x2="8.216cm" svg:y2="1.2cm"><text:p/></draw:line><draw:line draw:style-name="gr4" draw:text-style-name="P108" svg:x1="12.216cm" svg:y1="2.4cm" svg:x2="12.416cm" svg:y2="2cm"><text:p/></draw:line><draw:line draw:style-name="gr4" draw:text-style-name="P108" svg:x1="3.015cm" svg:y1="2.4cm" svg:x2="12.216cm" svg:y2="2.4cm"><text:p/></draw:line><draw:line draw:style-name="gr4" draw:text-style-name="P108" svg:x1="14.416cm" svg:y1="2.4cm" svg:x2="14.216cm" svg:y2="2cm"><text:p/></draw:line><draw:line draw:style-name="gr4" draw:text-style-name="P108" svg:x1="14.416cm" svg:y1="2.4cm" svg:x2="17.016cm" svg:y2="2.4cm"><text:p/></draw:line><draw:line draw:style-name="gr4" draw:text-style-name="P108" svg:x1="12.416cm" svg:y1="2cm" svg:x2="14.216cm" svg:y2="2cm"><text:p/></draw:line><draw:frame draw:style-name="gr40" draw:text-style-name="P110" svg:width="2.999cm" svg:height="0.802cm" svg:x="0.016cm" svg:y="3.399cm"><draw:text-box><text:p text:style-name="P106"><text:span text:style-name="T62">bus_wdt</text:span></text:p></draw:text-box></draw:frame><draw:frame draw:style-name="gr40" draw:text-style-name="P110" svg:width="2.999cm" svg:height="0.802cm" svg:x="0.016cm" svg:y="4.2cm"><draw:text-box><text:p text:style-name="P106"><text:span text:style-name="T62">bus_rdt</text:span></text:p></draw:text-box></draw:frame><draw:frame draw:style-name="gr40" draw:text-style-name="P110" svg:width="2.999cm" svg:height="0.802cm" svg:x="0.016cm" svg:y="4.999cm"><draw:text-box><text:p text:style-name="P106"><text:span text:style-name="T62">bus_irq</text:span></text:p></draw:text-box></draw:frame><draw:polygon draw:style-name="gr41" draw:text-style-name="P108" svg:width="3.3cm" svg:height="0.399cm" svg:x="3.015cm" svg:y="3.6cm" svg:viewBox="0 0 3301 400" draw:points="0,0 3201,0 3301,200 3201,400 0,400"><text:p/></draw:polygon><draw:polygon draw:style-name="gr41" draw:text-style-name="P108" svg:width="8.699cm" svg:height="0.399cm" svg:x="8.316cm" svg:y="3.6cm" svg:viewBox="0 0 8700 400" draw:points="8700,0 100,0 0,200 100,400 8700,400"><text:p/></draw:polygon><draw:polygon draw:style-name="gr42" draw:text-style-name="P108" svg:width="1.999cm" svg:height="0.399cm" svg:x="6.316cm" svg:y="3.6cm" svg:viewBox="0 0 2000 400" draw:points="1900,0 100,0 0,200 100,400 1900,400 2000,200"><text:p/></draw:polygon><draw:polygon draw:style-name="gr41" draw:text-style-name="P108" svg:width="9.3cm" svg:height="0.399cm" svg:x="3.015cm" svg:y="4.4cm" svg:viewBox="0 0 9301 400" draw:points="0,0 9201,0 9301,200 9201,400 0,400"><text:p/></draw:polygon><draw:polygon draw:style-name="gr41" draw:text-style-name="P108" svg:width="2.699cm" svg:height="0.399cm" svg:x="14.316cm" svg:y="4.4cm" svg:viewBox="0 0 2700 400" draw:points="2700,0 100,0 0,200 100,400 2700,400"><text:p/></draw:polygon><draw:polygon draw:style-name="gr42" draw:text-style-name="P108" svg:width="1.999cm" svg:height="0.399cm" svg:x="12.316cm" svg:y="4.4cm" svg:viewBox="0 0 2000 400" draw:points="1900,0 100,0 0,200 100,400 1900,400 2000,200"><text:p/></draw:polygon><draw:line draw:style-name="gr4" draw:text-style-name="P108" svg:x1="14.416cm" svg:y1="5.6cm" svg:x2="14.216cm" svg:y2="5.2cm"><text:p/></draw:line><draw:line draw:style-name="gr4" draw:text-style-name="P108" svg:x1="14.416cm" svg:y1="5.6cm" svg:x2="17.016cm" svg:y2="5.6cm"><text:p/></draw:line><draw:line draw:style-name="gr4" draw:text-style-name="P108" svg:x1="3.015cm" svg:y1="5.2cm" svg:x2="14.216cm" svg:y2="5.2cm"><text:p/></draw:line><draw:line draw:style-name="gr43" draw:text-style-name="P109" svg:x1="16.016cm" svg:y1="0.8cm" svg:x2="16.216cm" svg:y2="0.4cm"><text:p/></draw:line><draw:line draw:style-name="gr44" draw:text-style-name="P109" svg:x1="16.216cm" svg:y1="0.4cm" svg:x2="17.016cm" svg:y2="0.4cm"><text:p/></draw:line><draw:frame draw:style-name="gr40" draw:text-style-name="P110" svg:width="2.999cm" svg:height="0.802cm" svg:x="0.016cm" svg:y="2.6cm"><draw:text-box><text:p text:style-name="P106"><text:span text:style-name="T62">bus_adr</text:span></text:p></draw:text-box></draw:frame><draw:polygon draw:style-name="gr41" draw:text-style-name="P108" svg:width="3.3cm" svg:height="0.399cm" svg:x="3.015cm" svg:y="2.8cm" svg:viewBox="0 0 3301 400" draw:points="0,0 3201,0 3301,200 3201,400 0,400"><text:p/></draw:polygon><draw:polygon draw:style-name="gr42" draw:text-style-name="P108" svg:width="1.999cm" svg:height="0.399cm" svg:x="6.316cm" svg:y="2.8cm" svg:viewBox="0 0 2000 400" draw:points="1900,0 100,0 0,200 100,400 1900,400 2000,200"><text:p/></draw:polygon><draw:polygon draw:style-name="gr41" draw:text-style-name="P108" svg:width="2.699cm" svg:height="0.399cm" svg:x="14.316cm" svg:y="2.8cm" svg:viewBox="0 0 2700 400" draw:points="2700,0 100,0 0,200 100,400 2700,400"><text:p/></draw:polygon><draw:polygon draw:style-name="gr42" draw:text-style-name="P108" svg:width="1.999cm" svg:height="0.399cm" svg:x="12.316cm" svg:y="2.8cm" svg:viewBox="0 0 2000 400" draw:points="1900,0 100,0 0,200 100,400 1900,400 2000,200"><text:p/></draw:polygon><draw:polygon draw:style-name="gr41" draw:text-style-name="P108" svg:width="3.999cm" svg:height="0.399cm" svg:x="8.315cm" svg:y="2.8cm" svg:viewBox="0 0 4000 400" draw:points="3900,0 100,0 0,200 100,400 3900,400 4000,200"><text:p/></draw:polygon><draw:g draw:style-name="gr14"><draw:line draw:style-name="gr45" draw:text-style-name="P109" svg:x1="2.015cm" svg:y1="0.8cm" svg:x2="2.215cm" svg:y2="0.4cm"><text:p/></draw:line><draw:line draw:style-name="gr46" draw:text-style-name="P109" svg:x1="2.215cm" svg:y1="0.4cm" svg:x2="3.015cm" svg:y2="0.4cm"><text:p/></draw:line><draw:line draw:style-name="gr47" draw:text-style-name="P109" svg:x1="3.215cm" svg:y1="0.8cm" svg:x2="3.015cm" svg:y2="0.4cm"><text:p/></draw:line><draw:line draw:style-name="gr48" draw:text-style-name="P109" svg:x1="3.215cm" svg:y1="0.8cm" svg:x2="4.015cm" svg:y2="0.8cm"><text:p/></draw:line></draw:g></draw:g>Drawing <text:sequence text:ref-name="refDrawing0" text:name="Drawing" text:formula="ooow:Drawing+1" style:num-format="1">1</text:sequence>: Bus timing (write, read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onewire_p</text:span> signal can be used to supply extra power to the 1-wire line (for temperature conversion, ...), if the signal is not used, 0 should be <text:span text:style-name="T32">applied</text:span> instead.</text:p>
      <text:p text:style-name="Text_20_body"><draw:frame draw:style-name="fr3" draw:name="Frame2" text:anchor-type="paragraph" svg:y="0.21cm" svg:width="17cm" draw:z-index="10"><draw:text-box fo:min-height="3.401cm"><text:p text:style-name="Drawing"><draw:g text:anchor-type="paragraph" draw:z-index="11" draw:style-name="gr49"><draw:polygon draw:style-name="gr50" draw:text-style-name="P108" svg:width="1.698cm" svg:height="1.43cm" draw:transform="skewX (-0.00104719755119642) rotate (-0.46425758103159) translate (9.000125cm 0.900000000000014cm)" svg:viewBox="0 0 1699 1431" draw:points="0,240982 1699,241025 715,242412"><text:p/></draw:polygon><draw:line draw:style-name="gr51" draw:text-style-name="P108" svg:x1="7.5cm" svg:y1="1.7cm" svg:x2="9cm" svg:y2="1.7cm"><text:p/></draw:line><draw:line draw:style-name="gr52" draw:text-style-name="P108" svg:x1="7.5cm" svg:y1="0.5cm" svg:x2="9.8cm" svg:y2="0.5cm"><text:p/></draw:line><draw:line draw:style-name="gr53" draw:text-style-name="P108" svg:x1="9.8cm" svg:y1="0.5cm" svg:x2="9.8cm" svg:y2="1.3cm"><text:p/></draw:line><draw:line draw:style-name="gr54" draw:text-style-name="P108" svg:x1="10.5cm" svg:y1="1.7cm" svg:x2="12cm" svg:y2="1.7cm"><text:p/></draw:line><draw:line draw:style-name="gr55" draw:text-style-name="P108" svg:x1="7.5cm" svg:y1="2.9cm" svg:x2="11cm" svg:y2="2.9cm"><text:p/></draw:line><draw:line draw:style-name="gr56" draw:text-style-name="P108" svg:x1="10.999cm" svg:y1="1.7cm" svg:x2="10.999cm" svg:y2="2.9cm"><text:p/></draw:line><draw:frame draw:style-name="gr57" draw:text-style-name="P110" svg:width="6.002cm" svg:height="1.001cm" svg:x="1cm" svg:y="1.199cm"><draw:text-box><text:p text:style-name="P106"><text:span text:style-name="T62">owr_p[i]</text:span></text:p></draw:text-box></draw:frame><draw:frame draw:style-name="gr58" draw:text-style-name="P110" svg:width="6.002cm" svg:height="1.001cm" svg:x="1cm" svg:y="0cm"><draw:text-box><text:p text:style-name="P106"><text:span text:style-name="T62">owr_p[i] | owr_e[i]</text:span></text:p></draw:text-box></draw:frame><draw:frame draw:style-name="gr59" draw:text-style-name="P110" svg:width="6.002cm" svg:height="1.001cm" svg:x="1cm" svg:y="2.401cm"><draw:text-box><text:p text:style-name="P106"><text:span text:style-name="T62">owr_i[i]</text:span></text:p></draw:text-box></draw:frame><draw:frame draw:style-name="gr60" draw:text-style-name="P110" svg:width="4.001cm" svg:height="1.001cm" svg:x="12cm" svg:y="1.199cm"><draw:text-box><text:p text:style-name="P106"><text:span text:style-name="T62">owr[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assign o<text:span text:style-name="T40">wr</text:span> <text:s/>[i] = (<text:span text:style-name="T40">owr</text:span>_p[i] | <text:span text:style-name="T40">owr</text:span>_e[i]) ? <text:span text:style-name="T40">owr</text:span>_p[i] : 1'bz;</text:p>
      <text:p text:style-name="Preformatted_20_Text">assign o<text:span text:style-name="T40">wr</text:span>_i[i] = <text:s/><text:span text:style-name="T40">owr</text:span>;</text:p>
      <text:p text:style-name="Text_20_body"><text:soft-page-break/></text:p>
      <text:p text:style-name="Text_20_body">And if the power signal is ignored.</text:p>
      <text:p text:style-name="Preformatted_20_Text">assign o<text:span text:style-name="T40">wr</text:span> <text:s/>[i] = o<text:span text:style-name="T40">wr</text:span>_e[i] ? 1'b0 : 1'bz;</text:p>
      <text:p text:style-name="Preformatted_20_Text">assign <text:span text:style-name="T40">owr</text:span>_i[i] = o<text:span text:style-name="T40">wr</text:span>;</text:p>
      <text:p text:style-name="Text_20_body"/>
      <text:p text:style-name="P89"><text:span text:style-name="T40">On some FPGA it is possible to set driver strength at compile time.</text:span><text:span text:style-name="T48"> T</text:span>here are no extra features for long 1-wire networks, but it<text:span text:style-name="T40"> is</text:span> suggested to use weak drivers (slow slew rate) to minimize transitional effects on the network.<text:span text:style-name="T40"> </text:span><text:span text:style-name="T48">If the FPGA pin is to be used to provide power to an 1-wire slave, the opposite, to use strong drivers is suggested. If </text:span><text:span text:style-name="T49">both requirements are present the user must choose the proper compromise based on tests.</text:span></text:p>
      <text:h text:style-name="P94" text:outline-level="1">Processor interface</text:h>
      <text:p text:style-name="Text_20_body">The processor interface is described in three steps:</text:p>
      <text:list xml:id="list1362386103" text:style-name="L2">
        <text:list-item>
          <text:p text:style-name="P79"><text:span text:style-name="T40">address space</text:span></text:p>
        </text:list-item>
        <text:list-item>
          <text:p text:style-name="P80"><text:span text:style-name="T44">clock dividers</text:span></text:p>
        </text:list-item>
        <text:list-item>
          <text:p text:style-name="P78">1-wire line multiplexing and power enable<text:span text:style-name="T40"> functionality</text:span></text:p>
        </text:list-item>
        <text:list-item>
          <text:p text:style-name="P78">status/control register description</text:p>
        </text:list-item>
        <text:list-item>
          <text:p text:style-name="P78">driver access sequences (pooling and interrupts)</text:p>
        </text:list-item>
      </text:list>
      <text:p text:style-name="P88"><text:span text:style-name="T48">The document is focused on describing the 32bit CPU interface. Some aspects of a 8bit interface are mentioned, but many details are omitted.</text:span></text:p>
      <text:h text:style-name="Heading_20_2" text:outline-level="2"><text:span text:style-name="T40">Addre</text:span><text:span text:style-name="T56">ss</text:span><text:span text:style-name="T40"> space</text:span></text:h>
      <text:p text:style-name="Text_20_body">The <text:span text:style-name="T40">sockit_own</text:span> module is designed to be accessible by <text:span text:style-name="T41">a 32bit</text:span> CPU through a single 32bit register, if between 1 and 16 (<text:span text:style-name="Source_20_Text">OWN</text:span> parameter) 1-wire line<text:span text:style-name="T26">s</text:span> <text:span text:style-name="T26">are</text:span> required. If a single line is enough than power and select bits have no function, and the interface can be reduced to an 8bit control/status register.</text:p>
      <text:p text:style-name="P84"><text:span text:style-name="T41">If implemented (</text:span><text:span text:style-name="Source_20_Text"><text:span text:style-name="T41">CDR_E=1</text:span></text:span><text:span text:style-name="T41">), there are two 16bit clock divider ratio registers (</text:span><text:span text:style-name="Source_20_Text"><text:span text:style-name="T41">cdr_n</text:span></text:span><text:span text:style-name="T41">, </text:span><text:span text:style-name="Source_20_Text"><text:span text:style-name="T41">cdr_o</text:span></text:span><text:span text:style-name="T41">) one for normal and one for overdrive mode.</text:span></text:p>
      <text:p text:style-name="P61">Table <text:sequence text:ref-name="refTable5" text:name="Table" text:formula="ooow:Table+1" style:num-format="1">6</text:sequence>: <text:span text:style-name="T40">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B"/>
        <table:table-row>
          <table:table-cell table:style-name="Table7.A1" office:value-type="float" office:value="0">
            <text:p text:style-name="P95"><text:span text:style-name="T40">address</text:span></text:p>
          </table:table-cell>
          <table:table-cell table:style-name="Table7.A1" office:value-type="float" office:value="0">
            <text:p text:style-name="P12">31..24</text:p>
          </table:table-cell>
          <table:table-cell table:style-name="Table7.A1" office:value-type="float" office:value="0">
            <text:p text:style-name="P12">23..16</text:p>
          </table:table-cell>
          <table:table-cell table:style-name="Table7.A1" table:number-columns-spanned="2" office:value-type="float" office:value="0">
            <text:p text:style-name="P12">15..8</text:p>
          </table:table-cell>
          <table:covered-table-cell/>
          <table:table-cell table:style-name="Table7.F1" office:value-type="float" office:value="36708">
            <text:p text:style-name="P12">7..0</text:p>
          </table:table-cell>
        </table:table-row>
        <table:table-row>
          <table:table-cell table:style-name="Table7.A2" office:value-type="float" office:value="0">
            <text:p text:style-name="P95"><text:span text:style-name="T40">0</text:span></text:p>
          </table:table-cell>
          <table:table-cell table:style-name="Table7.A2" table:number-columns-spanned="2" office:value-type="float" office:value="0">
            <text:p text:style-name="P12"><text:span text:style-name="Source_20_Text">power</text:span></text:p>
          </table:table-cell>
          <table:covered-table-cell/>
          <table:table-cell table:style-name="Table7.A2">
            <text:p text:style-name="P12"><text:span text:style-name="Source_20_Text"/></text:p>
          </table:table-cell>
          <table:table-cell table:style-name="Table7.A2" office:value-type="float" office:value="0">
            <text:p text:style-name="P12"><text:span text:style-name="Source_20_Text">select</text:span></text:p>
          </table:table-cell>
          <table:table-cell table:style-name="Table7.F2" office:value-type="float" office:value="0">
            <text:p text:style-name="P12"><text:span text:style-name="Source_20_Text">status/control</text:span></text:p>
          </table:table-cell>
        </table:table-row>
        <table:table-row>
          <table:table-cell table:style-name="Table7.A2" office:value-type="float" office:value="0">
            <text:p text:style-name="P95"><text:span text:style-name="T40">1</text:span></text:p>
          </table:table-cell>
          <table:table-cell table:style-name="Table7.A2" table:number-columns-spanned="2" office:value-type="float" office:value="0">
            <text:p text:style-name="P95"><text:span text:style-name="Source_20_Text"><text:span text:style-name="T40">cdr_o</text:span></text:span></text:p>
          </table:table-cell>
          <table:covered-table-cell/>
          <table:table-cell table:style-name="Table7.F2" table:number-columns-spanned="3" office:value-type="float" office:value="0">
            <text:p text:style-name="P95"><text:span text:style-name="Source_20_Text"><text:span text:style-name="T40">cdr_n</text:span></text:span></text:p>
          </table:table-cell>
          <table:covered-table-cell/>
          <table:covered-table-cell/>
        </table:table-row>
      </table:table>
      <text:p text:style-name="Text_20_body"/>
      <text:p text:style-name="P84">Since all the controls are in a single register and there is no byte select signal, on every write all controls must have the correct value. In software this can be achieved by having a permanent structure holding the interface<text:span text:style-name="T26"> current</text:span> state.</text:p>
      <text:p text:style-name="P84"><text:span text:style-name="T41">Alternatively an 8bit interface is possible. The maximum number of 1-wire lines is reduced to four and the clock divider ratio register size is reduced to 8bit.</text:span></text:p>
      <text:p text:style-name="P105">Table <text:sequence text:ref-name="refTable11" text:name="Table" text:formula="ooow:Table+1" style:num-format="1">7</text:sequence>: <text:span text:style-name="T41">8</text:span><text:span text:style-name="T40">bit interface address space</text:span></text:p>
      <table:table table:name="Table12" table:style-name="Table12">
        <table:table-column table:style-name="Table12.A"/>
        <table:table-column table:style-name="Table12.B"/>
        <table:table-column table:style-name="Table12.C" table:number-columns-repeated="2"/>
        <table:table-row>
          <table:table-cell table:style-name="Table12.A1" office:value-type="float" office:value="0">
            <text:p text:style-name="P96"><text:span text:style-name="T40">address</text:span></text:p>
          </table:table-cell>
          <table:table-cell table:style-name="Table12.B1" table:number-columns-spanned="3" office:value-type="float" office:value="0">
            <text:p text:style-name="P96"><text:span text:style-name="T41">7..0</text:span></text:p>
          </table:table-cell>
          <table:covered-table-cell/>
          <table:covered-table-cell/>
        </table:table-row>
        <table:table-row>
          <table:table-cell table:style-name="Table12.A2" office:value-type="float" office:value="0">
            <text:p text:style-name="P96"><text:span text:style-name="T40">0</text:span></text:p>
          </table:table-cell>
          <table:table-cell table:style-name="Table12.B2" table:number-columns-spanned="3" office:value-type="float" office:value="0">
            <text:p text:style-name="P96"><text:span text:style-name="Source_20_Text">status/control</text:span></text:p>
          </table:table-cell>
          <table:covered-table-cell/>
          <table:covered-table-cell/>
        </table:table-row>
        <table:table-row>
          <table:table-cell table:style-name="Table12.A2" office:value-type="float" office:value="0">
            <text:p text:style-name="P96"><text:span text:style-name="T40">1</text:span></text:p>
          </table:table-cell>
          <table:table-cell table:style-name="Table12.A2" office:value-type="float" office:value="0">
            <text:p text:style-name="P96"><text:span text:style-name="Source_20_Text"><text:span text:style-name="T40">power</text:span></text:span></text:p>
          </table:table-cell>
          <table:table-cell table:style-name="Table12.A2">
            <text:p text:style-name="P96"/>
          </table:table-cell>
          <table:table-cell table:style-name="Table12.B2" office:value-type="float" office:value="0">
            <text:p text:style-name="P96"><text:span text:style-name="Source_20_Text">select</text:span></text:p>
          </table:table-cell>
        </table:table-row>
        <table:table-row>
          <table:table-cell table:style-name="Table12.A2" office:value-type="float" office:value="0">
            <text:p text:style-name="P96"><text:span text:style-name="T41">2</text:span></text:p>
          </table:table-cell>
          <table:table-cell table:style-name="Table12.B2" table:number-columns-spanned="3" office:value-type="float" office:value="0">
            <text:p text:style-name="P95"><text:span text:style-name="Source_20_Text"><text:span text:style-name="T40">cdr_</text:span></text:span><text:span text:style-name="Source_20_Text"><text:span text:style-name="T41">n</text:span></text:span></text:p>
          </table:table-cell>
          <table:covered-table-cell/>
          <table:covered-table-cell/>
        </table:table-row>
        <table:table-row>
          <table:table-cell table:style-name="Table12.A2" office:value-type="float" office:value="0">
            <text:p text:style-name="P96"><text:span text:style-name="T41">3</text:span></text:p>
          </table:table-cell>
          <table:table-cell table:style-name="Table12.B2" table:number-columns-spanned="3" office:value-type="float" office:value="0">
            <text:p text:style-name="P96"><text:span text:style-name="Source_20_Text"><text:span text:style-name="T40">cdr_o</text:span></text:span></text:p>
          </table:table-cell>
          <table:covered-table-cell/>
          <table:covered-table-cell/>
        </table:table-row>
      </table:table>
      <text:p text:style-name="P84"/>
      <text:h text:style-name="Heading_20_2" text:outline-level="2"><text:span text:style-name="T44">Clock dividers</text:span></text:h>
      <text:p text:style-name="P87"><text:span text:style-name="T44">If clock divider ratio registers</text:span><text:span text:style-name="T46"> </text:span><text:span text:style-name="Source_20_Text"><text:span text:style-name="T40">cdr_</text:span></text:span><text:span text:style-name="Source_20_Text"><text:span text:style-name="T41">n</text:span></text:span><text:span text:style-name="T46"> and </text:span><text:span text:style-name="Source_20_Text"><text:span text:style-name="T40">cdr_o</text:span></text:span><text:span text:style-name="T44"> are implemented (</text:span><text:span text:style-name="Source_20_Text"><text:span text:style-name="T44">CDR_E=1</text:span></text:span><text:span text:style-name="T44">) than </text:span><text:span text:style-name="T45">the reset value of the registers will be as defined by </text:span><text:span text:style-name="Source_20_Text"><text:span text:style-name="T45">CDR_N</text:span></text:span><text:span text:style-name="T45"> and </text:span><text:span text:style-name="Source_20_Text"><text:span text:style-name="T45">CDR_O</text:span></text:span><text:span text:style-name="T45"> parameters, and the registers can be written to </text:span><text:soft-page-break/><text:span text:style-name="T45">with new divider ratios while there is no 1-wire </text:span><text:span text:style-name="T50">cycle</text:span><text:span text:style-name="T45"> in progress. If the registers are not implemented </text:span><text:span text:style-name="T44">(</text:span><text:span text:style-name="Source_20_Text"><text:span text:style-name="T44">CDR_E=</text:span></text:span><text:span text:style-name="Source_20_Text"><text:span text:style-name="T45">0</text:span></text:span><text:span text:style-name="T44">)</text:span><text:span text:style-name="T45"> than a read will provide values defined by parameters and writes will be ignored.</text:span></text:p>
      <text:h text:style-name="Heading_20_2" text:outline-level="2">1-wire line multiplexing and power enable</text:h>
      <text:p text:style-name="Text_20_body">The <text:span text:style-name="T47">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transfer cycle can be issued, but it is possible to time multiplex between lines on bit transfer level. Each transfer must finish before a new transfer to the same or different line can be issued.</text:p>
      <text:p text:style-name="Text_20_body">The <text:span text:style-name="Source_20_Text">select[3:0]</text:span> register is used to select one of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3">wr</text:span></text:span><text:span text:style-name="Source_20_Text">_e</text:span> signal is not active.<text:span text:style-name="T48">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3">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status/control register is used instead. If the module is configured for more than one line (<text:span text:style-name="Source_20_Text">OWN=1</text:span>) than writes to the <text:span text:style-name="Source_20_Text">pwr</text:span> bit are ignored.<text:span text:style-name="T48">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0">cycles</text:span><text:span text:style-name="T48"> on the same line, but it is possible to communicate on other lines.</text:span></text:p>
      <text:h text:style-name="Heading_20_2" text:outline-level="2">Status/control register</text:h>
      <text:p text:style-name="Text_20_body"><text:span text:style-name="T49">The status/control register is used to initiate 1-wire </text:span><text:span text:style-name="T50">cycles</text:span><text:span text:style-name="T49"> and to check their status.</text:span> Writing into this register will always initiate an 1-wire <text:span text:style-name="T50">cycles</text:span>. Writing into the register while a cycle is already in progress will break the running cycle and start a new cycle<text:span text:style-name="T26">,</text:span> usually causing a protocol error.</text:p>
      <text:p text:style-name="P61">Table <text:sequence text:ref-name="refTable6" text:name="Table" text:formula="ooow:Table+1" style:num-format="1">8</text:sequence>: Statu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2"/>
          </table:table-cell>
          <table:table-cell table:style-name="Table4.B1" office:value-type="float" office:value="7">
            <text:p text:style-name="P12">7</text:p>
          </table:table-cell>
          <table:table-cell table:style-name="Table4.B1" office:value-type="float" office:value="6">
            <text:p text:style-name="P12">6</text:p>
          </table:table-cell>
          <table:table-cell table:style-name="Table4.B1" office:value-type="float" office:value="5">
            <text:p text:style-name="P12">5</text:p>
          </table:table-cell>
          <table:table-cell table:style-name="Table4.B1" office:value-type="float" office:value="4">
            <text:p text:style-name="P12">4</text:p>
          </table:table-cell>
          <table:table-cell table:style-name="Table4.B1" office:value-type="float" office:value="3">
            <text:p text:style-name="P12">3</text:p>
          </table:table-cell>
          <table:table-cell table:style-name="Table4.B1" office:value-type="float" office:value="2">
            <text:p text:style-name="P12">2</text:p>
          </table:table-cell>
          <table:table-cell table:style-name="Table4.B1" office:value-type="float" office:value="1">
            <text:p text:style-name="P12">1</text:p>
          </table:table-cell>
          <table:table-cell table:style-name="Table4.I1" office:value-type="float" office:value="0">
            <text:p text:style-name="P12">0</text:p>
          </table:table-cell>
        </table:table-row>
        <table:table-row>
          <table:table-cell table:style-name="Table4.A2" office:value-type="string">
            <text:p text:style-name="P2">name</text:p>
          </table:table-cell>
          <table:table-cell table:style-name="Table4.B2" office:value-type="string">
            <text:p text:style-name="P12"><text:span text:style-name="Source_20_Text">erx</text:span></text:p>
          </table:table-cell>
          <table:table-cell table:style-name="Table4.B2" office:value-type="string">
            <text:p text:style-name="P12"><text:span text:style-name="Source_20_Text">etx</text:span></text:p>
          </table:table-cell>
          <table:table-cell table:style-name="Table4.B2" office:value-type="string">
            <text:p text:style-name="P12"><text:span text:style-name="Source_20_Text">srx</text:span></text:p>
          </table:table-cell>
          <table:table-cell table:style-name="Table4.B2" office:value-type="string">
            <text:p text:style-name="P12"><text:span text:style-name="Source_20_Text">stx</text:span></text:p>
          </table:table-cell>
          <table:table-cell table:style-name="Table4.B2" office:value-type="string">
            <text:p text:style-name="P12"><text:span text:style-name="Source_20_Text">pwr/owr</text:span></text:p>
          </table:table-cell>
          <table:table-cell table:style-name="Table4.B2" office:value-type="string">
            <text:p text:style-name="P12"><text:span text:style-name="Source_20_Text">ovd</text:span></text:p>
          </table:table-cell>
          <table:table-cell table:style-name="Table4.B2" office:value-type="string">
            <text:p text:style-name="P12"><text:span text:style-name="Source_20_Text">rst/trn</text:span></text:p>
          </table:table-cell>
          <table:table-cell table:style-name="Table4.I2" office:value-type="string">
            <text:p text:style-name="P12"><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12">r/w</text:p>
          </table:table-cell>
          <table:table-cell table:style-name="Table4.B2" office:value-type="string">
            <text:p text:style-name="P12">r/w</text:p>
          </table:table-cell>
          <table:table-cell table:style-name="Table4.B2" office:value-type="string">
            <text:p text:style-name="P12">r</text:p>
          </table:table-cell>
          <table:table-cell table:style-name="Table4.B2" office:value-type="string">
            <text:p text:style-name="P12">r</text:p>
          </table:table-cell>
          <table:table-cell table:style-name="Table4.B2" office:value-type="string">
            <text:p text:style-name="P12">r/w</text:p>
          </table:table-cell>
          <table:table-cell table:style-name="Table4.B2" office:value-type="string">
            <text:p text:style-name="P12">r/w</text:p>
          </table:table-cell>
          <table:table-cell table:style-name="Table4.B2" office:value-type="string">
            <text:p text:style-name="P12">w</text:p>
          </table:table-cell>
          <table:table-cell table:style-name="Table4.I2" office:value-type="string">
            <text:p text:style-name="P12">r/w</text:p>
          </table:table-cell>
        </table:table-row>
        <table:table-row>
          <table:table-cell table:style-name="Table4.A2" office:value-type="string">
            <text:p text:style-name="P2">reset</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I2" office:value-type="string">
            <text:p text:style-name="P12">x</text:p>
          </table:table-cell>
        </table:table-row>
      </table:table>
      <text:p text:style-name="Text_20_body"/>
      <text:p text:style-name="P61">Table <text:sequence text:ref-name="refTable7" text:name="Table" text:formula="ooow:Table+1" style:num-format="1">9</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2"/>
          </table:table-cell>
          <table:table-cell table:style-name="Table5.A1" office:value-type="string">
            <text:p text:style-name="P13"/>
          </table: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13"><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ext:soft-page-break/>
        <table:table-row>
          <table:table-cell table:style-name="Table5.A2" office:value-type="float" office:value="1">
            <text:p text:style-name="P2">1</text:p>
          </table:table-cell>
          <table:table-cell table:style-name="Table5.B2" office:value-type="string">
            <text:p text:style-name="P13"><text:span text:style-name="Source_20_Text">rst</text:span></text:p>
            <text:p text:style-name="P13"><text:span text:style-name="Source_20_Text">trn</text:span></text:p>
          </table:table-cell>
          <table:table-cell table:style-name="Table5.C2" office:value-type="string">
            <text:p text:style-name="P2">write: reset pulse request (0 - no action, 1 - perform reset and read presence)</text:p>
            <text:p text:style-name="P2">read: transfer status (0 - no transfer, 1 - transfer in progress)</text:p>
          </table:table-cell>
        </table:table-row>
        <table:table-row>
          <table:table-cell table:style-name="Table5.A2" office:value-type="float" office:value="2">
            <text:p text:style-name="P2">2</text:p>
          </table:table-cell>
          <table:table-cell table:style-name="Table5.B2" office:value-type="string">
            <text:p text:style-name="P13"><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2">3</text:p>
          </table:table-cell>
          <table:table-cell table:style-name="Table5.B2" office:value-type="string">
            <text:p text:style-name="P13"><text:span text:style-name="Source_20_Text">pwr</text:span></text:p>
            <text:p text:style-name="P13"><text:span text:style-name="Source_20_Text">owr</text:span></text:p>
          </table:table-cell>
          <table:table-cell table:style-name="Table5.C2" office:value-type="string">
            <text:p text:style-name="P2">write: power supply (0 - normal operation, 1 - supply power over 1-wire)</text:p>
            <text:p text:style-name="P2">read: direct access to the currently selected 1-wire line (for debugging purposes)</text:p>
          </table:table-cell>
        </table:table-row>
        <table:table-row>
          <table:table-cell table:style-name="Table5.A2" office:value-type="float" office:value="4">
            <text:p text:style-name="P2">4</text:p>
          </table:table-cell>
          <table:table-cell table:style-name="Table5.B2" office:value-type="string">
            <text:p text:style-name="P13"><text:span text:style-name="Source_20_Text">stx</text:span></text:p>
          </table:table-cell>
          <table:table-cell table:style-name="Table5.C2" office:value-type="string">
            <text:p text:style-name="P2">status of transmit interrupt (set on end of reset or write data <text:span text:style-name="T50">cycle</text:span>, cleared by <text:span text:style-name="T50">bus</text:span> read)</text:p>
          </table:table-cell>
        </table:table-row>
        <table:table-row>
          <table:table-cell table:style-name="Table5.A2" office:value-type="float" office:value="5">
            <text:p text:style-name="P2">5</text:p>
          </table:table-cell>
          <table:table-cell table:style-name="Table5.B2" office:value-type="string">
            <text:p text:style-name="P13"><text:span text:style-name="Source_20_Text">srx</text:span></text:p>
          </table:table-cell>
          <table:table-cell table:style-name="Table5.C2" office:value-type="string">
            <text:p text:style-name="P2">status of receive interrupt (set during presence or read data <text:span text:style-name="T50">cycle</text:span>, cleared by <text:span text:style-name="T50">bus</text:span> read)</text:p>
          </table:table-cell>
        </table:table-row>
        <table:table-row>
          <table:table-cell table:style-name="Table5.A2" office:value-type="float" office:value="6">
            <text:p text:style-name="P2">6</text:p>
          </table:table-cell>
          <table:table-cell table:style-name="Table5.B2" office:value-type="string">
            <text:p text:style-name="P13"><text:span text:style-name="Source_20_Text">etx</text:span></text:p>
          </table:table-cell>
          <table:table-cell table:style-name="Table5.C2" office:value-type="string">
            <text:p text:style-name="P2">enable transmit interrupt (0 - disabled, 1 - enabled)</text:p>
          </table:table-cell>
        </table:table-row>
        <table:table-row>
          <table:table-cell table:style-name="Table5.A2" office:value-type="float" office:value="7">
            <text:p text:style-name="P2">7</text:p>
          </table:table-cell>
          <table:table-cell table:style-name="Table5.B2" office:value-type="string">
            <text:p text:style-name="P13"><text:span text:style-name="Source_20_Text">erx</text:span></text:p>
          </table:table-cell>
          <table:table-cell table:style-name="Table5.C2" office:value-type="string">
            <text:p text:style-name="P2">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text:span text:style-name="T50">cycle</text:span>. Bit <text:span text:style-name="Source_20_Text">ovd</text:span> is used to specify the transfer speed. Combinations of this bits are used to select 8 different <text:span text:style-name="T50">cycle</text:span> types. <text:span text:style-name="T51">Timing values are for normal mode "5.0" and overdrive mode "1.0" base time periods. </text:span>Detailed timing for this <text:span text:style-name="T50">cycle</text:span>s is explained in the section "Supported 1-wire functionality".</text:p>
      <text:p text:style-name="P61">Table <text:sequence text:ref-name="refTable8" text:name="Table" text:formula="ooow:Table+1" style:num-format="1">10</text:sequence>: List of supported <text:span text:style-name="T50">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12"><text:span text:style-name="Source_20_Text">ovd</text:span></text:p>
          </table:table-cell>
          <table:table-cell table:style-name="Table6.A1" office:value-type="string">
            <text:p text:style-name="P12"><text:span text:style-name="Source_20_Text">rst</text:span></text:p>
          </table:table-cell>
          <table:table-cell table:style-name="Table6.A1" office:value-type="string">
            <text:p text:style-name="P12"><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2">6<text:span text:style-name="T51">5</text:span><text:span text:style-name="T2">μ</text:span><text:span text:style-name="T6">s</text:span></text:p>
          </table:table-cell>
          <table:table-cell table:style-name="Table6.E2" office:value-type="string">
            <text:p text:style-name="P2">write '0' cycle</text:p>
          </table:table-cell>
        </table:table-row>
        <table:table-row>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2">6<text:span text:style-name="T51">5</text:span><text:span text:style-name="T2">μ</text:span><text:span text:style-name="T6">s</text:span></text:p>
          </table:table-cell>
          <table:table-cell table:style-name="Table6.E2" office:value-type="string">
            <text:p text:style-name="P2">write '1' cycle or read cycle</text:p>
          </table:table-cell>
        </table:table-row>
        <table:table-row>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2">960<text:span text:style-name="T2">μ</text:span><text:span text:style-name="T6">s</text:span></text:p>
          </table:table-cell>
          <table:table-cell table:style-name="Table6.E2" office:value-type="string">
            <text:p text:style-name="P2">reset and presence detect cycle</text:p>
          </table:table-cell>
        </table:table-row>
        <table:table-row>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12">1</text:p>
          </table:table-cell>
          <table:table-cell table:style-name="Table6.A2" office:value-type="string">
            <text:p text:style-name="P2"><text:span text:style-name="T5">1000</text:span><text:span text:style-name="T2">μ</text:span><text:span text:style-name="T6">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0</text:p>
          </table:table-cell>
          <table:table-cell table:style-name="Table6.A2" office:value-type="string">
            <text:p text:style-name="P2"><text:span text:style-name="T5">7</text:span><text:span text:style-name="T2">μ</text:span><text:span text:style-name="T6">s</text:span></text:p>
          </table:table-cell>
          <table:table-cell table:style-name="Table6.E2" office:value-type="string">
            <text:p text:style-name="P2">overdrive write '0' cycle</text:p>
          </table:table-cell>
        </table:table-row>
        <table:table-row>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12">1</text:p>
          </table:table-cell>
          <table:table-cell table:style-name="Table6.A2" office:value-type="string">
            <text:p text:style-name="P2"><text:span text:style-name="T5">7</text:span><text:span text:style-name="T2">μ</text:span><text:span text:style-name="T6">s</text:span></text:p>
          </table:table-cell>
          <table:table-cell table:style-name="Table6.E2" office:value-type="string">
            <text:p text:style-name="P2">overdrive write '1' cycle or read cycle</text:p>
          </table:table-cell>
        </table:table-row>
        <table:table-row>
          <table:table-cell table:style-name="Table6.A2" office:value-type="string">
            <text:p text:style-name="P12">1</text:p>
          </table:table-cell>
          <table:table-cell table:style-name="Table6.A2" office:value-type="string">
            <text:p text:style-name="P12">1</text:p>
          </table:table-cell>
          <table:table-cell table:style-name="Table6.A2" office:value-type="string">
            <text:p text:style-name="P12">0</text:p>
          </table:table-cell>
          <table:table-cell table:style-name="Table6.A2" office:value-type="string">
            <text:p text:style-name="P2">96<text:span text:style-name="T2">μ</text:span><text:span text:style-name="T6">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12">1</text:p>
          </table:table-cell>
          <table:table-cell table:style-name="Table6.A2" office:value-type="string">
            <text:p text:style-name="P12">1</text:p>
          </table:table-cell>
          <table:table-cell table:style-name="Table6.A2" office:value-type="string">
            <text:p text:style-name="P12">1</text:p>
          </table:table-cell>
          <table:table-cell table:style-name="Table6.A2" office:value-type="string">
            <text:p text:style-name="P2"><text:span text:style-name="T2">0μ</text:span><text:span text:style-name="T6">s</text:span></text:p>
          </table:table-cell>
          <table:table-cell table:style-name="Table6.E2" office:value-type="string">
            <text:p text:style-name="P2"><text:span text:style-name="T10">zero time</text:span>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rn</text:span> shows the transfer status, which can be used for polling.</text:p>
      <text:p text:style-name="P90"><text:span text:style-name="T51">Bit </text:span><text:span text:style-name="Source_20_Text"><text:span text:style-name="T51">ovd</text:span></text:span><text:span text:style-name="T51"> is used to select between normal and overdrive mode.</text:span></text:p>
      <text:p text:style-name="P90"><text:span text:style-name="T51">Bit </text:span><text:span text:style-name="Source_20_Text"><text:span text:style-name="T51">pwr</text:span></text:span><text:span text:style-name="T51"> has a different meaning for write than for read.</text:span><text:span text:style-name="T52"> The write functionality is only implemented if only a single 1-wire line is implemented (</text:span><text:span text:style-name="Source_20_Text"><text:span text:style-name="T52">OWN=1</text:span></text:span><text:span text:style-name="T52">). The write value directly controls the status of the </text:span><text:span text:style-name="Source_20_Text"><text:span text:style-name="T52">owr_p</text:span></text:span><text:span text:style-name="T52"> signal. The read</text:span><text:span text:style-name="T53"> the </text:span><text:span text:style-name="Source_20_Text"><text:span text:style-name="T53">owr</text:span></text:span><text:span text:style-name="T52"> value </text:span><text:span text:style-name="T53">provides direct access to the state of the selected line </text:span><text:span text:style-name="Source_20_Text"><text:span text:style-name="T53">owr_i[select]</text:span></text:span><text:span text:style-name="T53">.</text:span></text:p>
      <text:p text:style-name="Text_20_body">Bits <text:span text:style-name="Source_20_Text">stx</text:span>, <text:span text:style-name="Source_20_Text">srx</text:span> describe the current state of a <text:span text:style-name="T50">cycle</text:span>. Each <text:span text:style-name="T50">cycle</text:span> has a read-point when <text:span text:style-name="Source_20_Text">srx</text:span> is set and an end-point when <text:span text:style-name="Source_20_Text">stx</text:span> is set, the <text:span text:style-name="T50">cycle</text:span> is completed and a new <text:span text:style-name="T50">cycle</text:span> can be issued. Both bits are cleared by a register read, so care must be taken to check their value after every read. <text:span text:style-name="T54">F</text:span>or interrupt driven software<text:span text:style-name="T54"> </text:span><text:span text:style-name="Source_20_Text"><text:span text:style-name="T54">stx</text:span></text:span><text:span text:style-name="T54"> should be and</text:span> it might be useful to detect the read-point status bit<text:span text:style-name="T54"> with</text:span> <text:span text:style-name="Source_20_Text">srx</text:span>.</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text:soft-page-break/>implementation of the driver.</text:p>
      <text:h text:style-name="Heading_20_2" text:outline-level="2"><text:span text:style-name="T54">Driver a</text:span>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578677112" text:style-name="L3">
        <text:list-item>
          <text:p text:style-name="P81"><text:span text:style-name="Source_20_Text">write (data) <text:s text:c="2"/></text:span>- 8bit (or 32bit) write to the configuration/status register</text:p>
        </text:list-item>
        <text:list-item>
          <text:p text:style-name="P81"><text:span text:style-name="Source_20_Text">data = read () </text:span>- 8bit (<text:span text:style-name="T27">or </text:span>32bit) read from the configuration/status register</text:p>
        </text:list-item>
      </text:list>
      <text:p text:style-name="P91"><text:span text:style-name="T57">If clock divider ratio registers are implemented (</text:span><text:span text:style-name="Source_20_Text"><text:span text:style-name="T57">CDR_E=1</text:span></text:span><text:span text:style-name="T57">) they must be written with proper divider ratios prior to issuing any 1-wire cycles.</text:span></text:p>
      <text:h text:style-name="Heading_20_3" text:outline-level="3">Polling</text:h>
      <text:p text:style-name="Text_20_body">Polling is not an optimal implementation, but it might be useful for debugging purposes. Since interrupts are not used '0' should be written into interrupt enable registers and transfer status bit <text:span text:style-name="Source_20_Text">trn</text:span> is used to identify the end of the cycle.</text:p>
      <text:h text:style-name="Heading_20_4" text:outline-level="4">Reset</text:h>
      <text:p text:style-name="P92">A '1' is written into the <text:span text:style-name="Source_20_Text">rst</text:span> bit and a '0' is written into the <text:span text:style-name="Source_20_Text">d</text:span><text:span text:style-name="Source_20_Text"><text:span text:style-name="T58">at</text:span></text:span> bit. Bit <text:span text:style-name="Source_20_Text">ovd</text:span> is used to select normal or overdrive <text:span text:style-name="T58">mode</text:span>.<text:span text:style-name="T58"> After writing an 1-wire cycle will start indicated by the transfer status bit</text:span> (<text:span text:style-name="Source_20_Text">trn=</text:span><text:span text:style-name="Source_20_Text"><text:span text:style-name="T58">1</text:span></text:span>)<text:span text:style-name="T58">. </text:span>The software must wait in a loop till the cycle ends (<text:span text:style-name="Source_20_Text">trn=0</text:span>) and than the presence status can be read from bit <text:span text:style-name="Source_20_Text">d</text:span><text:span text:style-name="Source_20_Text"><text:span text:style-name="T58">at</text:span></text:span>. The next function returns the presence detect status.</text:p>
      <text:p text:style-name="Preformatted_20_Text">bool reset (bool overdrive)</text:p>
      <text:p text:style-name="Preformatted_20_Text">{</text:p>
      <text:p text:style-name="Preformatted_20_Text"><text:s text:c="2"/>write ((overdrive &lt;&lt; 2) | 0x02);</text:p>
      <text:p text:style-name="Preformatted_20_Text"><text:s text:c="2"/>while ((reg = read()) &amp; 0x02);</text:p>
      <text:p text:style-name="Preformatted_20_Text"><text:s text:c="2"/>return (reg 0x01);</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void write_bit (bool bit, bool overdrive)</text:p>
      <text:p text:style-name="Preformatted_20_Text">{</text:p>
      <text:p text:style-name="Preformatted_20_Text"><text:s text:c="2"/>write ((overdrive &lt;&lt; 2) | bit);</text:p>
      <text:p text:style-name="Preformatted_20_Text"><text:s text:c="2"/>while ((reg = read()) &amp; 0x02);</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text:soft-page-break/>bool read_bit (bool overdrive)</text:p>
      <text:p text:style-name="Preformatted_20_Text">{</text:p>
      <text:p text:style-name="Preformatted_20_Text"><text:s text:c="2"/>write ((overdrive &lt;&lt; 2) | 0x01);</text:p>
      <text:p text:style-name="Preformatted_20_Text"><text:s text:c="2"/>while ((reg = read()) &amp; 0x02);</text:p>
      <text:p text:style-name="Preformatted_20_Text"><text:s text:c="2"/>return (reg 0x01);</text:p>
      <text:p text:style-name="Preformatted_20_Text">}</text:p>
      <text:h text:style-name="Heading_20_3" text:outline-level="3">Interrupts</text:h>
      <text:p text:style-name="P74"/>
      <text:h text:style-name="P94" text:outline-level="1">Supported 1-wire functionality</text:h>
      <text:p text:style-name="Text_20_body">The onewire master module provides timed transfer cycles for 1-wire reset/presence and write/read bit for both normal and overdrive mode. This section describes how the 1-wire link layer is implemented by the onewire module RTL.</text:p>
      <text:h text:style-name="Heading_20_2" text:outline-level="2">RTL description</text:h>
      <text:p text:style-name="Text_20_body">The core of the RTL is a state machine with a 7bit counter. On each bus write the counter and onewire signals are set to appropriate values. The clock generator provides pulses every 7.5<text:span text:style-name="T2">μ</text:span><text:span text:style-name="T6">s, on </text:span><text:span text:style-name="T6">each pulse the counter is decremented and the onewire signals are changed as required.</text:span></text:p>
      <text:p text:style-name="P83">More details can be found in the RTL source.</text:p>
      <text:p text:style-name="P83"/>
      <text:p text:style-name="P83"><draw:frame draw:style-name="fr1" draw:name="Frame1" text:anchor-type="paragraph" svg:x="0cm" svg:y="0.212cm" svg:width="17.002cm" draw:z-index="12"><draw:text-box fo:min-height="11.28cm"><text:p text:style-name="Drawing"><draw:g text:anchor-type="paragraph" draw:z-index="13" draw:style-name="gr49"><draw:custom-shape draw:style-name="gr61" draw:text-style-name="P111" svg:width="9.002cm" svg:height="11.276cm" svg:x="4.5cm" svg:y="0cm"><text:p/><draw:enhanced-geometry svg:viewBox="0 0 21600 21600" draw:type="rectangle" draw:enhanced-path="M 0 0 L 21600 0 21600 21600 0 21600 0 0 Z N"/></draw:custom-shape><draw:custom-shape draw:style-name="gr62" draw:text-style-name="P111" svg:width="2.001cm" svg:height="1.752cm" svg:x="5.5cm" svg:y="0.499cm"><text:p text:style-name="P112"><text:span text:style-name="T59">power</text:span></text:p><draw:enhanced-geometry svg:viewBox="0 0 21600 21600" draw:type="rectangle" draw:enhanced-path="M 0 0 L 21600 0 21600 21600 0 21600 0 0 Z N"/></draw:custom-shape><draw:custom-shape draw:style-name="gr63" draw:text-style-name="P111" svg:width="2.001cm" svg:height="0.752cm" svg:x="5.5cm" svg:y="2.499cm"><text:p text:style-name="P112"><text:span text:style-name="T59">select</text:span></text:p><draw:enhanced-geometry svg:viewBox="0 0 21600 21600" draw:type="rectangle" draw:enhanced-path="M 0 0 L 21600 0 21600 21600 0 21600 0 0 Z N"/></draw:custom-shape><draw:custom-shape draw:style-name="gr64" draw:text-style-name="P111" svg:width="2.001cm" svg:height="3.751cm" svg:x="5.5cm" svg:y="3.5cm"><text:p text:style-name="P112"><text:span text:style-name="T59">config</text:span></text:p><text:p text:style-name="P112"><text:span text:style-name="T59">/</text:span></text:p><text:p text:style-name="P112"><text:span text:style-name="T59">control</text:span></text:p><draw:enhanced-geometry svg:viewBox="0 0 21600 21600" draw:type="rectangle" draw:enhanced-path="M 0 0 L 21600 0 21600 21600 0 21600 0 0 Z N"/></draw:custom-shape><draw:line draw:style-name="gr65" draw:text-style-name="P108" svg:x1="12.5cm" svg:y1="3.875cm" svg:x2="14cm" svg:y2="3.875cm"><text:p/></draw:line><draw:line draw:style-name="gr66" draw:text-style-name="P108" svg:x1="12.5cm" svg:y1="4.125cm" svg:x2="14cm" svg:y2="4.125cm"><text:p/></draw:line><draw:line draw:style-name="gr67" draw:text-style-name="P108" svg:x1="12.5cm" svg:y1="4.375cm" svg:x2="14cm" svg:y2="4.375cm"><text:p/></draw:line><draw:line draw:style-name="gr68" draw:text-style-name="P108" svg:x1="12.5cm" svg:y1="4.875cm" svg:x2="14cm" svg:y2="4.875cm"><text:p/></draw:line><draw:polygon draw:style-name="gr69" draw:text-style-name="P108" svg:width="1.272cm" svg:height="1.456cm" draw:transform="skewX (0.00122173047639579) rotate (0.245916891605955) translate (11.2650278144725cm 3.93397769818838cm)" svg:viewBox="0 0 1273 1457" draw:points="243,681430 1273,681431 909,682887 0,682400"><text:p/></draw:polygon><draw:frame draw:style-name="gr70" draw:text-style-name="P110" svg:width="3.001cm" svg:height="1.001cm" svg:x="14cm" svg:y="3.875cm"><draw:text-box><text:p text:style-name="P106"><text:span text:style-name="T62">owr_e</text:span></text:p></draw:text-box></draw:frame><draw:line draw:style-name="gr71" draw:text-style-name="P108" svg:x1="14cm" svg:y1="5.875cm" svg:x2="12.5cm" svg:y2="5.875cm"><text:p/></draw:line><draw:line draw:style-name="gr72" draw:text-style-name="P108" svg:x1="14cm" svg:y1="6.125cm" svg:x2="12.5cm" svg:y2="6.125cm"><text:p/></draw:line><draw:line draw:style-name="gr73" draw:text-style-name="P108" svg:x1="14cm" svg:y1="6.375cm" svg:x2="12.5cm" svg:y2="6.375cm"><text:p/></draw:line><draw:line draw:style-name="gr74" draw:text-style-name="P108" svg:x1="14cm" svg:y1="6.875cm" svg:x2="12.5cm" svg:y2="6.875cm"><text:p/></draw:line><draw:polygon draw:style-name="gr75" draw:text-style-name="P108" svg:width="1.272cm" svg:height="1.455cm" draw:transform="skewX (0.0012217304763958) rotate (0.245916891605955) translate (11.2650278144725cm 5.93397769818828cm)" svg:viewBox="0 0 1273 1456" draw:points="243,685310 1273,685311 909,686766 0,686280"><text:p/></draw:polygon><draw:custom-shape draw:style-name="gr76" draw:text-style-name="P111" svg:width="2.001cm" svg:height="3.751cm" svg:x="8.999cm" svg:y="3.5cm"><text:p text:style-name="P112"><text:span text:style-name="T59">state</text:span></text:p><text:p text:style-name="P112"><text:span text:style-name="T59">machine</text:span></text:p><text:p text:style-name="P112"><text:span text:style-name="T59"/></text:p><text:p text:style-name="P112"><text:span text:style-name="T59">7bit</text:span></text:p><text:p text:style-name="P112"><text:span text:style-name="T59">counter</text:span></text:p><draw:enhanced-geometry svg:viewBox="0 0 21600 21600" draw:type="rectangle" draw:enhanced-path="M 0 0 L 21600 0 21600 21600 0 21600 0 0 Z N"/></draw:custom-shape><draw:line draw:style-name="gr77" draw:text-style-name="P108" svg:x1="11cm" svg:y1="4.375cm" svg:x2="11.5cm" svg:y2="4.375cm"><text:p/></draw:line><draw:line draw:style-name="gr78" draw:text-style-name="P108" svg:x1="11.5cm" svg:y1="6.375cm" svg:x2="11cm" svg:y2="6.375cm"><text:p/></draw:line><draw:frame draw:style-name="gr79" draw:text-style-name="P110" svg:width="3.001cm" svg:height="1.001cm" svg:x="14cm" svg:y="5.876cm"><draw:text-box><text:p text:style-name="P106"><text:span text:style-name="T62">owr_i</text:span></text:p></draw:text-box></draw:frame><draw:line draw:style-name="gr80" draw:text-style-name="P108" svg:x1="7.5cm" svg:y1="0.875cm" svg:x2="14cm" svg:y2="0.875cm"><text:p/></draw:line><draw:line draw:style-name="gr81" draw:text-style-name="P108" svg:x1="7.5cm" svg:y1="1.125cm" svg:x2="14cm" svg:y2="1.125cm"><text:p/></draw:line><draw:line draw:style-name="gr82" draw:text-style-name="P108" svg:x1="7.5cm" svg:y1="1.375cm" svg:x2="14cm" svg:y2="1.375cm"><text:p/></draw:line><draw:line draw:style-name="gr83" draw:text-style-name="P108" svg:x1="7.5cm" svg:y1="1.875cm" svg:x2="14cm" svg:y2="1.875cm"><text:p/></draw:line><draw:frame draw:style-name="gr84" draw:text-style-name="P110" svg:width="3.001cm" svg:height="1.001cm" svg:x="14cm" svg:y="0.875cm"><draw:text-box><text:p text:style-name="P106"><text:span text:style-name="T62">owr_p</text:span></text:p></draw:text-box></draw:frame><draw:line draw:style-name="gr85" draw:text-style-name="P108" svg:x1="12cm" svg:y1="2.875cm" svg:x2="12cm" svg:y2="3.75cm"><text:p/></draw:line><draw:line draw:style-name="gr86" draw:text-style-name="P108" svg:x1="12cm" svg:y1="5cm" svg:x2="12cm" svg:y2="5.75cm"><text:p/></draw:line><draw:line draw:style-name="gr87" draw:text-style-name="P108" svg:x1="7.5cm" svg:y1="2.875cm" svg:x2="12cm" svg:y2="2.875cm"><text:p/></draw:line><draw:frame draw:style-name="gr88" draw:text-style-name="P110" svg:width="1.502cm" svg:height="1.001cm" svg:x="2.499cm" svg:y="8.25cm"><draw:text-box><text:p text:style-name="P106"><text:span text:style-name="T62">clk</text:span></text:p></draw:text-box></draw:frame><draw:frame draw:style-name="gr89" draw:text-style-name="P110" svg:width="4.001cm" svg:height="1.001cm" svg:x="0cm" svg:y="0.376cm"><draw:text-box><text:p text:style-name="P106"><text:span text:style-name="T62">bus_wen</text:span></text:p></draw:text-box></draw:frame><draw:custom-shape draw:style-name="gr90" draw:text-style-name="P111" svg:width="5.501cm" svg:height="1.001cm" svg:x="5.5cm" svg:y="8.25cm"><text:p text:style-name="P112"><text:span text:style-name="T59">clock generator</text:span></text:p><draw:enhanced-geometry svg:viewBox="0 0 21600 21600" draw:type="rectangle" draw:enhanced-path="M 0 0 L 21600 0 21600 21600 0 21600 0 0 Z N"/></draw:custom-shape><draw:line draw:style-name="gr91" draw:text-style-name="P108" svg:x1="6.5cm" svg:y1="7.25cm" svg:x2="6.5cm" svg:y2="8.25cm"><text:p/></draw:line><draw:line draw:style-name="gr92" draw:text-style-name="P108" svg:x1="10cm" svg:y1="8.25cm" svg:x2="10cm" svg:y2="7.25cm"><text:p/></draw:line><draw:frame draw:style-name="gr93" draw:text-style-name="P110" svg:width="1.5cm" svg:height="1.001cm" svg:x="6.5cm" svg:y="7.25cm"><draw:text-box><text:p text:style-name="P106"><text:span text:style-name="T62">ovd</text:span></text:p></draw:text-box></draw:frame><draw:line draw:style-name="gr94" draw:text-style-name="P108" svg:x1="4cm" svg:y1="8.75cm" svg:x2="5.5cm" svg:y2="8.75cm"><text:p/></draw:line><draw:frame draw:style-name="gr95" draw:text-style-name="P110" svg:width="1.5cm" svg:height="1.001cm" svg:x="8.5cm" svg:y="7.25cm"><draw:text-box><text:p text:style-name="P106"><text:span text:style-name="T62">pls</text:span></text:p></draw:text-box></draw:frame><draw:line draw:style-name="gr96" draw:text-style-name="P108" svg:x1="7.5cm" svg:y1="4.25cm" svg:x2="9cm" svg:y2="4.25cm"><text:p/></draw:line><draw:line draw:style-name="gr97" draw:text-style-name="P108" svg:x1="7.5cm" svg:y1="5.125cm" svg:x2="9cm" svg:y2="5.125cm"><text:p/></draw:line><draw:line draw:style-name="gr98" draw:text-style-name="P108" svg:x1="9cm" svg:y1="6.625cm" svg:x2="7.5cm" svg:y2="6.625cm"><text:p/></draw:line><draw:frame draw:style-name="gr99" draw:text-style-name="P110" svg:width="3.982cm" svg:height="1.001cm" svg:x="0.019cm" svg:y="1.392cm"><draw:text-box><text:p text:style-name="P106"><text:span text:style-name="T62">bus_ren</text:span></text:p></draw:text-box></draw:frame><draw:frame draw:style-name="gr100" draw:text-style-name="P110" svg:width="4.001cm" svg:height="1.001cm" svg:x="0cm" svg:y="4.374cm"><draw:text-box><text:p text:style-name="P106"><text:span text:style-name="T62">bus_rdt</text:span></text:p></draw:text-box></draw:frame><draw:frame draw:style-name="gr101" draw:text-style-name="P110" svg:width="1.5cm" svg:height="1.206cm" svg:x="7.5cm" svg:y="5.42cm"><draw:text-box><text:p text:style-name="P106"><text:span text:style-name="T62">srx</text:span></text:p><text:p text:style-name="P106"><text:span text:style-name="T62">stx</text:span></text:p></draw:text-box></draw:frame><draw:frame draw:style-name="gr102" draw:text-style-name="P110" svg:width="1.5cm" svg:height="0.75cm" svg:x="7.5cm" svg:y="3.5cm"><draw:text-box><text:p text:style-name="P106"><text:span text:style-name="T62">rst</text:span></text:p></draw:text-box></draw:frame><draw:frame draw:style-name="gr103" draw:text-style-name="P110" svg:width="1.5cm" svg:height="0.75cm" svg:x="7.5cm" svg:y="4.376cm"><draw:text-box><text:p text:style-name="P106"><text:span text:style-name="T62">dat</text:span></text:p></draw:text-box></draw:frame><draw:line draw:style-name="gr104" draw:text-style-name="P108" svg:x1="9cm" svg:y1="5.375cm" svg:x2="7.5cm" svg:y2="5.375cm"><text:p/></draw:line><draw:line draw:style-name="gr105" draw:text-style-name="P108" svg:x1="5cm" svg:y1="4.875cm" svg:x2="4cm" svg:y2="4.875cm"><text:p/></draw:line><draw:frame draw:style-name="gr106" draw:text-style-name="P110" svg:width="4.001cm" svg:height="1.001cm" svg:x="0cm" svg:y="3.374cm"><draw:text-box><text:p text:style-name="P106"><text:span text:style-name="T62">bus_wdt</text:span></text:p></draw:text-box></draw:frame><draw:frame draw:style-name="gr107" draw:text-style-name="P110" svg:width="4.001cm" svg:height="1.001cm" svg:x="0cm" svg:y="5.876cm"><draw:text-box><text:p text:style-name="P106"><text:span text:style-name="T62">bus_irq</text:span></text:p></draw:text-box></draw:frame><draw:line draw:style-name="gr108" draw:text-style-name="P108" svg:x1="5.5cm" svg:y1="6.375cm" svg:x2="4cm" svg:y2="6.375cm"><text:p/></draw:line><draw:line draw:style-name="gr109" draw:text-style-name="P108" svg:x1="4cm" svg:y1="3.875cm" svg:x2="5cm" svg:y2="3.875cm"><text:p/></draw:line><draw:line draw:style-name="gr110" draw:text-style-name="P108" svg:x1="4cm" svg:y1="1.875cm" svg:x2="5cm" svg:y2="1.875cm"><text:p/></draw:line><draw:line draw:style-name="gr111" draw:text-style-name="P108" svg:x1="4cm" svg:y1="0.875cm" svg:x2="5cm" svg:y2="0.875cm"><text:p/></draw:line><draw:frame draw:style-name="gr112" draw:text-style-name="P110" svg:width="3.982cm" svg:height="1.001cm" svg:x="0.019cm" svg:y="2.392cm"><draw:text-box><text:p text:style-name="P106"><text:span text:style-name="T62">bus_adr</text:span></text:p></draw:text-box></draw:frame><draw:line draw:style-name="gr113" draw:text-style-name="P108" svg:x1="4cm" svg:y1="2.875cm" svg:x2="5cm" svg:y2="2.875cm"><text:p/></draw:line><draw:custom-shape draw:style-name="gr114" draw:text-style-name="P111" svg:width="2.001cm" svg:height="1.001cm" svg:x="5.5cm" svg:y="9.775cm"><text:p text:style-name="P112"><text:span text:style-name="T59">cdr_n</text:span></text:p><draw:enhanced-geometry svg:viewBox="0 0 21600 21600" draw:type="rectangle" draw:enhanced-path="M 0 0 L 21600 0 21600 21600 0 21600 0 0 Z N"/></draw:custom-shape><draw:line draw:style-name="gr115" draw:text-style-name="P108" svg:x1="6.5cm" svg:y1="9.775cm" svg:x2="6.5cm" svg:y2="9.275cm"><text:p/></draw:line><draw:custom-shape draw:style-name="gr116" draw:text-style-name="P111" svg:width="2.001cm" svg:height="1.001cm" svg:x="7.999cm" svg:y="9.775cm"><text:p text:style-name="P112"><text:span text:style-name="T59">cdr_o</text:span></text:p><draw:enhanced-geometry svg:viewBox="0 0 21600 21600" draw:type="rectangle" draw:enhanced-path="M 0 0 L 21600 0 21600 21600 0 21600 0 0 Z N"/></draw:custom-shape><draw:line draw:style-name="gr117" draw:text-style-name="P108" svg:x1="9cm" svg:y1="9.775cm" svg:x2="9cm" svg:y2="9.275cm"><text:p/></draw:line></draw:g>Drawing <text:sequence text:ref-name="refDrawing2" text:name="Drawing" text:formula="ooow:Drawing+1" style:num-format="1">3</text:sequence>: RTL block diagram</text:p></draw:text-box></draw:frame></text:p>
      <text:h text:style-name="Heading_20_2" text:outline-level="2">Transfer cycle timings</text:h>
      <text:p text:style-name="P64">The timing for 1-wire transfers is defined as a set of minimum and maximum values for certain transfer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61"><text:soft-page-break/>Table <text:sequence text:ref-name="refTable9" text:name="Table" text:formula="ooow:Table+1" style:num-format="1">11</text:sequence>: 1-wire protocol standard timing restriction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rows-spanned="2" office:value-type="string">
            <text:p text:style-name="Table_20_Contents"/>
            <text:p text:style-name="Table_20_Contents">timing</text:p>
          </table:table-cell>
          <table:table-cell table:style-name="Table10.B1" table:number-columns-spanned="2" office:value-type="string">
            <text:p text:style-name="P20">normal</text:p>
          </table:table-cell>
          <table:covered-table-cell/>
          <table:table-cell table:style-name="Table10.B1" table:number-columns-spanned="2" office:value-type="string">
            <text:p text:style-name="P20">overdrive</text:p>
          </table:table-cell>
          <table:covered-table-cell/>
          <table:table-cell table:style-name="Table10.A1" table:number-rows-spanned="2" office:value-type="string">
            <text:p text:style-name="P21"/>
            <text:p text:style-name="P21">optimal</text:p>
          </table:table-cell>
          <table:table-cell table:style-name="Table10.G1" table:number-rows-spanned="2" office:value-type="string">
            <text:p text:style-name="P20"/>
            <text:p text:style-name="P22">description</text:p>
          </table:table-cell>
        </table:table-row>
        <table:table-row>
          <table:covered-table-cell/>
          <table:table-cell table:style-name="Table10.B2" office:value-type="string">
            <text:p text:style-name="P2">min</text:p>
          </table:table-cell>
          <table:table-cell table:style-name="Table10.B2" office:value-type="string">
            <text:p text:style-name="P2">max</text:p>
          </table:table-cell>
          <table:table-cell table:style-name="Table10.B2" office:value-type="string">
            <text:p text:style-name="P2">min</text:p>
          </table:table-cell>
          <table:table-cell table:style-name="Table10.B2" office:value-type="string">
            <text:p text:style-name="P2">max</text:p>
          </table:table-cell>
          <table:covered-table-cell/>
          <table:covered-table-cell/>
        </table:table-row>
        <table:table-row>
          <table:table-cell table:style-name="Table10.A3" office:value-type="string">
            <text:p text:style-name="P44">t<text:span text:style-name="T9">RSTL</text:span></text:p>
          </table:table-cell>
          <table:table-cell table:style-name="Table10.B3" office:value-type="float" office:value="480">
            <text:p text:style-name="P19">480</text:p>
          </table:table-cell>
          <table:table-cell table:style-name="Table10.A3" office:value-type="string">
            <text:p text:style-name="P15">∞</text:p>
          </table:table-cell>
          <table:table-cell table:style-name="Table10.B3" office:value-type="float" office:value="48">
            <text:p text:style-name="P19">48</text:p>
          </table:table-cell>
          <table:table-cell table:style-name="Table10.E3" office:value-type="float" office:value="80">
            <text:p text:style-name="P19">80</text:p>
          </table:table-cell>
          <table:table-cell table:style-name="Table10.F3" office:value-type="string">
            <text:p text:style-name="P23">min</text:p>
          </table:table-cell>
          <table:table-cell table:style-name="Table10.G3" office:value-type="string">
            <text:p text:style-name="P24">reset low</text:p>
          </table:table-cell>
        </table:table-row>
        <table:table-row>
          <table:table-cell table:style-name="Table10.A3" office:value-type="string">
            <text:p text:style-name="P44">t<text:span text:style-name="T9">RSTH</text:span></text:p>
          </table:table-cell>
          <table:table-cell table:style-name="Table10.B3" office:value-type="float" office:value="480">
            <text:p text:style-name="P19">480</text:p>
          </table:table-cell>
          <table:table-cell table:style-name="Table10.A3" office:value-type="string">
            <text:p text:style-name="P15">∞</text:p>
          </table:table-cell>
          <table:table-cell table:style-name="Table10.B3" office:value-type="float" office:value="48">
            <text:p text:style-name="P19">48</text:p>
          </table:table-cell>
          <table:table-cell table:style-name="Table10.A3" office:value-type="string">
            <text:p text:style-name="P15">∞</text:p>
          </table:table-cell>
          <table:table-cell table:style-name="Table10.F3" office:value-type="string">
            <text:p text:style-name="P23">min</text:p>
          </table:table-cell>
          <table:table-cell table:style-name="Table10.G3" office:value-type="string">
            <text:p text:style-name="P24">reset high</text:p>
          </table:table-cell>
        </table:table-row>
        <table:table-row>
          <table:table-cell table:style-name="Table10.A3" office:value-type="string">
            <text:p text:style-name="P44">t<text:span text:style-name="T9">RSTP</text:span></text:p>
          </table:table-cell>
          <table:table-cell table:style-name="Table10.B5" office:value-type="float" office:value="60">
            <text:p text:style-name="P19">60</text:p>
          </table:table-cell>
          <table:table-cell table:style-name="Table10.C5" office:value-type="float" office:value="75">
            <text:p text:style-name="P19">75</text:p>
          </table:table-cell>
          <table:table-cell table:style-name="Table10.B5" office:value-type="float" office:value="6">
            <text:p text:style-name="P19">6</text:p>
          </table:table-cell>
          <table:table-cell table:style-name="Table10.C5" office:value-type="float" office:value="10">
            <text:p text:style-name="P19">10</text:p>
          </table:table-cell>
          <table:table-cell table:style-name="Table10.F3" office:value-type="string">
            <text:p text:style-name="P23">max</text:p>
          </table:table-cell>
          <table:table-cell table:style-name="Table10.G3" office:value-type="string">
            <text:p text:style-name="P3"><text:span text:style-name="T12">reset </text:span><text:span text:style-name="T11">presence detect</text:span></text:p>
          </table:table-cell>
        </table:table-row>
        <table:table-row>
          <table:table-cell table:style-name="Table10.A3" office:value-type="string">
            <text:p text:style-name="P44">t<text:span text:style-name="T9">DAT0S</text:span></text:p>
          </table:table-cell>
          <table:table-cell table:style-name="Table10.B3" office:value-type="float" office:value="60">
            <text:p text:style-name="P19">60</text:p>
          </table:table-cell>
          <table:table-cell table:style-name="Table10.E3" office:value-type="float" office:value="120">
            <text:p text:style-name="P19">120</text:p>
          </table:table-cell>
          <table:table-cell table:style-name="Table10.B3" office:value-type="float" office:value="6">
            <text:p text:style-name="P19">6</text:p>
          </table:table-cell>
          <table:table-cell table:style-name="Table10.E3" office:value-type="float" office:value="16">
            <text:p text:style-name="P19">16</text:p>
          </table:table-cell>
          <table:table-cell table:style-name="Table10.F3" office:value-type="string">
            <text:p text:style-name="P23">min</text:p>
          </table:table-cell>
          <table:table-cell table:style-name="Table10.G3" office:value-type="string">
            <text:p text:style-name="P22">data bit 0</text:p>
          </table:table-cell>
        </table:table-row>
        <table:table-row>
          <table:table-cell table:style-name="Table10.A3" office:value-type="string">
            <text:p text:style-name="P44">t<text:span text:style-name="T9">DAT1</text:span></text:p>
          </table:table-cell>
          <table:table-cell table:style-name="Table10.B3" office:value-type="float" office:value="1">
            <text:p text:style-name="P19">1</text:p>
          </table:table-cell>
          <table:table-cell table:style-name="Table10.E3" office:value-type="float" office:value="15">
            <text:p text:style-name="P19">15</text:p>
          </table:table-cell>
          <table:table-cell table:style-name="Table10.B3" office:value-type="float" office:value="1">
            <text:p text:style-name="P19">1</text:p>
          </table:table-cell>
          <table:table-cell table:style-name="Table10.E3" office:value-type="float" office:value="2">
            <text:p text:style-name="P19">2</text:p>
          </table:table-cell>
          <table:table-cell table:style-name="Table10.F3" office:value-type="string">
            <text:p text:style-name="P23">min</text:p>
          </table:table-cell>
          <table:table-cell table:style-name="Table10.G3" office:value-type="string">
            <text:p text:style-name="P22">data bit 1</text:p>
          </table:table-cell>
        </table:table-row>
        <table:table-row>
          <table:table-cell table:style-name="Table10.A3" office:value-type="string">
            <text:p text:style-name="P44">t<text:span text:style-name="T9">DATS</text:span></text:p>
          </table:table-cell>
          <table:table-cell table:style-name="Table10.B5">
            <text:p text:style-name="P19"/>
          </table:table-cell>
          <table:table-cell table:style-name="Table10.C5" office:value-type="float" office:value="15">
            <text:p text:style-name="P19">15</text:p>
          </table:table-cell>
          <table:table-cell table:style-name="Table10.B5">
            <text:p text:style-name="P19"/>
          </table:table-cell>
          <table:table-cell table:style-name="Table10.C5" office:value-type="float" office:value="2">
            <text:p text:style-name="P19">2</text:p>
          </table:table-cell>
          <table:table-cell table:style-name="Table10.F3" office:value-type="string">
            <text:p text:style-name="P23">max</text:p>
          </table:table-cell>
          <table:table-cell table:style-name="Table10.G3" office:value-type="string">
            <text:p text:style-name="P22">data sample</text:p>
          </table:table-cell>
        </table:table-row>
        <table:table-row>
          <table:table-cell table:style-name="Table10.A3" office:value-type="string">
            <text:p text:style-name="P44">t<text:span text:style-name="T8">R</text:span><text:span text:style-name="T9">EC</text:span></text:p>
          </table:table-cell>
          <table:table-cell table:style-name="Table10.B3" office:value-type="float" office:value="1">
            <text:p text:style-name="P19">1</text:p>
          </table:table-cell>
          <table:table-cell table:style-name="Table10.A3" office:value-type="string">
            <text:p text:style-name="P15">∞</text:p>
          </table:table-cell>
          <table:table-cell table:style-name="Table10.B3" office:value-type="float" office:value="1">
            <text:p text:style-name="P19">1</text:p>
          </table:table-cell>
          <table:table-cell table:style-name="Table10.A3" office:value-type="string">
            <text:p text:style-name="P15">∞</text:p>
          </table:table-cell>
          <table:table-cell table:style-name="Table10.F3" office:value-type="string">
            <text:p text:style-name="P23">min</text:p>
          </table:table-cell>
          <table:table-cell table:style-name="Table10.G3" office:value-type="string">
            <text:p text:style-name="P22">recovery</text:p>
          </table:table-cell>
        </table:table-row>
        <table:table-row>
          <table:table-cell table:style-name="Table10.A3" office:value-type="string">
            <text:p text:style-name="P44">t<text:span text:style-name="T9">DLY</text:span></text:p>
          </table:table-cell>
          <table:table-cell table:style-name="Table10.B10" office:value-type="string">
            <text:p text:style-name="P26"/>
          </table:table-cell>
          <table:table-cell table:style-name="Table10.A3" office:value-type="string">
            <text:p text:style-name="P15"/>
          </table:table-cell>
          <table:table-cell table:style-name="Table10.D10">
            <text:p text:style-name="P19"/>
          </table:table-cell>
          <table:table-cell table:style-name="Table10.E10" office:value-type="string">
            <text:p text:style-name="P15"/>
          </table:table-cell>
          <table:table-cell table:style-name="Table10.F3" office:value-type="string">
            <text:p text:style-name="P23">1ms</text:p>
          </table:table-cell>
          <table:table-cell table:style-name="Table10.G3" office:value-type="string">
            <text:p text:style-name="P8"><text:span text:style-name="T13">idle delay</text:span><text:span text:style-name="T14"> (not standard</text:span><text:span text:style-name="T27"> about t</text:span><text:span text:style-name="T9">RSTL</text:span><text:span text:style-name="T27">+ t</text:span><text:span text:style-name="T9">RSTH</text:span><text:span text:style-name="T14">)</text:span></text:p>
          </table:table-cell>
        </table:table-row>
        <table:table-row>
          <table:table-cell table:style-name="Table10.A3" office:value-type="string">
            <text:p text:style-name="P4">t<text:span text:style-name="T8">RSTT</text:span></text:p>
          </table:table-cell>
          <table:table-cell table:style-name="Table10.B3" office:value-type="float" office:value="960">
            <text:p text:style-name="P41">960</text:p>
          </table:table-cell>
          <table:table-cell table:style-name="Table10.A3" office:value-type="string">
            <text:p text:style-name="P16">∞</text:p>
          </table:table-cell>
          <table:table-cell table:style-name="Table10.D10" office:value-type="float" office:value="69">
            <text:p text:style-name="P41">69</text:p>
          </table:table-cell>
          <table:table-cell table:style-name="Table10.E11" office:value-type="float" office:value="0">
            <text:p text:style-name="P16">0</text:p>
          </table:table-cell>
          <table:table-cell table:style-name="Table10.F3" office:value-type="string">
            <text:p text:style-name="P23"/>
          </table:table-cell>
          <table:table-cell table:style-name="Table10.G3" office:value-type="string">
            <text:p text:style-name="P25">reset transfer cycle<text:span text:style-name="T27"> (t</text:span><text:span text:style-name="T9">RSTL</text:span><text:span text:style-name="T27">+ t</text:span><text:span text:style-name="T9">RSTH</text:span><text:span text:style-name="T27">)</text:span></text:p>
          </table:table-cell>
        </table:table-row>
        <table:table-row>
          <table:table-cell table:style-name="Table10.A3" office:value-type="string">
            <text:p text:style-name="P4">t<text:span text:style-name="T8">DATT</text:span></text:p>
          </table:table-cell>
          <table:table-cell table:style-name="Table10.B10" office:value-type="string">
            <text:p text:style-name="P19">6<text:span text:style-name="T27">1</text:span></text:p>
          </table:table-cell>
          <table:table-cell table:style-name="Table10.A3" office:value-type="string">
            <text:p text:style-name="P19">12<text:span text:style-name="T27">1</text:span></text:p>
          </table:table-cell>
          <table:table-cell table:style-name="Table10.D10" office:value-type="float" office:value="7">
            <text:p text:style-name="P52">7</text:p>
          </table:table-cell>
          <table:table-cell table:style-name="Table10.E10" office:value-type="string">
            <text:p text:style-name="P19">1<text:span text:style-name="T27">7</text:span></text:p>
          </table:table-cell>
          <table:table-cell table:style-name="Table10.F3" office:value-type="string">
            <text:p text:style-name="P23"/>
          </table:table-cell>
          <table:table-cell table:style-name="Table10.G3" office:value-type="string">
            <text:p text:style-name="P25">data bit transfer cycle<text:span text:style-name="T27"> (t</text:span><text:span text:style-name="T9">DAT0</text:span><text:span text:style-name="T27">+ t</text:span><text:span text:style-name="T9">REC</text:span><text:span text:style-name="T27">)</text:span></text:p>
          </table:table-cell>
        </table:table-row>
      </table:table>
      <text:p text:style-name="Standard"/>
      <text:p text:style-name="P63">The exact timing of onewire transfers is provided <text:span text:style-name="T15">as a table with 3 options for normal mode and 2 options for overdrive mode.</text:span> </text:p>
      <text:p text:style-name="P61">Table <text:sequence text:ref-name="refTable10" text:name="Table" text:formula="ooow:Table+1" style:num-format="1">12</text:sequence>: Timing options</text:p>
      <table:table table:name="Table9" table:style-name="Table9">
        <table:table-column table:style-name="Table9.A"/>
        <table:table-column table:style-name="Table9.B" table:number-columns-repeated="11"/>
        <table:table-column table:style-name="Table9.M"/>
        <table:table-row>
          <table:table-cell table:style-name="Table9.A1" office:value-type="string">
            <text:p text:style-name="Table_20_Contents"/>
          </table:table-cell>
          <table:table-cell table:style-name="Table9.A1" table:number-columns-spanned="7" office:value-type="string">
            <text:p text:style-name="P28">normal<text:span text:style-name="T15"> mode times [</text:span><text:span text:style-name="T3">μ</text:span><text:span text:style-name="T7">s]</text:span></text:p>
          </table:table-cell>
          <table:covered-table-cell/>
          <table:covered-table-cell/>
          <table:covered-table-cell/>
          <table:covered-table-cell/>
          <table:covered-table-cell/>
          <table:covered-table-cell/>
          <table:table-cell table:style-name="Table9.I1" table:number-columns-spanned="5" office:value-type="string">
            <text:p text:style-name="P28">overdrive<text:span text:style-name="T15"> mode times [</text:span><text:span text:style-name="T3">μ</text:span><text:span text:style-name="T7">s]</text:span></text:p>
          </table:table-cell>
          <table:covered-table-cell/>
          <table:covered-table-cell/>
          <table:covered-table-cell/>
          <table:covered-table-cell/>
        </table:table-row>
        <table:table-row>
          <table:table-cell table:style-name="Table9.A2" office:value-type="string">
            <text:p text:style-name="P29">name</text:p>
          </table:table-cell>
          <table:table-cell table:style-name="Table9.B2" table:number-columns-spanned="2" office:value-type="string">
            <text:p text:style-name="P27">"7.5"</text:p>
          </table:table-cell>
          <table:covered-table-cell/>
          <table:table-cell table:style-name="Table9.B2" table:number-columns-spanned="2" office:value-type="string">
            <text:p text:style-name="P27">"5"</text:p>
          </table:table-cell>
          <table:covered-table-cell/>
          <table:table-cell table:style-name="Table9.A2" table:number-columns-spanned="3" office:value-type="string">
            <text:p text:style-name="P27">"6"</text:p>
          </table:table-cell>
          <table:covered-table-cell/>
          <table:covered-table-cell/>
          <table:table-cell table:style-name="Table9.B2" table:number-columns-spanned="2" office:value-type="string">
            <text:p text:style-name="P27">"1"</text:p>
          </table:table-cell>
          <table:covered-table-cell/>
          <table:table-cell table:style-name="Table9.K2" table:number-columns-spanned="3" office:value-type="string">
            <text:p text:style-name="P27">"0.5"</text:p>
          </table:table-cell>
          <table:covered-table-cell/>
          <table:covered-table-cell/>
        </table:table-row>
        <table:table-row>
          <table:table-cell table:style-name="Table9.A2" office:value-type="string">
            <text:p text:style-name="Table_20_Contents">timing</text:p>
          </table:table-cell>
          <table:table-cell table:style-name="Table9.B2" office:value-type="string">
            <text:p text:style-name="P2">N</text:p>
          </table:table-cell>
          <table:table-cell table:style-name="Table9.B2" office:value-type="string">
            <text:p text:style-name="P2">typ</text:p>
          </table:table-cell>
          <table:table-cell table:style-name="Table9.B2" office:value-type="string">
            <text:p text:style-name="P30">N</text:p>
          </table:table-cell>
          <table:table-cell table:style-name="Table9.B2" office:value-type="string">
            <text:p text:style-name="P31">typ</text:p>
          </table:table-cell>
          <table:table-cell table:style-name="Table9.B2" office:value-type="string">
            <text:p text:style-name="P33">N</text:p>
          </table:table-cell>
          <table:table-cell table:style-name="Table9.B2" office:value-type="string">
            <text:p text:style-name="P2">min</text:p>
          </table:table-cell>
          <table:table-cell table:style-name="Table9.A2" office:value-type="string">
            <text:p text:style-name="P2">max</text:p>
          </table:table-cell>
          <table:table-cell table:style-name="Table9.B2" office:value-type="string">
            <text:p text:style-name="P2">N</text:p>
          </table:table-cell>
          <table:table-cell table:style-name="Table9.B2" office:value-type="string">
            <text:p text:style-name="P2">typ</text:p>
          </table:table-cell>
          <table:table-cell table:style-name="Table9.B2" office:value-type="string">
            <text:p text:style-name="P34">N</text:p>
          </table:table-cell>
          <table:table-cell table:style-name="Table9.B2" office:value-type="string">
            <text:p text:style-name="P34">min</text:p>
          </table:table-cell>
          <table:table-cell table:style-name="Table9.K2" office:value-type="string">
            <text:p text:style-name="P34">max</text:p>
          </table:table-cell>
        </table:table-row>
        <table:table-row>
          <table:table-cell table:style-name="Table9.A4" office:value-type="string">
            <text:p text:style-name="P53">base</text:p>
          </table:table-cell>
          <table:table-cell table:style-name="Table9.B4" office:value-type="float" office:value="1">
            <text:p text:style-name="P35">1</text:p>
          </table:table-cell>
          <table:table-cell table:style-name="Table9.B4" office:value-type="float" office:value="7.5">
            <text:p text:style-name="P2">7.5</text:p>
          </table:table-cell>
          <table:table-cell table:style-name="Table9.B4" office:value-type="float" office:value="1">
            <text:p text:style-name="P35">1</text:p>
          </table:table-cell>
          <table:table-cell table:style-name="Table9.B4" office:value-type="float" office:value="5">
            <text:p text:style-name="P30">5</text:p>
          </table:table-cell>
          <table:table-cell table:style-name="Table9.B4" office:value-type="float" office:value="1">
            <text:p text:style-name="P35">1</text:p>
          </table:table-cell>
          <table:table-cell table:style-name="Table9.B4" office:value-type="float" office:value="6">
            <text:p text:style-name="P36">6</text:p>
          </table:table-cell>
          <table:table-cell table:style-name="Table9.H4" office:value-type="float" office:value="7.5">
            <text:p text:style-name="P33">7.5</text:p>
          </table:table-cell>
          <table:table-cell table:style-name="Table9.B4" office:value-type="float" office:value="1">
            <text:p text:style-name="P35">1</text:p>
          </table:table-cell>
          <table:table-cell table:style-name="Table9.B4" office:value-type="float" office:value="1">
            <text:p text:style-name="P37">1</text:p>
          </table:table-cell>
          <table:table-cell table:style-name="Table9.B4" office:value-type="float" office:value="1">
            <text:p text:style-name="P35">1</text:p>
          </table:table-cell>
          <table:table-cell table:style-name="Table9.B4" office:value-type="float" office:value="0.5">
            <text:p text:style-name="P34">0.5</text:p>
          </table:table-cell>
          <table:table-cell table:style-name="Table9.M4" office:value-type="float" office:value="0.66">
            <text:p text:style-name="P34">0.66</text:p>
          </table:table-cell>
        </table:table-row>
        <table:table-row>
          <table:table-cell table:style-name="Table9.A4" office:value-type="string">
            <text:p text:style-name="P44">t<text:span text:style-name="T9">RSTL</text:span></text:p>
          </table:table-cell>
          <table:table-cell table:style-name="Table9.B4" office:value-type="float" office:value="64">
            <text:p text:style-name="P2">64</text:p>
          </table:table-cell>
          <table:table-cell table:style-name="Table9.B4" office:value-type="float" office:value="480">
            <text:p text:style-name="P2">480</text:p>
          </table:table-cell>
          <table:table-cell table:style-name="Table9.B4" office:value-type="float" office:value="96">
            <text:p text:style-name="P30">96</text:p>
          </table:table-cell>
          <table:table-cell table:style-name="Table9.B4" office:value-type="float" office:value="480">
            <text:p text:style-name="P2">480</text:p>
          </table:table-cell>
          <table:table-cell table:style-name="Table9.B4" office:value-type="float" office:value="80">
            <text:p text:style-name="P33">80</text:p>
          </table:table-cell>
          <table:table-cell table:style-name="Table9.B4" office:value-type="float" office:value="480">
            <text:p text:style-name="P2">480</text:p>
          </table:table-cell>
          <table:table-cell table:style-name="Table9.H4" office:value-type="float" office:value="600">
            <text:p text:style-name="P33">600</text:p>
          </table:table-cell>
          <table:table-cell table:style-name="Table9.B4" office:value-type="float" office:value="48">
            <text:p text:style-name="P37">48</text:p>
          </table:table-cell>
          <table:table-cell table:style-name="Table9.B4" office:value-type="float" office:value="48">
            <text:p text:style-name="P37">48</text:p>
          </table:table-cell>
          <table:table-cell table:style-name="Table9.B4" office:value-type="float" office:value="96">
            <text:p text:style-name="P31">96</text:p>
          </table:table-cell>
          <table:table-cell table:style-name="Table9.B4" office:value-type="float" office:value="48">
            <text:p text:style-name="P31">48</text:p>
          </table:table-cell>
          <table:table-cell table:style-name="Table9.M4" office:value-type="float" office:value="64">
            <text:p text:style-name="P31">64</text:p>
          </table:table-cell>
        </table:table-row>
        <table:table-row>
          <table:table-cell table:style-name="Table9.A4" office:value-type="string">
            <text:p text:style-name="P44">t<text:span text:style-name="T9">RSTH</text:span></text:p>
          </table:table-cell>
          <table:table-cell table:style-name="Table9.B4" office:value-type="float" office:value="64">
            <text:p text:style-name="P2">64</text:p>
          </table:table-cell>
          <table:table-cell table:style-name="Table9.B4" office:value-type="float" office:value="480">
            <text:p text:style-name="P2">480</text:p>
          </table:table-cell>
          <table:table-cell table:style-name="Table9.B4" office:value-type="float" office:value="96">
            <text:p text:style-name="P30">96</text:p>
          </table:table-cell>
          <table:table-cell table:style-name="Table9.B4" office:value-type="float" office:value="480">
            <text:p text:style-name="P2">480</text:p>
          </table:table-cell>
          <table:table-cell table:style-name="Table9.B4" office:value-type="float" office:value="80">
            <text:p text:style-name="P33">80</text:p>
          </table:table-cell>
          <table:table-cell table:style-name="Table9.B4" office:value-type="float" office:value="480">
            <text:p text:style-name="P2">480</text:p>
          </table:table-cell>
          <table:table-cell table:style-name="Table9.H4" office:value-type="float" office:value="600">
            <text:p text:style-name="P33">600</text:p>
          </table:table-cell>
          <table:table-cell table:style-name="Table9.B4" office:value-type="float" office:value="48">
            <text:p text:style-name="P37">48</text:p>
          </table:table-cell>
          <table:table-cell table:style-name="Table9.B4" office:value-type="float" office:value="48">
            <text:p text:style-name="P37">48</text:p>
          </table:table-cell>
          <table:table-cell table:style-name="Table9.B4" office:value-type="float" office:value="96">
            <text:p text:style-name="P31">96</text:p>
          </table:table-cell>
          <table:table-cell table:style-name="Table9.B4" office:value-type="float" office:value="48">
            <text:p text:style-name="P31">48</text:p>
          </table:table-cell>
          <table:table-cell table:style-name="Table9.M4" office:value-type="float" office:value="64">
            <text:p text:style-name="P31">64</text:p>
          </table:table-cell>
        </table:table-row>
        <table:table-row>
          <table:table-cell table:style-name="Table9.A4" office:value-type="string">
            <text:p text:style-name="P44">t<text:span text:style-name="T9">RSTP</text:span></text:p>
          </table:table-cell>
          <table:table-cell table:style-name="Table9.B4" office:value-type="float" office:value="10">
            <text:p text:style-name="P2">10</text:p>
          </table:table-cell>
          <table:table-cell table:style-name="Table9.B4" office:value-type="float" office:value="75">
            <text:p text:style-name="P14">75</text:p>
          </table:table-cell>
          <table:table-cell table:style-name="Table9.B4" office:value-type="float" office:value="15">
            <text:p text:style-name="P30">15</text:p>
          </table:table-cell>
          <table:table-cell table:style-name="Table9.B4" office:value-type="float" office:value="75">
            <text:p text:style-name="P14">75</text:p>
          </table:table-cell>
          <table:table-cell table:style-name="Table9.B4" office:value-type="float" office:value="10">
            <text:p text:style-name="P33">10</text:p>
          </table:table-cell>
          <table:table-cell table:style-name="Table9.B4" office:value-type="float" office:value="60">
            <text:p text:style-name="P17">60</text:p>
          </table:table-cell>
          <table:table-cell table:style-name="Table9.H4" office:value-type="float" office:value="75">
            <text:p text:style-name="P14">75</text:p>
          </table:table-cell>
          <table:table-cell table:style-name="Table9.B4" office:value-type="float" office:value="10">
            <text:p text:style-name="P37">10</text:p>
          </table:table-cell>
          <table:table-cell table:style-name="Table9.B4" office:value-type="float" office:value="10">
            <text:p text:style-name="P37">10</text:p>
          </table:table-cell>
          <table:table-cell table:style-name="Table9.B4" office:value-type="float" office:value="15">
            <text:p text:style-name="P31">15</text:p>
          </table:table-cell>
          <table:table-cell table:style-name="Table9.B4" office:value-type="float" office:value="7.5">
            <text:p text:style-name="P18">7.5</text:p>
          </table:table-cell>
          <table:table-cell table:style-name="Table9.M4" office:value-type="float" office:value="10">
            <text:p text:style-name="P18">10</text:p>
          </table:table-cell>
        </table:table-row>
        <table:table-row>
          <table:table-cell table:style-name="Table9.A4" office:value-type="string">
            <text:p text:style-name="P44">t<text:span text:style-name="T9">DAT0S</text:span></text:p>
          </table:table-cell>
          <table:table-cell table:style-name="Table9.B4" office:value-type="float" office:value="8">
            <text:p text:style-name="P2">8</text:p>
          </table:table-cell>
          <table:table-cell table:style-name="Table9.B4" office:value-type="float" office:value="60">
            <text:p text:style-name="P2">60</text:p>
          </table:table-cell>
          <table:table-cell table:style-name="Table9.B4" office:value-type="float" office:value="12">
            <text:p text:style-name="P30">12</text:p>
          </table:table-cell>
          <table:table-cell table:style-name="Table9.B4" office:value-type="float" office:value="60">
            <text:p text:style-name="P2">60</text:p>
          </table:table-cell>
          <table:table-cell table:style-name="Table9.B4" office:value-type="float" office:value="10">
            <text:p text:style-name="P33">10</text:p>
          </table:table-cell>
          <table:table-cell table:style-name="Table9.B4" office:value-type="float" office:value="60">
            <text:p text:style-name="P33">60</text:p>
          </table:table-cell>
          <table:table-cell table:style-name="Table9.H4" office:value-type="float" office:value="75">
            <text:p text:style-name="P33">75</text:p>
          </table:table-cell>
          <table:table-cell table:style-name="Table9.B4" office:value-type="float" office:value="6">
            <text:p text:style-name="P37">6</text:p>
          </table:table-cell>
          <table:table-cell table:style-name="Table9.B4" office:value-type="float" office:value="6">
            <text:p text:style-name="P37">6</text:p>
          </table:table-cell>
          <table:table-cell table:style-name="Table9.B4" office:value-type="float" office:value="12">
            <text:p text:style-name="P31">12</text:p>
          </table:table-cell>
          <table:table-cell table:style-name="Table9.B4" office:value-type="float" office:value="6">
            <text:p text:style-name="P31">6</text:p>
          </table:table-cell>
          <table:table-cell table:style-name="Table9.M4" office:value-type="float" office:value="8">
            <text:p text:style-name="P31">8</text:p>
          </table:table-cell>
        </table:table-row>
        <table:table-row>
          <table:table-cell table:style-name="Table9.A4" office:value-type="string">
            <text:p text:style-name="P44">t<text:span text:style-name="T9">DAT1</text:span></text:p>
          </table:table-cell>
          <table:table-cell table:style-name="Table9.B4" office:value-type="float" office:value="1">
            <text:p text:style-name="P2">1</text:p>
          </table:table-cell>
          <table:table-cell table:style-name="Table9.B4" office:value-type="float" office:value="7.5">
            <text:p text:style-name="P2">7.5</text:p>
          </table:table-cell>
          <table:table-cell table:style-name="Table9.B4" office:value-type="float" office:value="1">
            <text:p text:style-name="P38">1</text:p>
          </table:table-cell>
          <table:table-cell table:style-name="Table9.B4" office:value-type="float" office:value="5">
            <text:p text:style-name="P2">5</text:p>
          </table:table-cell>
          <table:table-cell table:style-name="Table9.B4" office:value-type="float" office:value="1">
            <text:p text:style-name="P34">1</text:p>
          </table:table-cell>
          <table:table-cell table:style-name="Table9.B4" office:value-type="float" office:value="6">
            <text:p text:style-name="P34">6</text:p>
          </table:table-cell>
          <table:table-cell table:style-name="Table9.H4" office:value-type="float" office:value="7.5">
            <text:p text:style-name="P2">7.5</text:p>
          </table:table-cell>
          <table:table-cell table:style-name="Table9.B4" office:value-type="float" office:value="1">
            <text:p text:style-name="P37">1</text:p>
          </table:table-cell>
          <table:table-cell table:style-name="Table9.B4" office:value-type="float" office:value="1">
            <text:p text:style-name="P37">1</text:p>
          </table:table-cell>
          <table:table-cell table:style-name="Table9.B4" office:value-type="float" office:value="2">
            <text:p text:style-name="P34">2</text:p>
          </table:table-cell>
          <table:table-cell table:style-name="Table9.B4" office:value-type="float" office:value="1">
            <text:p text:style-name="P34">1</text:p>
          </table:table-cell>
          <table:table-cell table:style-name="Table9.M4" office:value-type="float" office:value="1.33">
            <text:p text:style-name="P34">1.33</text:p>
          </table:table-cell>
        </table:table-row>
        <table:table-row>
          <table:table-cell table:style-name="Table9.A4" office:value-type="string">
            <text:p text:style-name="P44">t<text:span text:style-name="T9">DATS</text:span></text:p>
          </table:table-cell>
          <table:table-cell table:style-name="Table9.B4" office:value-type="float" office:value="2">
            <text:p text:style-name="P2">2</text:p>
          </table:table-cell>
          <table:table-cell table:style-name="Table9.B4" office:value-type="float" office:value="15">
            <text:p text:style-name="P2">15</text:p>
          </table:table-cell>
          <table:table-cell table:style-name="Table9.B4" office:value-type="float" office:value="3">
            <text:p text:style-name="P30">3</text:p>
          </table:table-cell>
          <table:table-cell table:style-name="Table9.B4" office:value-type="float" office:value="15">
            <text:p text:style-name="P30">15</text:p>
          </table:table-cell>
          <table:table-cell table:style-name="Table9.B4" office:value-type="float" office:value="2">
            <text:p text:style-name="P34">2</text:p>
          </table:table-cell>
          <table:table-cell table:style-name="Table9.B4" office:value-type="float" office:value="12">
            <text:p text:style-name="P34">12</text:p>
          </table:table-cell>
          <table:table-cell table:style-name="Table9.H4" office:value-type="float" office:value="15">
            <text:p text:style-name="P34">15</text:p>
          </table:table-cell>
          <table:table-cell table:style-name="Table9.B4" office:value-type="float" office:value="2">
            <text:p text:style-name="P37">2</text:p>
          </table:table-cell>
          <table:table-cell table:style-name="Table9.B4" office:value-type="float" office:value="2">
            <text:p text:style-name="P37">2</text:p>
          </table:table-cell>
          <table:table-cell table:style-name="Table9.B4" office:value-type="float" office:value="3">
            <text:p text:style-name="P34">3</text:p>
          </table:table-cell>
          <table:table-cell table:style-name="Table9.B4" office:value-type="float" office:value="1.5">
            <text:p text:style-name="P34">1.5</text:p>
          </table:table-cell>
          <table:table-cell table:style-name="Table9.M4" office:value-type="float" office:value="2">
            <text:p text:style-name="P34">2</text:p>
          </table:table-cell>
        </table:table-row>
        <table:table-row>
          <table:table-cell table:style-name="Table9.A4" office:value-type="string">
            <text:p text:style-name="P44">t<text:span text:style-name="T8">R</text:span><text:span text:style-name="T9">EC</text:span></text:p>
          </table:table-cell>
          <table:table-cell table:style-name="Table9.B4" office:value-type="float" office:value="1">
            <text:p text:style-name="P2">1</text:p>
          </table:table-cell>
          <table:table-cell table:style-name="Table9.B4" office:value-type="float" office:value="7.5">
            <text:p text:style-name="P2">7.5</text:p>
          </table:table-cell>
          <table:table-cell table:style-name="Table9.B4" office:value-type="float" office:value="1">
            <text:p text:style-name="P30">1</text:p>
          </table:table-cell>
          <table:table-cell table:style-name="Table9.B4" office:value-type="float" office:value="5">
            <text:p text:style-name="P30">5</text:p>
          </table:table-cell>
          <table:table-cell table:style-name="Table9.B4" office:value-type="float" office:value="1">
            <text:p text:style-name="P34">1</text:p>
          </table:table-cell>
          <table:table-cell table:style-name="Table9.B4" office:value-type="float" office:value="6">
            <text:p text:style-name="P34">6</text:p>
          </table:table-cell>
          <table:table-cell table:style-name="Table9.H4" office:value-type="float" office:value="7.5">
            <text:p text:style-name="P2">7.5</text:p>
          </table:table-cell>
          <table:table-cell table:style-name="Table9.B4" office:value-type="float" office:value="1">
            <text:p text:style-name="P37">1</text:p>
          </table:table-cell>
          <table:table-cell table:style-name="Table9.B4" office:value-type="float" office:value="1">
            <text:p text:style-name="P37">1</text:p>
          </table:table-cell>
          <table:table-cell table:style-name="Table9.B4" office:value-type="float" office:value="2">
            <text:p text:style-name="P34">2</text:p>
          </table:table-cell>
          <table:table-cell table:style-name="Table9.B4" office:value-type="float" office:value="1">
            <text:p text:style-name="P34">1</text:p>
          </table:table-cell>
          <table:table-cell table:style-name="Table9.M4" office:value-type="float" office:value="1.33">
            <text:p text:style-name="P34">1.33</text:p>
          </table:table-cell>
        </table:table-row>
        <table:table-row>
          <table:table-cell table:style-name="Table9.A4" office:value-type="string">
            <text:p text:style-name="P32">t<text:span text:style-name="T9">DLY</text:span></text:p>
          </table:table-cell>
          <table:table-cell table:style-name="Table9.B4" office:value-type="float" office:value="128">
            <text:p text:style-name="P31">128</text:p>
          </table:table-cell>
          <table:table-cell table:style-name="Table9.B4" office:value-type="float" office:value="960">
            <text:p text:style-name="P31">960</text:p>
          </table:table-cell>
          <table:table-cell table:style-name="Table9.B4" office:value-type="float" office:value="200">
            <text:p text:style-name="P31">200</text:p>
          </table:table-cell>
          <table:table-cell table:style-name="Table9.B4" office:value-type="float" office:value="1000">
            <text:p text:style-name="P31">1000</text:p>
          </table:table-cell>
          <table:table-cell table:style-name="Table9.B4" office:value-type="float" office:value="160">
            <text:p text:style-name="P35">160</text:p>
          </table:table-cell>
          <table:table-cell table:style-name="Table9.B4" office:value-type="float" office:value="960">
            <text:p text:style-name="P35">960</text:p>
          </table:table-cell>
          <table:table-cell table:style-name="Table9.H4" office:value-type="float" office:value="1200">
            <text:p text:style-name="P35">1200</text:p>
          </table:table-cell>
          <table:table-cell table:style-name="Table9.B4" office:value-type="float" office:value="96">
            <text:p text:style-name="P35">96</text:p>
          </table:table-cell>
          <table:table-cell table:style-name="Table9.B4" office:value-type="float" office:value="96">
            <text:p text:style-name="P35">96</text:p>
          </table:table-cell>
          <table:table-cell table:style-name="Table9.B4" office:value-type="float" office:value="192">
            <text:p text:style-name="P35">192</text:p>
          </table:table-cell>
          <table:table-cell table:style-name="Table9.B4" office:value-type="float" office:value="96">
            <text:p text:style-name="P35">96</text:p>
          </table:table-cell>
          <table:table-cell table:style-name="Table9.M4" office:value-type="float" office:value="128">
            <text:p text:style-name="P35">128</text:p>
          </table:table-cell>
        </table:table-row>
      </table:table>
      <text:p text:style-name="Standard"/>
      <text:p text:style-name="P65"><text:span text:style-name="T15">The 7.5ns cycle period option is also explained with</text:span> timing diagrams.</text:p>
      <text:p text:style-name="Text_20_body">The reset transfer is 128<text:span text:style-name="T6">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2" draw:name="Frame4" text:anchor-type="paragraph" svg:x="0cm" svg:y="0.21cm" svg:width="17cm" draw:z-index="1"><draw:text-box fo:min-height="5.459cm"><text:p text:style-name="Drawing"><draw:g text:anchor-type="paragraph" draw:z-index="2" draw:style-name="gr1"><draw:frame draw:style-name="gr2" draw:text-style-name="P107" svg:width="1.5cm" svg:height="0.802cm" svg:x="4.25cm" svg:y="2.401cm"><draw:text-box><text:p text:style-name="P106"><text:span text:style-name="T59">t</text:span><text:span text:style-name="T60">RSTT</text:span></text:p></draw:text-box></draw:frame><draw:line draw:style-name="gr3" draw:text-style-name="P108" svg:x1="0.749cm" svg:y1="1.2cm" svg:x2="0.749cm" svg:y2="2.2cm"><text:p/></draw:line><draw:line draw:style-name="gr3" draw:text-style-name="P108" svg:x1="0.749cm" svg:y1="2.2cm" svg:x2="8.75cm" svg:y2="2.176cm"><text:p/></draw:line><draw:line draw:style-name="gr4" draw:text-style-name="P108" svg:x1="0.249cm" svg:y1="1.2cm" svg:x2="0.749cm" svg:y2="1.2cm"><text:p/></draw:line><draw:line draw:style-name="gr4" draw:text-style-name="P108" svg:x1="8.747cm" svg:y1="1.2cm" svg:x2="8.997cm" svg:y2="1.2cm"><text:p/></draw:line><draw:frame draw:style-name="gr5" draw:text-style-name="P107" svg:width="2.502cm" svg:height="0.701cm" svg:x="0.748cm" svg:y="0.224cm"><draw:text-box><text:p text:style-name="P106"><text:span text:style-name="T59">127...</text:span></text:p></draw:text-box></draw:frame><draw:line draw:style-name="gr6" draw:text-style-name="P108" svg:x1="0.749cm" svg:y1="2.45cm" svg:x2="0.749cm" svg:y2="4.45cm"><text:p/></draw:line><draw:line draw:style-name="gr6" draw:text-style-name="P108" svg:x1="8.747cm" svg:y1="2.45cm" svg:x2="8.747cm" svg:y2="5.45cm"><text:p/></draw:line><draw:line draw:style-name="gr7" draw:text-style-name="P108" svg:x1="12.252cm" svg:y1="5.2cm" svg:x2="10.002cm" svg:y2="5.2cm"><text:p/></draw:line><draw:line draw:style-name="gr8" draw:text-style-name="P108" svg:x1="0.749cm" svg:y1="4.2cm" svg:x2="8.749cm" svg:y2="4.2cm"><text:p/></draw:line><draw:line draw:style-name="gr8" draw:text-style-name="P108" svg:x1="0.749cm" svg:y1="3.2cm" svg:x2="16.749cm" svg:y2="3.2cm"><text:p/></draw:line><draw:line draw:style-name="gr6" draw:text-style-name="P108" svg:x1="0.75cm" svg:y1="0.2cm" svg:x2="16.749cm" svg:y2="0.2cm"><text:p/></draw:line><draw:line draw:style-name="gr6" draw:text-style-name="P108" svg:x1="0.749cm" svg:y1="0cm" svg:x2="0.75cm" svg:y2="0.4cm"><text:p/></draw:line><draw:line draw:style-name="gr6" draw:text-style-name="P108" svg:x1="1.747cm" svg:y1="0cm" svg:x2="1.747cm" svg:y2="0.4cm"><text:p/></draw:line><draw:line draw:style-name="gr6" draw:text-style-name="P108" svg:x1="2.748cm" svg:y1="0cm" svg:x2="2.748cm" svg:y2="0.4cm"><text:p/></draw:line><draw:line draw:style-name="gr6" draw:text-style-name="P108" svg:x1="3.749cm" svg:y1="0cm" svg:x2="3.749cm" svg:y2="0.4cm"><text:p/></draw:line><draw:line draw:style-name="gr6" draw:text-style-name="P108" svg:x1="4.75cm" svg:y1="0cm" svg:x2="4.75cm" svg:y2="0.4cm"><text:p/></draw:line><draw:line draw:style-name="gr6" draw:text-style-name="P108" svg:x1="5.751cm" svg:y1="0cm" svg:x2="5.751cm" svg:y2="0.4cm"><text:p/></draw:line><draw:line draw:style-name="gr6" draw:text-style-name="P108" svg:x1="6.752cm" svg:y1="0cm" svg:x2="6.752cm" svg:y2="0.4cm"><text:p/></draw:line><draw:line draw:style-name="gr6" draw:text-style-name="P108" svg:x1="7.75cm" svg:y1="0cm" svg:x2="7.75cm" svg:y2="0.4cm"><text:p/></draw:line><draw:line draw:style-name="gr6" draw:text-style-name="P108" svg:x1="8.75cm" svg:y1="0cm" svg:x2="8.75cm" svg:y2="0.4cm"><text:p/></draw:line><draw:line draw:style-name="gr6" draw:text-style-name="P108" svg:x1="9.748cm" svg:y1="0cm" svg:x2="9.748cm" svg:y2="0.4cm"><text:p/></draw:line><draw:frame draw:style-name="gr2" draw:text-style-name="P107" svg:width="1.751cm" svg:height="0.802cm" svg:x="10.499cm" svg:y="4.399cm"><draw:text-box><text:p text:style-name="P106"><text:span text:style-name="T59">t</text:span><text:span text:style-name="T60">RSTS</text:span></text:p></draw:text-box></draw:frame><draw:line draw:style-name="gr9" draw:text-style-name="P108" svg:x1="8.747cm" svg:y1="2.2cm" svg:x2="8.747cm" svg:y2="1.2cm"><text:p/></draw:line><draw:line draw:style-name="gr6" draw:text-style-name="P108" svg:x1="10.749cm" svg:y1="0cm" svg:x2="10.749cm" svg:y2="0.4cm"><text:p/></draw:line><draw:line draw:style-name="gr6" draw:text-style-name="P108" svg:x1="11.75cm" svg:y1="0cm" svg:x2="11.75cm" svg:y2="0.4cm"><text:p/></draw:line><draw:line draw:style-name="gr6" draw:text-style-name="P108" svg:x1="12.751cm" svg:y1="0cm" svg:x2="12.751cm" svg:y2="0.4cm"><text:p/></draw:line><draw:line draw:style-name="gr6" draw:text-style-name="P108" svg:x1="13.749cm" svg:y1="0cm" svg:x2="13.749cm" svg:y2="0.4cm"><text:p/></draw:line><draw:line draw:style-name="gr6" draw:text-style-name="P108" svg:x1="14.749cm" svg:y1="0cm" svg:x2="14.749cm" svg:y2="0.4cm"><text:p/></draw:line><draw:line draw:style-name="gr6" draw:text-style-name="P108" svg:x1="15.747cm" svg:y1="0cm" svg:x2="15.747cm" svg:y2="0.4cm"><text:p/></draw:line><draw:line draw:style-name="gr6" draw:text-style-name="P108" svg:x1="16.748cm" svg:y1="0cm" svg:x2="16.748cm" svg:y2="0.4cm"><text:p/></draw:line><draw:line draw:style-name="gr6" draw:text-style-name="P108" svg:x1="7.873cm" svg:y1="0.075cm" svg:x2="7.873cm" svg:y2="0.325cm"><text:p/></draw:line><draw:line draw:style-name="gr6" draw:text-style-name="P108" svg:x1="8.249cm" svg:y1="0.075cm" svg:x2="8.249cm" svg:y2="0.325cm"><text:p/></draw:line><draw:line draw:style-name="gr6" draw:text-style-name="P108" svg:x1="8.373cm" svg:y1="0.075cm" svg:x2="8.373cm" svg:y2="0.325cm"><text:p/></draw:line><draw:line draw:style-name="gr6" draw:text-style-name="P108" svg:x1="8.624cm" svg:y1="0.075cm" svg:x2="8.624cm" svg:y2="0.325cm"><text:p/></draw:line><draw:line draw:style-name="gr6" draw:text-style-name="P108" svg:x1="8cm" svg:y1="0.075cm" svg:x2="8cm" svg:y2="0.325cm"><text:p/></draw:line><draw:line draw:style-name="gr6" draw:text-style-name="P108" svg:x1="8.127cm" svg:y1="0.075cm" svg:x2="8.127cm" svg:y2="0.325cm"><text:p/></draw:line><draw:line draw:style-name="gr6" draw:text-style-name="P108" svg:x1="8.5cm" svg:y1="0.075cm" svg:x2="8.5cm" svg:y2="0.325cm"><text:p/></draw:line><draw:frame draw:style-name="gr10" draw:text-style-name="P107" svg:width="2.5cm" svg:height="0.701cm" svg:x="6.25cm" svg:y="0.199cm"><draw:text-box><text:p text:style-name="P106"><text:span text:style-name="T59">...64</text:span></text:p></draw:text-box></draw:frame><draw:frame draw:style-name="gr10" draw:text-style-name="P107" svg:width="2.5cm" svg:height="0.701cm" svg:x="14.249cm" svg:y="0.199cm"><draw:text-box><text:p text:style-name="P106"><text:span text:style-name="T59">...0</text:span></text:p></draw:text-box></draw:frame><draw:frame draw:style-name="gr5" draw:text-style-name="P107" svg:width="2.5cm" svg:height="0.701cm" svg:x="8.749cm" svg:y="0.199cm"><draw:text-box><text:p text:style-name="P106"><text:span text:style-name="T59">63...</text:span></text:p></draw:text-box></draw:frame><draw:line draw:style-name="gr11" draw:text-style-name="P108" svg:x1="9.001cm" svg:y1="2.2cm" svg:x2="9.001cm" svg:y2="1.2cm"><text:p/></draw:line><draw:line draw:style-name="gr9" draw:text-style-name="P108" svg:x1="9.247cm" svg:y1="2.2cm" svg:x2="9.247cm" svg:y2="1.2cm"><text:p/></draw:line><draw:line draw:style-name="gr11" draw:text-style-name="P108" svg:x1="9.124cm" svg:y1="2.2cm" svg:x2="9.124cm" svg:y2="1.2cm"><text:p/></draw:line><draw:line draw:style-name="gr11" draw:text-style-name="P108" svg:x1="9.499cm" svg:y1="2.2cm" svg:x2="9.499cm" svg:y2="1.2cm"><text:p/></draw:line><draw:line draw:style-name="gr11" draw:text-style-name="P108" svg:x1="9.748cm" svg:y1="2.2cm" svg:x2="9.748cm" svg:y2="1.2cm"><text:p/></draw:line><draw:line draw:style-name="gr11" draw:text-style-name="P108" svg:x1="10.121cm" svg:y1="2.2cm" svg:x2="10.121cm" svg:y2="1.2cm"><text:p/></draw:line><draw:line draw:style-name="gr6" draw:text-style-name="P108" svg:x1="8.874cm" svg:y1="0.075cm" svg:x2="8.874cm" svg:y2="0.325cm"><text:p/></draw:line><draw:line draw:style-name="gr6" draw:text-style-name="P108" svg:x1="9.247cm" svg:y1="0.075cm" svg:x2="9.247cm" svg:y2="0.325cm"><text:p/></draw:line><draw:line draw:style-name="gr6" draw:text-style-name="P108" svg:x1="9.374cm" svg:y1="0.075cm" svg:x2="9.374cm" svg:y2="0.325cm"><text:p/></draw:line><draw:line draw:style-name="gr6" draw:text-style-name="P108" svg:x1="9.621cm" svg:y1="0.075cm" svg:x2="9.621cm" svg:y2="0.325cm"><text:p/></draw:line><draw:line draw:style-name="gr6" draw:text-style-name="P108" svg:x1="9.001cm" svg:y1="0.075cm" svg:x2="9.001cm" svg:y2="0.325cm"><text:p/></draw:line><draw:line draw:style-name="gr6" draw:text-style-name="P108" svg:x1="9.124cm" svg:y1="0.075cm" svg:x2="9.124cm" svg:y2="0.325cm"><text:p/></draw:line><draw:line draw:style-name="gr6" draw:text-style-name="P108" svg:x1="9.499cm" svg:y1="0.075cm" svg:x2="9.499cm" svg:y2="0.325cm"><text:p/></draw:line><draw:line draw:style-name="gr6" draw:text-style-name="P108" svg:x1="5.871cm" svg:y1="0.075cm" svg:x2="5.871cm" svg:y2="0.325cm"><text:p/></draw:line><draw:line draw:style-name="gr6" draw:text-style-name="P108" svg:x1="6.252cm" svg:y1="0.075cm" svg:x2="6.252cm" svg:y2="0.325cm"><text:p/></draw:line><draw:line draw:style-name="gr6" draw:text-style-name="P108" svg:x1="6.374cm" svg:y1="0.075cm" svg:x2="6.374cm" svg:y2="0.325cm"><text:p/></draw:line><draw:line draw:style-name="gr6" draw:text-style-name="P108" svg:x1="6.625cm" svg:y1="0.075cm" svg:x2="6.625cm" svg:y2="0.325cm"><text:p/></draw:line><draw:line draw:style-name="gr6" draw:text-style-name="P108" svg:x1="5.998cm" svg:y1="0.075cm" svg:x2="5.998cm" svg:y2="0.325cm"><text:p/></draw:line><draw:line draw:style-name="gr6" draw:text-style-name="P108" svg:x1="6.125cm" svg:y1="0.075cm" svg:x2="6.125cm" svg:y2="0.325cm"><text:p/></draw:line><draw:line draw:style-name="gr6" draw:text-style-name="P108" svg:x1="6.498cm" svg:y1="0.075cm" svg:x2="6.498cm" svg:y2="0.325cm"><text:p/></draw:line><draw:line draw:style-name="gr6" draw:text-style-name="P108" svg:x1="6.871cm" svg:y1="0.075cm" svg:x2="6.871cm" svg:y2="0.325cm"><text:p/></draw:line><draw:line draw:style-name="gr6" draw:text-style-name="P108" svg:x1="7.249cm" svg:y1="0.075cm" svg:x2="7.249cm" svg:y2="0.325cm"><text:p/></draw:line><draw:line draw:style-name="gr6" draw:text-style-name="P108" svg:x1="7.372cm" svg:y1="0.075cm" svg:x2="7.372cm" svg:y2="0.325cm"><text:p/></draw:line><draw:line draw:style-name="gr6" draw:text-style-name="P108" svg:x1="7.624cm" svg:y1="0.075cm" svg:x2="7.624cm" svg:y2="0.325cm"><text:p/></draw:line><draw:line draw:style-name="gr6" draw:text-style-name="P108" svg:x1="6.998cm" svg:y1="0.075cm" svg:x2="6.998cm" svg:y2="0.325cm"><text:p/></draw:line><draw:line draw:style-name="gr6" draw:text-style-name="P108" svg:x1="7.125cm" svg:y1="0.075cm" svg:x2="7.125cm" svg:y2="0.325cm"><text:p/></draw:line><draw:line draw:style-name="gr6" draw:text-style-name="P108" svg:x1="7.499cm" svg:y1="0.075cm" svg:x2="7.499cm" svg:y2="0.325cm"><text:p/></draw:line><draw:line draw:style-name="gr6" draw:text-style-name="P108" svg:x1="3.874cm" svg:y1="0.075cm" svg:x2="3.874cm" svg:y2="0.325cm"><text:p/></draw:line><draw:line draw:style-name="gr6" draw:text-style-name="P108" svg:x1="4.25cm" svg:y1="0.075cm" svg:x2="4.25cm" svg:y2="0.325cm"><text:p/></draw:line><draw:line draw:style-name="gr6" draw:text-style-name="P108" svg:x1="4.377cm" svg:y1="0.075cm" svg:x2="4.377cm" svg:y2="0.325cm"><text:p/></draw:line><draw:line draw:style-name="gr6" draw:text-style-name="P108" svg:x1="4.623cm" svg:y1="0.075cm" svg:x2="4.623cm" svg:y2="0.325cm"><text:p/></draw:line><draw:line draw:style-name="gr6" draw:text-style-name="P108" svg:x1="3.996cm" svg:y1="0.075cm" svg:x2="3.996cm" svg:y2="0.325cm"><text:p/></draw:line><draw:line draw:style-name="gr6" draw:text-style-name="P108" svg:x1="4.123cm" svg:y1="0.075cm" svg:x2="4.123cm" svg:y2="0.325cm"><text:p/></draw:line><draw:line draw:style-name="gr6" draw:text-style-name="P108" svg:x1="4.499cm" svg:y1="0.075cm" svg:x2="4.499cm" svg:y2="0.325cm"><text:p/></draw:line><draw:line draw:style-name="gr6" draw:text-style-name="P108" svg:x1="4.874cm" svg:y1="0.075cm" svg:x2="4.874cm" svg:y2="0.325cm"><text:p/></draw:line><draw:line draw:style-name="gr6" draw:text-style-name="P108" svg:x1="5.25cm" svg:y1="0.075cm" svg:x2="5.25cm" svg:y2="0.325cm"><text:p/></draw:line><draw:line draw:style-name="gr6" draw:text-style-name="P108" svg:x1="5.374cm" svg:y1="0.075cm" svg:x2="5.374cm" svg:y2="0.325cm"><text:p/></draw:line><draw:line draw:style-name="gr6" draw:text-style-name="P108" svg:x1="5.624cm" svg:y1="0.075cm" svg:x2="5.624cm" svg:y2="0.325cm"><text:p/></draw:line><draw:line draw:style-name="gr6" draw:text-style-name="P108" svg:x1="4.996cm" svg:y1="0.075cm" svg:x2="4.996cm" svg:y2="0.325cm"><text:p/></draw:line><draw:line draw:style-name="gr6" draw:text-style-name="P108" svg:x1="5.123cm" svg:y1="0.075cm" svg:x2="5.123cm" svg:y2="0.325cm"><text:p/></draw:line><draw:line draw:style-name="gr6" draw:text-style-name="P108" svg:x1="5.497cm" svg:y1="0.075cm" svg:x2="5.497cm" svg:y2="0.325cm"><text:p/></draw:line><draw:line draw:style-name="gr6" draw:text-style-name="P108" svg:x1="1.874cm" svg:y1="0.075cm" svg:x2="1.874cm" svg:y2="0.325cm"><text:p/></draw:line><draw:line draw:style-name="gr6" draw:text-style-name="P108" svg:x1="2.247cm" svg:y1="0.075cm" svg:x2="2.247cm" svg:y2="0.325cm"><text:p/></draw:line><draw:line draw:style-name="gr6" draw:text-style-name="P108" svg:x1="2.374cm" svg:y1="0.075cm" svg:x2="2.374cm" svg:y2="0.325cm"><text:p/></draw:line><draw:line draw:style-name="gr6" draw:text-style-name="P108" svg:x1="2.624cm" svg:y1="0.075cm" svg:x2="2.624cm" svg:y2="0.325cm"><text:p/></draw:line><draw:line draw:style-name="gr6" draw:text-style-name="P108" svg:x1="2.001cm" svg:y1="0.075cm" svg:x2="2.001cm" svg:y2="0.325cm"><text:p/></draw:line><draw:line draw:style-name="gr6" draw:text-style-name="P108" svg:x1="2.124cm" svg:y1="0.075cm" svg:x2="2.124cm" svg:y2="0.325cm"><text:p/></draw:line><draw:line draw:style-name="gr6" draw:text-style-name="P108" svg:x1="2.501cm" svg:y1="0.075cm" svg:x2="2.501cm" svg:y2="0.325cm"><text:p/></draw:line><draw:line draw:style-name="gr6" draw:text-style-name="P108" svg:x1="2.875cm" svg:y1="0.075cm" svg:x2="2.875cm" svg:y2="0.325cm"><text:p/></draw:line><draw:line draw:style-name="gr6" draw:text-style-name="P108" svg:x1="3.248cm" svg:y1="0.075cm" svg:x2="3.248cm" svg:y2="0.325cm"><text:p/></draw:line><draw:line draw:style-name="gr6" draw:text-style-name="P108" svg:x1="3.375cm" svg:y1="0.075cm" svg:x2="3.375cm" svg:y2="0.325cm"><text:p/></draw:line><draw:line draw:style-name="gr6" draw:text-style-name="P108" svg:x1="3.622cm" svg:y1="0.075cm" svg:x2="3.622cm" svg:y2="0.325cm"><text:p/></draw:line><draw:line draw:style-name="gr6" draw:text-style-name="P108" svg:x1="2.999cm" svg:y1="0.075cm" svg:x2="2.999cm" svg:y2="0.325cm"><text:p/></draw:line><draw:line draw:style-name="gr6" draw:text-style-name="P108" svg:x1="3.121cm" svg:y1="0.075cm" svg:x2="3.121cm" svg:y2="0.325cm"><text:p/></draw:line><draw:line draw:style-name="gr6" draw:text-style-name="P108" svg:x1="3.499cm" svg:y1="0.075cm" svg:x2="3.499cm" svg:y2="0.325cm"><text:p/></draw:line><draw:line draw:style-name="gr6" draw:text-style-name="P108" svg:x1="0.873cm" svg:y1="0.075cm" svg:x2="0.873cm" svg:y2="0.325cm"><text:p/></draw:line><draw:line draw:style-name="gr6" draw:text-style-name="P108" svg:x1="1.246cm" svg:y1="0.075cm" svg:x2="1.246cm" svg:y2="0.325cm"><text:p/></draw:line><draw:line draw:style-name="gr6" draw:text-style-name="P108" svg:x1="1.373cm" svg:y1="0.075cm" svg:x2="1.373cm" svg:y2="0.325cm"><text:p/></draw:line><draw:line draw:style-name="gr6" draw:text-style-name="P108" svg:x1="1.624cm" svg:y1="0.075cm" svg:x2="1.624cm" svg:y2="0.325cm"><text:p/></draw:line><draw:line draw:style-name="gr6" draw:text-style-name="P108" svg:x1="1cm" svg:y1="0.075cm" svg:x2="1cm" svg:y2="0.325cm"><text:p/></draw:line><draw:line draw:style-name="gr6" draw:text-style-name="P108" svg:x1="1.124cm" svg:y1="0.075cm" svg:x2="1.124cm" svg:y2="0.325cm"><text:p/></draw:line><draw:line draw:style-name="gr6" draw:text-style-name="P108" svg:x1="1.5cm" svg:y1="0.075cm" svg:x2="1.5cm" svg:y2="0.325cm"><text:p/></draw:line><draw:line draw:style-name="gr6" draw:text-style-name="P108" svg:x1="9.875cm" svg:y1="0.075cm" svg:x2="9.875cm" svg:y2="0.325cm"><text:p/></draw:line><draw:line draw:style-name="gr6" draw:text-style-name="P108" svg:x1="10.248cm" svg:y1="0.075cm" svg:x2="10.248cm" svg:y2="0.325cm"><text:p/></draw:line><draw:line draw:style-name="gr6" draw:text-style-name="P108" svg:x1="10.375cm" svg:y1="0.075cm" svg:x2="10.375cm" svg:y2="0.325cm"><text:p/></draw:line><draw:line draw:style-name="gr6" draw:text-style-name="P108" svg:x1="10.622cm" svg:y1="0.075cm" svg:x2="10.622cm" svg:y2="0.325cm"><text:p/></draw:line><draw:line draw:style-name="gr6" draw:text-style-name="P108" svg:x1="10.002cm" svg:y1="0.075cm" svg:x2="10.002cm" svg:y2="0.325cm"><text:p/></draw:line><draw:line draw:style-name="gr6" draw:text-style-name="P108" svg:x1="10.121cm" svg:y1="0.075cm" svg:x2="10.121cm" svg:y2="0.325cm"><text:p/></draw:line><draw:line draw:style-name="gr6" draw:text-style-name="P108" svg:x1="10.499cm" svg:y1="0.075cm" svg:x2="10.499cm" svg:y2="0.325cm"><text:p/></draw:line><draw:line draw:style-name="gr6" draw:text-style-name="P108" svg:x1="10.876cm" svg:y1="0.075cm" svg:x2="10.876cm" svg:y2="0.325cm"><text:p/></draw:line><draw:line draw:style-name="gr6" draw:text-style-name="P108" svg:x1="11.249cm" svg:y1="0.075cm" svg:x2="11.249cm" svg:y2="0.325cm"><text:p/></draw:line><draw:line draw:style-name="gr6" draw:text-style-name="P108" svg:x1="11.374cm" svg:y1="0.075cm" svg:x2="11.374cm" svg:y2="0.325cm"><text:p/></draw:line><draw:line draw:style-name="gr6" draw:text-style-name="P108" svg:x1="11.623cm" svg:y1="0.075cm" svg:x2="11.623cm" svg:y2="0.325cm"><text:p/></draw:line><draw:line draw:style-name="gr6" draw:text-style-name="P108" svg:x1="10.999cm" svg:y1="0.075cm" svg:x2="10.999cm" svg:y2="0.325cm"><text:p/></draw:line><draw:line draw:style-name="gr6" draw:text-style-name="P108" svg:x1="11.122cm" svg:y1="0.075cm" svg:x2="11.122cm" svg:y2="0.325cm"><text:p/></draw:line><draw:line draw:style-name="gr6" draw:text-style-name="P108" svg:x1="11.496cm" svg:y1="0.075cm" svg:x2="11.496cm" svg:y2="0.325cm"><text:p/></draw:line><draw:line draw:style-name="gr6" draw:text-style-name="P108" svg:x1="11.874cm" svg:y1="0.075cm" svg:x2="11.874cm" svg:y2="0.325cm"><text:p/></draw:line><draw:line draw:style-name="gr6" draw:text-style-name="P108" svg:x1="12.251cm" svg:y1="0.075cm" svg:x2="12.251cm" svg:y2="0.325cm"><text:p/></draw:line><draw:line draw:style-name="gr6" draw:text-style-name="P108" svg:x1="12.374cm" svg:y1="0.075cm" svg:x2="12.374cm" svg:y2="0.325cm"><text:p/></draw:line><draw:line draw:style-name="gr6" draw:text-style-name="P108" svg:x1="12.624cm" svg:y1="0.075cm" svg:x2="12.624cm" svg:y2="0.325cm"><text:p/></draw:line><draw:line draw:style-name="gr6" draw:text-style-name="P108" svg:x1="11.997cm" svg:y1="0.075cm" svg:x2="11.997cm" svg:y2="0.325cm"><text:p/></draw:line><draw:line draw:style-name="gr6" draw:text-style-name="P108" svg:x1="12.124cm" svg:y1="0.075cm" svg:x2="12.124cm" svg:y2="0.325cm"><text:p/></draw:line><draw:line draw:style-name="gr6" draw:text-style-name="P108" svg:x1="12.497cm" svg:y1="0.075cm" svg:x2="12.497cm" svg:y2="0.325cm"><text:p/></draw:line><draw:line draw:style-name="gr6" draw:text-style-name="P108" svg:x1="12.874cm" svg:y1="0.075cm" svg:x2="12.874cm" svg:y2="0.325cm"><text:p/></draw:line><draw:line draw:style-name="gr6" draw:text-style-name="P108" svg:x1="13.249cm" svg:y1="0.075cm" svg:x2="13.249cm" svg:y2="0.325cm"><text:p/></draw:line><draw:line draw:style-name="gr6" draw:text-style-name="P108" svg:x1="13.371cm" svg:y1="0.075cm" svg:x2="13.371cm" svg:y2="0.325cm"><text:p/></draw:line><draw:line draw:style-name="gr6" draw:text-style-name="P108" svg:x1="13.625cm" svg:y1="0.075cm" svg:x2="13.625cm" svg:y2="0.325cm"><text:p/></draw:line><draw:line draw:style-name="gr6" draw:text-style-name="P108" svg:x1="12.997cm" svg:y1="0.075cm" svg:x2="12.997cm" svg:y2="0.325cm"><text:p/></draw:line><draw:line draw:style-name="gr6" draw:text-style-name="P108" svg:x1="13.124cm" svg:y1="0.075cm" svg:x2="13.124cm" svg:y2="0.325cm"><text:p/></draw:line><draw:line draw:style-name="gr6" draw:text-style-name="P108" svg:x1="13.498cm" svg:y1="0.075cm" svg:x2="13.498cm" svg:y2="0.325cm"><text:p/></draw:line><draw:line draw:style-name="gr6" draw:text-style-name="P108" svg:x1="14.872cm" svg:y1="0.075cm" svg:x2="14.872cm" svg:y2="0.325cm"><text:p/></draw:line><draw:line draw:style-name="gr6" draw:text-style-name="P108" svg:x1="15.246cm" svg:y1="0.075cm" svg:x2="15.246cm" svg:y2="0.325cm"><text:p/></draw:line><draw:line draw:style-name="gr6" draw:text-style-name="P108" svg:x1="15.373cm" svg:y1="0.075cm" svg:x2="15.373cm" svg:y2="0.325cm"><text:p/></draw:line><draw:line draw:style-name="gr6" draw:text-style-name="P108" svg:x1="15.624cm" svg:y1="0.075cm" svg:x2="15.624cm" svg:y2="0.325cm"><text:p/></draw:line><draw:line draw:style-name="gr6" draw:text-style-name="P108" svg:x1="14.999cm" svg:y1="0.075cm" svg:x2="14.999cm" svg:y2="0.325cm"><text:p/></draw:line><draw:line draw:style-name="gr6" draw:text-style-name="P108" svg:x1="15.124cm" svg:y1="0.075cm" svg:x2="15.124cm" svg:y2="0.325cm"><text:p/></draw:line><draw:line draw:style-name="gr6" draw:text-style-name="P108" svg:x1="15.5cm" svg:y1="0.075cm" svg:x2="15.5cm" svg:y2="0.325cm"><text:p/></draw:line><draw:line draw:style-name="gr6" draw:text-style-name="P108" svg:x1="15.874cm" svg:y1="0.075cm" svg:x2="15.874cm" svg:y2="0.325cm"><text:p/></draw:line><draw:line draw:style-name="gr6" draw:text-style-name="P108" svg:x1="16.247cm" svg:y1="0.075cm" svg:x2="16.247cm" svg:y2="0.325cm"><text:p/></draw:line><draw:line draw:style-name="gr6" draw:text-style-name="P108" svg:x1="16.374cm" svg:y1="0.075cm" svg:x2="16.374cm" svg:y2="0.325cm"><text:p/></draw:line><draw:line draw:style-name="gr6" draw:text-style-name="P108" svg:x1="16.624cm" svg:y1="0.075cm" svg:x2="16.624cm" svg:y2="0.325cm"><text:p/></draw:line><draw:line draw:style-name="gr6" draw:text-style-name="P108" svg:x1="16.001cm" svg:y1="0.075cm" svg:x2="16.001cm" svg:y2="0.325cm"><text:p/></draw:line><draw:line draw:style-name="gr6" draw:text-style-name="P108" svg:x1="16.124cm" svg:y1="0.075cm" svg:x2="16.124cm" svg:y2="0.325cm"><text:p/></draw:line><draw:line draw:style-name="gr6" draw:text-style-name="P108" svg:x1="16.501cm" svg:y1="0.075cm" svg:x2="16.501cm" svg:y2="0.325cm"><text:p/></draw:line><draw:line draw:style-name="gr6" draw:text-style-name="P108" svg:x1="13.872cm" svg:y1="0.075cm" svg:x2="13.872cm" svg:y2="0.325cm"><text:p/></draw:line><draw:line draw:style-name="gr6" draw:text-style-name="P108" svg:x1="14.249cm" svg:y1="0.075cm" svg:x2="14.249cm" svg:y2="0.325cm"><text:p/></draw:line><draw:line draw:style-name="gr6" draw:text-style-name="P108" svg:x1="14.372cm" svg:y1="0.075cm" svg:x2="14.372cm" svg:y2="0.325cm"><text:p/></draw:line><draw:line draw:style-name="gr6" draw:text-style-name="P108" svg:x1="14.626cm" svg:y1="0.075cm" svg:x2="14.626cm" svg:y2="0.325cm"><text:p/></draw:line><draw:line draw:style-name="gr6" draw:text-style-name="P108" svg:x1="13.999cm" svg:y1="0.075cm" svg:x2="13.999cm" svg:y2="0.325cm"><text:p/></draw:line><draw:line draw:style-name="gr6" draw:text-style-name="P108" svg:x1="14.126cm" svg:y1="0.075cm" svg:x2="14.126cm" svg:y2="0.325cm"><text:p/></draw:line><draw:line draw:style-name="gr6" draw:text-style-name="P108" svg:x1="14.499cm" svg:y1="0.075cm" svg:x2="14.499cm" svg:y2="0.325cm"><text:p/></draw:line><draw:line draw:style-name="gr11" draw:text-style-name="P108" svg:x1="13.752cm" svg:y1="1.2cm" svg:x2="10.002cm" svg:y2="1.2cm"><text:p/></draw:line><draw:line draw:style-name="gr11" draw:text-style-name="P108" svg:x1="13.752cm" svg:y1="2.2cm" svg:x2="10.002cm" svg:y2="2.2cm"><text:p/></draw:line><draw:line draw:style-name="gr11" draw:text-style-name="P108" svg:x1="10.375cm" svg:y1="2.2cm" svg:x2="10.375cm" svg:y2="1.2cm"><text:p/></draw:line><draw:line draw:style-name="gr9" draw:text-style-name="P108" svg:x1="11.249cm" svg:y1="2.2cm" svg:x2="11.249cm" svg:y2="1.2cm"><text:p/></draw:line><draw:line draw:style-name="gr11" draw:text-style-name="P108" svg:x1="10.499cm" svg:y1="2.2cm" svg:x2="10.499cm" svg:y2="1.2cm"><text:p/></draw:line><draw:line draw:style-name="gr11" draw:text-style-name="P108" svg:x1="10.622cm" svg:y1="2.2cm" svg:x2="10.622cm" svg:y2="1.2cm"><text:p/></draw:line><draw:line draw:style-name="gr11" draw:text-style-name="P108" svg:x1="10.749cm" svg:y1="2.2cm" svg:x2="10.749cm" svg:y2="1.2cm"><text:p/></draw:line><draw:line draw:style-name="gr11" draw:text-style-name="P108" svg:x1="10.876cm" svg:y1="2.2cm" svg:x2="10.876cm" svg:y2="1.2cm"><text:p/></draw:line><draw:line draw:style-name="gr11" draw:text-style-name="P108" svg:x1="10.999cm" svg:y1="2.2cm" svg:x2="10.999cm" svg:y2="1.2cm"><text:p/></draw:line><draw:line draw:style-name="gr11" draw:text-style-name="P108" svg:x1="11.122cm" svg:y1="2.2cm" svg:x2="11.122cm" svg:y2="1.2cm"><text:p/></draw:line><draw:line draw:style-name="gr11" draw:text-style-name="P108" svg:x1="11.496cm" svg:y1="2.2cm" svg:x2="11.496cm" svg:y2="1.2cm"><text:p/></draw:line><draw:line draw:style-name="gr11" draw:text-style-name="P108" svg:x1="11.75cm" svg:y1="2.2cm" svg:x2="11.75cm" svg:y2="1.2cm"><text:p/></draw:line><draw:line draw:style-name="gr11" draw:text-style-name="P108" svg:x1="11.997cm" svg:y1="2.2cm" svg:x2="11.997cm" svg:y2="1.2cm"><text:p/></draw:line><draw:line draw:style-name="gr11" draw:text-style-name="P108" svg:x1="12.251cm" svg:y1="2.2cm" svg:x2="12.251cm" svg:y2="1.2cm"><text:p/></draw:line><draw:line draw:style-name="gr11" draw:text-style-name="P108" svg:x1="12.497cm" svg:y1="2.2cm" svg:x2="12.497cm" svg:y2="1.2cm"><text:p/></draw:line><draw:line draw:style-name="gr11" draw:text-style-name="P108" svg:x1="12.751cm" svg:y1="2.2cm" svg:x2="12.751cm" svg:y2="1.2cm"><text:p/></draw:line><draw:line draw:style-name="gr11" draw:text-style-name="P108" svg:x1="12.997cm" svg:y1="2.2cm" svg:x2="12.997cm" svg:y2="1.2cm"><text:p/></draw:line><draw:line draw:style-name="gr11" draw:text-style-name="P108" svg:x1="13.249cm" svg:y1="2.2cm" svg:x2="13.249cm" svg:y2="1.2cm"><text:p/></draw:line><draw:line draw:style-name="gr4" draw:text-style-name="P108" svg:x1="13.749cm" svg:y1="1.2cm" svg:x2="16.749cm" svg:y2="1.2cm"><text:p/></draw:line><draw:line draw:style-name="gr6" draw:text-style-name="P108" svg:x1="10.002cm" svg:y1="2.45cm" svg:x2="10.002cm" svg:y2="5.45cm"><text:p/></draw:line><draw:line draw:style-name="gr6" draw:text-style-name="P108" svg:x1="16.748cm" svg:y1="2.45cm" svg:x2="16.748cm" svg:y2="4.45cm"><text:p/></draw:line><draw:line draw:style-name="gr8" draw:text-style-name="P108" svg:x1="8.747cm" svg:y1="4.2cm" svg:x2="16.747cm" svg:y2="4.2cm"><text:p/></draw:line><draw:frame draw:style-name="gr2" draw:text-style-name="P107" svg:width="1.5cm" svg:height="0.802cm" svg:x="4.25cm" svg:y="3.401cm"><draw:text-box><text:p text:style-name="P106"><text:span text:style-name="T59">t</text:span><text:span text:style-name="T60">RSTL</text:span></text:p></draw:text-box></draw:frame><draw:frame draw:style-name="gr2" draw:text-style-name="P107" svg:width="1.5cm" svg:height="0.802cm" svg:x="11.75cm" svg:y="3.401cm"><draw:text-box><text:p text:style-name="P106"><text:span text:style-name="T59">t</text:span><text:span text:style-name="T60">RSTH</text:span></text:p></draw:text-box></draw:frame><draw:line draw:style-name="gr7" draw:text-style-name="P108" svg:x1="7.746cm" svg:y1="5.2cm" svg:x2="8.746cm" svg:y2="5.2cm"><text:p/></draw:line><draw:line draw:style-name="gr6" draw:text-style-name="P108" svg:x1="8.747cm" svg:y1="5.2cm" svg:x2="9.997cm" svg:y2="5.2cm"><text:p/></draw:line><draw:line draw:style-name="gr11" draw:text-style-name="P108" svg:x1="10.248cm" svg:y1="2.2cm" svg:x2="10.248cm" svg:y2="1.2cm"><text:p/></draw:line><draw:line draw:style-name="gr11" draw:text-style-name="P108" svg:x1="10.002cm" svg:y1="2.2cm" svg:x2="10.002cm" svg:y2="1.2cm"><text:p/></draw:line><draw:line draw:style-name="gr11" draw:text-style-name="P108" svg:x1="13.498cm" svg:y1="2.2cm" svg:x2="13.498cm" svg:y2="1.2cm"><text:p/></draw:line><draw:line draw:style-name="gr11" draw:text-style-name="P108" svg:x1="13.749cm" svg:y1="2.2cm" svg:x2="13.749cm" svg:y2="1.2cm"><text:p/></draw:line><draw:line draw:style-name="gr11" draw:text-style-name="P108" svg:x1="9.751cm" svg:y1="2.2cm" svg:x2="9.001cm" svg:y2="2.2cm"><text:p/></draw:line><draw:line draw:style-name="gr3" draw:text-style-name="P108" svg:x1="9.748cm" svg:y1="2.2cm" svg:x2="9.998cm" svg:y2="2.2cm"><text:p/></draw:line><draw:line draw:style-name="gr11" draw:text-style-name="P108" svg:x1="9.751cm" svg:y1="1.2cm" svg:x2="9.001cm" svg:y2="1.2cm"><text:p/></draw:line></draw:g>Drawing <text:sequence text:ref-name="refDrawing3" text:name="Drawing" text:formula="ooow:Drawing+1" style:num-format="1">4</text:sequence>: Reset timing diagram</text:p></draw:text-box></draw:frame><text:soft-page-break/></text:p>
      <text:p text:style-name="Text_20_body">The write 0 transfer is 9 periods long. The wire is tight low for 8 periods than released. The recovery time is 1 period.</text:p>
      <text:p text:style-name="Text_20_body"><draw:frame draw:style-name="fr1" draw:name="Frame5" text:anchor-type="paragraph" svg:x="0cm" svg:y="0.21cm" svg:width="17cm" draw:z-index="3"><draw:text-box fo:min-height="4.399cm"><text:p text:style-name="Drawing"><draw:g text:anchor-type="paragraph" draw:z-index="4" draw:style-name="gr1"><draw:line draw:style-name="gr3" draw:text-style-name="P108" svg:x1="3.399cm" svg:y1="1.224cm" svg:x2="3.599cm" svg:y2="2.224cm"><text:p/></draw:line><draw:line draw:style-name="gr3" draw:text-style-name="P108" svg:x1="3.599cm" svg:y1="2.224cm" svg:x2="11.4cm" svg:y2="2.2cm"><text:p/></draw:line><draw:line draw:style-name="gr4" draw:text-style-name="P108" svg:x1="2.399cm" svg:y1="1.224cm" svg:x2="3.399cm" svg:y2="1.224cm"><text:p/></draw:line><draw:line draw:style-name="gr4" draw:text-style-name="P108" svg:x1="11.599cm" svg:y1="1.224cm" svg:x2="12.399cm" svg:y2="1.224cm"><text:p/></draw:line><draw:frame draw:style-name="gr12" draw:text-style-name="P107" svg:width="0.999cm" svg:height="0.849cm" svg:x="3.399cm" svg:y="0.076cm"><draw:text-box><text:p text:style-name="P106"><text:span text:style-name="T59">8</text:span></text:p></draw:text-box></draw:frame><draw:frame draw:style-name="gr12" draw:text-style-name="P107" svg:width="1.001cm" svg:height="0.701cm" svg:x="4.397cm" svg:y="0.224cm"><draw:text-box><text:p text:style-name="P106"><text:span text:style-name="T59">7</text:span></text:p></draw:text-box></draw:frame><draw:frame draw:style-name="gr12" draw:text-style-name="P107" svg:width="1.001cm" svg:height="0.701cm" svg:x="5.398cm" svg:y="0.224cm"><draw:text-box><text:p text:style-name="P106"><text:span text:style-name="T59">6</text:span></text:p></draw:text-box></draw:frame><draw:frame draw:style-name="gr12" draw:text-style-name="P107" svg:width="1.001cm" svg:height="0.701cm" svg:x="6.398cm" svg:y="0.224cm"><draw:text-box><text:p text:style-name="P106"><text:span text:style-name="T59">5</text:span></text:p></draw:text-box></draw:frame><draw:frame draw:style-name="gr12" draw:text-style-name="P107" svg:width="1.001cm" svg:height="0.701cm" svg:x="7.398cm" svg:y="0.224cm"><draw:text-box><text:p text:style-name="P106"><text:span text:style-name="T59">4</text:span></text:p></draw:text-box></draw:frame><draw:frame draw:style-name="gr12" draw:text-style-name="P107" svg:width="1.001cm" svg:height="0.701cm" svg:x="8.398cm" svg:y="0.224cm"><draw:text-box><text:p text:style-name="P106"><text:span text:style-name="T59">3</text:span></text:p></draw:text-box></draw:frame><draw:frame draw:style-name="gr12" draw:text-style-name="P107" svg:width="1.001cm" svg:height="0.701cm" svg:x="9.398cm" svg:y="0.224cm"><draw:text-box><text:p text:style-name="P106"><text:span text:style-name="T59">2</text:span></text:p></draw:text-box></draw:frame><draw:frame draw:style-name="gr12" draw:text-style-name="P107" svg:width="1.001cm" svg:height="0.701cm" svg:x="10.398cm" svg:y="0.224cm"><draw:text-box><text:p text:style-name="P106"><text:span text:style-name="T59">1</text:span></text:p></draw:text-box></draw:frame><draw:frame draw:style-name="gr12" draw:text-style-name="P107" svg:width="1.001cm" svg:height="0.701cm" svg:x="11.398cm" svg:y="0.224cm"><draw:text-box><text:p text:style-name="P106"><text:span text:style-name="T59">0</text:span></text:p></draw:text-box></draw:frame><draw:line draw:style-name="gr6" draw:text-style-name="P108" svg:x1="3.399cm" svg:y1="2.4cm" svg:x2="3.399cm" svg:y2="4.4cm"><text:p/></draw:line><draw:line draw:style-name="gr6" draw:text-style-name="P108" svg:x1="11.399cm" svg:y1="2.4cm" svg:x2="11.399cm" svg:y2="4.4cm"><text:p/></draw:line><draw:line draw:style-name="gr7" draw:text-style-name="P108" svg:x1="14.599cm" svg:y1="4.2cm" svg:x2="12.399cm" svg:y2="4.2cm"><text:p/></draw:line><draw:line draw:style-name="gr6" draw:text-style-name="P108" svg:x1="12.399cm" svg:y1="2.4cm" svg:x2="12.399cm" svg:y2="4.4cm"><text:p/></draw:line><draw:line draw:style-name="gr6" draw:text-style-name="P108" svg:x1="11.399cm" svg:y1="4.2cm" svg:x2="12.399cm" svg:y2="4.2cm"><text:p/></draw:line><draw:line draw:style-name="gr8" draw:text-style-name="P108" svg:x1="3.399cm" svg:y1="4.2cm" svg:x2="11.399cm" svg:y2="4.2cm"><text:p/></draw:line><draw:line draw:style-name="gr8" draw:text-style-name="P108" svg:x1="3.399cm" svg:y1="3.2cm" svg:x2="12.399cm" svg:y2="3.2cm"><text:p/></draw:line><draw:line draw:style-name="gr6" draw:text-style-name="P108" svg:x1="3.399cm" svg:y1="0.2cm" svg:x2="12.399cm" svg:y2="0.2cm"><text:p/></draw:line><draw:line draw:style-name="gr6" draw:text-style-name="P108" svg:x1="3.399cm" svg:y1="0cm" svg:x2="3.399cm" svg:y2="0.4cm"><text:p/></draw:line><draw:line draw:style-name="gr6" draw:text-style-name="P108" svg:x1="4.399cm" svg:y1="0cm" svg:x2="4.399cm" svg:y2="0.4cm"><text:p/></draw:line><draw:line draw:style-name="gr6" draw:text-style-name="P108" svg:x1="5.399cm" svg:y1="0cm" svg:x2="5.399cm" svg:y2="0.4cm"><text:p/></draw:line><draw:line draw:style-name="gr6" draw:text-style-name="P108" svg:x1="6.401cm" svg:y1="0cm" svg:x2="6.401cm" svg:y2="0.4cm"><text:p/></draw:line><draw:line draw:style-name="gr6" draw:text-style-name="P108" svg:x1="7.399cm" svg:y1="0cm" svg:x2="7.399cm" svg:y2="0.4cm"><text:p/></draw:line><draw:line draw:style-name="gr6" draw:text-style-name="P108" svg:x1="8.399cm" svg:y1="0cm" svg:x2="8.399cm" svg:y2="0.4cm"><text:p/></draw:line><draw:line draw:style-name="gr6" draw:text-style-name="P108" svg:x1="9.399cm" svg:y1="0cm" svg:x2="9.399cm" svg:y2="0.4cm"><text:p/></draw:line><draw:line draw:style-name="gr6" draw:text-style-name="P108" svg:x1="10.399cm" svg:y1="0cm" svg:x2="10.399cm" svg:y2="0.4cm"><text:p/></draw:line><draw:line draw:style-name="gr6" draw:text-style-name="P108" svg:x1="11.399cm" svg:y1="0cm" svg:x2="11.399cm" svg:y2="0.4cm"><text:p/></draw:line><draw:line draw:style-name="gr6" draw:text-style-name="P108" svg:x1="12.399cm" svg:y1="0cm" svg:x2="12.399cm" svg:y2="0.4cm"><text:p/></draw:line><draw:frame draw:style-name="gr2" draw:text-style-name="P107" svg:width="1.5cm" svg:height="0.802cm" svg:x="12.899cm" svg:y="3.401cm"><draw:text-box><text:p text:style-name="P106"><text:span text:style-name="T59">t</text:span><text:span text:style-name="T60">REC</text:span></text:p></draw:text-box></draw:frame><draw:line draw:style-name="gr9" draw:text-style-name="P108" svg:x1="11.399cm" svg:y1="2.2cm" svg:x2="11.599cm" svg:y2="1.2cm"><text:p/></draw:line><draw:frame draw:style-name="gr2" draw:text-style-name="P107" svg:width="1.502cm" svg:height="0.802cm" svg:x="6.024cm" svg:y="2.401cm"><draw:text-box><text:p text:style-name="P106"><text:span text:style-name="T59">t</text:span><text:span text:style-name="T60">DATT</text:span></text:p></draw:text-box></draw:frame><draw:frame draw:style-name="gr13" draw:text-style-name="P107" svg:width="3.502cm" svg:height="0.793cm" svg:x="5.899cm" svg:y="3.401cm"><draw:text-box><text:p text:style-name="P106"><text:span text:style-name="T59">t</text:span><text:span text:style-name="T60">SLOT</text:span><text:span text:style-name="T61"> = t</text:span><text:span text:style-name="T60">LOW0</text:span></text:p></draw:text-box></draw:frame></draw:g>Drawing <text:sequence text:ref-name="refDrawing4" text:name="Drawing" text:formula="ooow:Drawing+1" style:num-format="1">5</text:sequence>: Write 0 timing diagram</text:p></draw:text-box></draw:frame></text:p>
      <text:p text:style-name="Text_20_body">The write 1 or read transfer is 9 periods long. The wire is tight low for 1 period than released. A typical 1-wire slave would answer with 0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cm" svg:y="0.21cm" svg:width="17cm" draw:z-index="5"><draw:text-box fo:min-height="6.459cm"><text:p text:style-name="Drawing"><draw:g text:anchor-type="paragraph" draw:z-index="6" draw:style-name="gr1"><draw:line draw:style-name="gr3" draw:text-style-name="P108" svg:x1="3.399cm" svg:y1="1.2cm" svg:x2="3.599cm" svg:y2="2.2cm"><text:p/></draw:line><draw:line draw:style-name="gr3" draw:text-style-name="P108" svg:x1="3.599cm" svg:y1="2.2cm" svg:x2="4.399cm" svg:y2="2.2cm"><text:p/></draw:line><draw:line draw:style-name="gr4" draw:text-style-name="P108" svg:x1="2.399cm" svg:y1="1.2cm" svg:x2="3.399cm" svg:y2="1.2cm"><text:p/></draw:line><draw:line draw:style-name="gr11" draw:text-style-name="P108" svg:x1="4.399cm" svg:y1="2.2cm" svg:x2="11.399cm" svg:y2="2.2cm"><text:p/></draw:line><draw:line draw:style-name="gr4" draw:text-style-name="P108" svg:x1="11.599cm" svg:y1="1.2cm" svg:x2="12.399cm" svg:y2="1.2cm"><text:p/></draw:line><draw:line draw:style-name="gr11" draw:text-style-name="P108" svg:x1="4.6cm" svg:y1="1.2cm" svg:x2="11.6cm" svg:y2="1.2cm"><text:p/></draw:line><draw:line draw:style-name="gr11" draw:text-style-name="P108" svg:x1="5.999cm" svg:y1="2.2cm" svg:x2="6.199cm" svg:y2="1.2cm"><text:p/></draw:line><draw:line draw:style-name="gr11" draw:text-style-name="P108" svg:x1="5.399cm" svg:y1="2.2cm" svg:x2="5.599cm" svg:y2="1.2cm"><text:p/></draw:line><draw:line draw:style-name="gr11" draw:text-style-name="P108" svg:x1="6.199cm" svg:y1="2.2cm" svg:x2="6.399cm" svg:y2="1.2cm"><text:p/></draw:line><draw:line draw:style-name="gr11" draw:text-style-name="P108" svg:x1="5.599cm" svg:y1="2.2cm" svg:x2="5.799cm" svg:y2="1.2cm"><text:p/></draw:line><draw:line draw:style-name="gr11" draw:text-style-name="P108" svg:x1="5.799cm" svg:y1="2.2cm" svg:x2="5.999cm" svg:y2="1.2cm"><text:p/></draw:line><draw:line draw:style-name="gr11" draw:text-style-name="P108" svg:x1="6.999cm" svg:y1="2.2cm" svg:x2="7.199cm" svg:y2="1.2cm"><text:p/></draw:line><draw:line draw:style-name="gr11" draw:text-style-name="P108" svg:x1="6.401cm" svg:y1="2.2cm" svg:x2="6.601cm" svg:y2="1.2cm"><text:p/></draw:line><draw:line draw:style-name="gr11" draw:text-style-name="P108" svg:x1="7.2cm" svg:y1="2.2cm" svg:x2="7.4cm" svg:y2="1.2cm"><text:p/></draw:line><draw:line draw:style-name="gr11" draw:text-style-name="P108" svg:x1="6.599cm" svg:y1="2.2cm" svg:x2="6.799cm" svg:y2="1.2cm"><text:p/></draw:line><draw:line draw:style-name="gr11" draw:text-style-name="P108" svg:x1="6.799cm" svg:y1="2.2cm" svg:x2="6.999cm" svg:y2="1.2cm"><text:p/></draw:line><draw:line draw:style-name="gr9" draw:text-style-name="P108" svg:x1="7.4cm" svg:y1="2.2cm" svg:x2="7.6cm" svg:y2="1.2cm"><text:p/></draw:line><draw:line draw:style-name="gr11" draw:text-style-name="P108" svg:x1="8.2cm" svg:y1="2.2cm" svg:x2="8.4cm" svg:y2="1.2cm"><text:p/></draw:line><draw:line draw:style-name="gr11" draw:text-style-name="P108" svg:x1="7.799cm" svg:y1="2.2cm" svg:x2="7.999cm" svg:y2="1.2cm"><text:p/></draw:line><draw:line draw:style-name="gr11" draw:text-style-name="P108" svg:x1="8.999cm" svg:y1="2.2cm" svg:x2="9.199cm" svg:y2="1.2cm"><text:p/></draw:line><draw:line draw:style-name="gr11" draw:text-style-name="P108" svg:x1="8.599cm" svg:y1="2.2cm" svg:x2="8.799cm" svg:y2="1.2cm"><text:p/></draw:line><draw:frame draw:style-name="gr12" draw:text-style-name="P107" svg:width="1.001cm" svg:height="0.701cm" svg:x="3.399cm" svg:y="0.199cm"><draw:text-box><text:p text:style-name="P106"><text:span text:style-name="T59">8</text:span></text:p></draw:text-box></draw:frame><draw:frame draw:style-name="gr12" draw:text-style-name="P107" svg:width="1.001cm" svg:height="0.701cm" svg:x="4.399cm" svg:y="0.199cm"><draw:text-box><text:p text:style-name="P106"><text:span text:style-name="T59">7</text:span></text:p></draw:text-box></draw:frame><draw:frame draw:style-name="gr12" draw:text-style-name="P107" svg:width="1.001cm" svg:height="0.701cm" svg:x="5.399cm" svg:y="0.199cm"><draw:text-box><text:p text:style-name="P106"><text:span text:style-name="T59">6</text:span></text:p></draw:text-box></draw:frame><draw:frame draw:style-name="gr12" draw:text-style-name="P107" svg:width="1.001cm" svg:height="0.701cm" svg:x="6.4cm" svg:y="0.199cm"><draw:text-box><text:p text:style-name="P106"><text:span text:style-name="T59">5</text:span></text:p></draw:text-box></draw:frame><draw:frame draw:style-name="gr12" draw:text-style-name="P107" svg:width="1.001cm" svg:height="0.701cm" svg:x="7.4cm" svg:y="0.199cm"><draw:text-box><text:p text:style-name="P106"><text:span text:style-name="T59">4</text:span></text:p></draw:text-box></draw:frame><draw:frame draw:style-name="gr12" draw:text-style-name="P107" svg:width="1.001cm" svg:height="0.701cm" svg:x="8.4cm" svg:y="0.199cm"><draw:text-box><text:p text:style-name="P106"><text:span text:style-name="T59">3</text:span></text:p></draw:text-box></draw:frame><draw:frame draw:style-name="gr12" draw:text-style-name="P107" svg:width="0.999cm" svg:height="0.701cm" svg:x="9.4cm" svg:y="0.199cm"><draw:text-box><text:p text:style-name="P106"><text:span text:style-name="T59">2</text:span></text:p></draw:text-box></draw:frame><draw:frame draw:style-name="gr12" draw:text-style-name="P107" svg:width="1.001cm" svg:height="0.701cm" svg:x="10.398cm" svg:y="0.199cm"><draw:text-box><text:p text:style-name="P106"><text:span text:style-name="T59">1</text:span></text:p></draw:text-box></draw:frame><draw:line draw:style-name="gr11" draw:text-style-name="P108" svg:x1="9.399cm" svg:y1="2.2cm" svg:x2="9.599cm" svg:y2="1.2cm"><text:p/></draw:line><draw:line draw:style-name="gr11" draw:text-style-name="P108" svg:x1="10.199cm" svg:y1="2.2cm" svg:x2="10.399cm" svg:y2="1.2cm"><text:p/></draw:line><draw:line draw:style-name="gr11" draw:text-style-name="P108" svg:x1="9.8cm" svg:y1="2.2cm" svg:x2="10cm" svg:y2="1.2cm"><text:p/></draw:line><draw:line draw:style-name="gr11" draw:text-style-name="P108" svg:x1="10.999cm" svg:y1="2.2cm" svg:x2="11.199cm" svg:y2="1.2cm"><text:p/></draw:line><draw:line draw:style-name="gr11" draw:text-style-name="P108" svg:x1="10.599cm" svg:y1="2.2cm" svg:x2="10.799cm" svg:y2="1.2cm"><text:p/></draw:line><draw:frame draw:style-name="gr12" draw:text-style-name="P107" svg:width="1.001cm" svg:height="0.701cm" svg:x="11.398cm" svg:y="0.199cm"><draw:text-box><text:p text:style-name="P106"><text:span text:style-name="T59">0</text:span></text:p></draw:text-box></draw:frame><draw:line draw:style-name="gr6" draw:text-style-name="P108" svg:x1="3.399cm" svg:y1="2.4cm" svg:x2="3.399cm" svg:y2="6.45cm"><text:p/></draw:line><draw:line draw:style-name="gr6" draw:text-style-name="P108" svg:x1="5.399cm" svg:y1="2.4cm" svg:x2="5.399cm" svg:y2="6.45cm"><text:p/></draw:line><draw:line draw:style-name="gr6" draw:text-style-name="P108" svg:x1="11.399cm" svg:y1="2.4cm" svg:x2="11.399cm" svg:y2="4.4cm"><text:p/></draw:line><draw:line draw:style-name="gr6" draw:text-style-name="P108" svg:x1="4.399cm" svg:y1="2.4cm" svg:x2="4.399cm" svg:y2="5.45cm"><text:p/></draw:line><draw:line draw:style-name="gr7" draw:text-style-name="P108" svg:x1="7.599cm" svg:y1="5.2cm" svg:x2="4.399cm" svg:y2="5.2cm"><text:p/></draw:line><draw:line draw:style-name="gr7" draw:text-style-name="P108" svg:x1="7.599cm" svg:y1="6.2cm" svg:x2="5.399cm" svg:y2="6.2cm"><text:p/></draw:line><draw:line draw:style-name="gr7" draw:text-style-name="P108" svg:x1="2.399cm" svg:y1="5.2cm" svg:x2="3.399cm" svg:y2="5.2cm"><text:p/></draw:line><draw:line draw:style-name="gr7" draw:text-style-name="P108" svg:x1="14.599cm" svg:y1="4.2cm" svg:x2="12.399cm" svg:y2="4.2cm"><text:p/></draw:line><draw:line draw:style-name="gr6" draw:text-style-name="P108" svg:x1="12.399cm" svg:y1="2.4cm" svg:x2="12.399cm" svg:y2="4.4cm"><text:p/></draw:line><draw:line draw:style-name="gr6" draw:text-style-name="P108" svg:x1="3.399cm" svg:y1="5.2cm" svg:x2="4.399cm" svg:y2="5.2cm"><text:p/></draw:line><draw:line draw:style-name="gr6" draw:text-style-name="P108" svg:x1="11.399cm" svg:y1="4.2cm" svg:x2="12.399cm" svg:y2="4.2cm"><text:p/></draw:line><draw:line draw:style-name="gr8" draw:text-style-name="P108" svg:x1="3.399cm" svg:y1="4.2cm" svg:x2="11.399cm" svg:y2="4.2cm"><text:p/></draw:line><draw:line draw:style-name="gr8" draw:text-style-name="P108" svg:x1="3.399cm" svg:y1="3.2cm" svg:x2="12.399cm" svg:y2="3.2cm"><text:p/></draw:line><draw:frame draw:style-name="gr2" draw:text-style-name="P107" svg:width="1.502cm" svg:height="0.802cm" svg:x="5.899cm" svg:y="5.399cm"><draw:text-box><text:p text:style-name="P106"><text:span text:style-name="T59">t</text:span><text:span text:style-name="T60">DATS</text:span></text:p></draw:text-box></draw:frame><draw:frame draw:style-name="gr2" draw:text-style-name="P107" svg:width="1.701cm" svg:height="0.802cm" svg:x="5.899cm" svg:y="4.399cm"><draw:text-box><text:p text:style-name="P106"><text:span text:style-name="T59">t</text:span><text:span text:style-name="T60">LOW1</text:span></text:p></draw:text-box></draw:frame><draw:frame draw:style-name="gr2" draw:text-style-name="P107" svg:width="1.5cm" svg:height="0.802cm" svg:x="12.899cm" svg:y="3.401cm"><draw:text-box><text:p text:style-name="P106"><text:span text:style-name="T59">t</text:span><text:span text:style-name="T60">REC</text:span></text:p></draw:text-box></draw:frame><draw:line draw:style-name="gr6" draw:text-style-name="P108" svg:x1="3.399cm" svg:y1="0.2cm" svg:x2="12.399cm" svg:y2="0.2cm"><text:p/></draw:line><draw:line draw:style-name="gr6" draw:text-style-name="P108" svg:x1="3.399cm" svg:y1="0cm" svg:x2="3.399cm" svg:y2="0.4cm"><text:p/></draw:line><draw:line draw:style-name="gr6" draw:text-style-name="P108" svg:x1="4.399cm" svg:y1="0cm" svg:x2="4.399cm" svg:y2="0.4cm"><text:p/></draw:line><draw:line draw:style-name="gr6" draw:text-style-name="P108" svg:x1="5.399cm" svg:y1="0cm" svg:x2="5.399cm" svg:y2="0.4cm"><text:p/></draw:line><draw:line draw:style-name="gr6" draw:text-style-name="P108" svg:x1="6.401cm" svg:y1="0cm" svg:x2="6.401cm" svg:y2="0.4cm"><text:p/></draw:line><draw:line draw:style-name="gr6" draw:text-style-name="P108" svg:x1="7.4cm" svg:y1="0cm" svg:x2="7.4cm" svg:y2="0.4cm"><text:p/></draw:line><draw:line draw:style-name="gr6" draw:text-style-name="P108" svg:x1="8.399cm" svg:y1="0cm" svg:x2="8.399cm" svg:y2="0.4cm"><text:p/></draw:line><draw:line draw:style-name="gr6" draw:text-style-name="P108" svg:x1="9.399cm" svg:y1="0cm" svg:x2="9.399cm" svg:y2="0.4cm"><text:p/></draw:line><draw:line draw:style-name="gr6" draw:text-style-name="P108" svg:x1="10.399cm" svg:y1="0cm" svg:x2="10.399cm" svg:y2="0.4cm"><text:p/></draw:line><draw:line draw:style-name="gr6" draw:text-style-name="P108" svg:x1="11.399cm" svg:y1="0cm" svg:x2="11.399cm" svg:y2="0.4cm"><text:p/></draw:line><draw:line draw:style-name="gr6" draw:text-style-name="P108" svg:x1="12.399cm" svg:y1="0cm" svg:x2="12.399cm" svg:y2="0.4cm"><text:p/></draw:line><draw:frame draw:style-name="gr2" draw:text-style-name="P107" svg:width="1.502cm" svg:height="0.802cm" svg:x="5.899cm" svg:y="2.415cm"><draw:text-box><text:p text:style-name="P106"><text:span text:style-name="T59">t</text:span><text:span text:style-name="T60">DATT</text:span></text:p></draw:text-box></draw:frame><draw:frame draw:style-name="gr13" draw:text-style-name="P107" svg:width="1.502cm" svg:height="0.793cm" svg:x="5.899cm" svg:y="3.413cm"><draw:text-box><text:p text:style-name="P106"><text:span text:style-name="T59">t</text:span><text:span text:style-name="T60">SLOT</text:span></text:p></draw:text-box></draw:frame><draw:line draw:style-name="gr11" draw:text-style-name="P108" svg:x1="11.399cm" svg:y1="2.2cm" svg:x2="11.599cm" svg:y2="1.2cm"><text:p/></draw:line><draw:line draw:style-name="gr9" draw:text-style-name="P108" svg:x1="4.399cm" svg:y1="2.2cm" svg:x2="4.599cm" svg:y2="1.2cm"><text:p/></draw:line><draw:line draw:style-name="gr7" draw:text-style-name="P108" svg:x1="2.399cm" svg:y1="6.2cm" svg:x2="3.399cm" svg:y2="6.2cm"><text:p/></draw:line><draw:line draw:style-name="gr6" draw:text-style-name="P108" svg:x1="3.399cm" svg:y1="6.2cm" svg:x2="5.399cm" svg:y2="6.2cm"><text:p/></draw:line></draw:g>Drawing <text:sequence text:ref-name="refDrawing5" text:name="Drawing" text:formula="ooow:Drawing+1" style:num-format="1">6</text:sequence>: Write 1, read timing diagram</text:p></draw:text-box></draw:frame></text:p>
      <text:p text:style-name="Text_20_body"/>
      <text:h text:style-name="Heading_20_1" text:outline-level="1"><text:soft-page-break/>SOPC builder integration</text:h>
      <text:p text:style-name="Text_20_body"/>
      <text:h text:style-name="Heading_20_1" text:outline-level="1">Software driver</text:h>
      <text:p text:style-name="Text_20_body"/>
      <text:p text:style-name="P82">Demo implementation and software</text:p>
      <text:p text:style-name="P82"/>
      <text:p text:style-name="P82"/>
      <text:p text:style-name="P103">Temperature device demo: </text:p>
      <text:p text:style-name="P103"/>
      <text:p text:style-name="P103">(0) 3F000000C8CF9B28 <text:s/>22.3 Celsius </text:p>
      <text:p text:style-name="P103">(1) 44000801E51EC510 <text:s/>22.8 Celsius </text:p>
      <text:p text:style-name="P103"/>
      <text:p text:style-name="P103">Press any key to continue </text:p>
      <text:p text:style-name="P82"/>
      <text:p text:style-name="P82"/>
      <text:h text:style-name="P93"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2-11T23:04:21</dc:date>
    <dc:creator>Iztok Jeras</dc:creator>
    <meta:editing-duration>PT53H08M04S</meta:editing-duration>
    <meta:editing-cycles>74</meta:editing-cycles>
    <meta:generator>OpenOffice.org/3.2$Linux OpenOffice.org_project/320m19$Build-9505</meta:generator>
    <meta:document-statistic meta:table-count="12" meta:image-count="0" meta:object-count="4" meta:page-count="15" meta:paragraph-count="671" meta:word-count="3830" meta:character-count="21002"/>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